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4583in"/>
    </style:style>
    <style:style style:name="co2" style:family="table-column">
      <style:table-column-properties fo:break-before="auto" style:column-width="2.3063in"/>
    </style:style>
    <style:style style:name="co3" style:family="table-column">
      <style:table-column-properties fo:break-before="auto" style:column-width="0.8335in"/>
    </style:style>
    <style:style style:name="co4" style:family="table-column">
      <style:table-column-properties fo:break-before="auto" style:column-width="2.4311in"/>
    </style:style>
    <style:style style:name="co5" style:family="table-column">
      <style:table-column-properties fo:break-before="auto" style:column-width="2.3898in"/>
    </style:style>
    <style:style style:name="co6" style:family="table-column">
      <style:table-column-properties fo:break-before="auto" style:column-width="2.4165in"/>
    </style:style>
    <style:style style:name="co7" style:family="table-column">
      <style:table-column-properties fo:break-before="auto" style:column-width="2.361in"/>
    </style:style>
    <style:style style:name="co8" style:family="table-column">
      <style:table-column-properties fo:break-before="auto" style:column-width="2.333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2366in"/>
    </style:style>
    <style:style style:name="ro1" style:family="table-row">
      <style:table-row-properties style:row-height="0.202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Graphs_20__26__20_Analysis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office:value-type="string">
            <text:p>best-fit is chosen.</text:p>
          </table:table-cell>
          <table:table-cell table:number-columns-repeated="2"/>
          <table:table-cell office:value-type="string">
            <text:p>first-fit is chosen.</text:p>
          </table:table-cell>
          <table:table-cell table:number-columns-repeated="2"/>
          <table:table-cell office:value-type="string">
            <text:p>worst-fit is chosen.</text:p>
          </table:table-cell>
          <table:table-cell table:number-columns-repeated="1017"/>
        </table:table-row>
        <table:table-row table:style-name="ro1">
          <table:table-cell office:value-type="string">
            <text:p>Master seed: 10</text:p>
          </table:table-cell>
          <table:table-cell table:number-columns-repeated="2"/>
          <table:table-cell office:value-type="string">
            <text:p>Master seed: 10</text:p>
          </table:table-cell>
          <table:table-cell table:number-columns-repeated="2"/>
          <table:table-cell office:value-type="string">
            <text:p>Master seed: 10</text:p>
          </table:table-cell>
          <table:table-cell table:number-columns-repeated="1017"/>
        </table:table-row>
        <table:table-row table:style-name="ro1">
          <table:table-cell office:value-type="string">
            <text:p># of Requests: 1000</text:p>
          </table:table-cell>
          <table:table-cell table:number-columns-repeated="2"/>
          <table:table-cell office:value-type="string">
            <text:p># of Requests: 1000</text:p>
          </table:table-cell>
          <table:table-cell table:number-columns-repeated="2"/>
          <table:table-cell office:value-type="string">
            <text:p># of Requests: 1000</text:p>
          </table:table-cell>
          <table:table-cell table:number-columns-repeated="1017"/>
        </table:table-row>
        <table:table-row table:style-name="ro1">
          <table:table-cell office:value-type="string">
            <text:p># of Repetitions (R): 1000</text:p>
          </table:table-cell>
          <table:table-cell table:number-columns-repeated="2"/>
          <table:table-cell office:value-type="string">
            <text:p># of Repetitions (R): 1000</text:p>
          </table:table-cell>
          <table:table-cell table:number-columns-repeated="2"/>
          <table:table-cell office:value-type="string">
            <text:p># of Repetitions (R): 1000</text:p>
          </table:table-cell>
          <table:table-cell table:number-columns-repeated="1017"/>
        </table:table-row>
        <table:table-row table:style-name="ro1">
          <table:table-cell office:value-type="string">
            <text:p>Seed</text:p>
          </table:table-cell>
          <table:table-cell office:value-type="string">
            <text:p>Average_Fragmentation</text:p>
          </table:table-cell>
          <table:table-cell/>
          <table:table-cell office:value-type="string">
            <text:p>Seed</text:p>
          </table:table-cell>
          <table:table-cell office:value-type="string">
            <text:p>Average_Fragmentation</text:p>
          </table:table-cell>
          <table:table-cell/>
          <table:table-cell office:value-type="string">
            <text:p>Seed</text:p>
          </table:table-cell>
          <table:table-cell office:value-type="string">
            <text:p>Average_Fragmentation</text:p>
          </table:table-cell>
          <table:table-cell table:number-columns-repeated="1016"/>
        </table:table-row>
        <table:table-row table:style-name="ro1">
          <table:table-cell office:value-type="float" office:value="3038629303">
            <text:p>3038629303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3038629303">
            <text:p>3038629303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3038629303">
            <text:p>3038629303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708307901">
            <text:p>708307901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708307901">
            <text:p>708307901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281200106">
            <text:p>1281200106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1281200106">
            <text:p>1281200106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1281200106">
            <text:p>1281200106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3609161870">
            <text:p>3609161870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3609161870">
            <text:p>3609161870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3609161870">
            <text:p>3609161870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461745600">
            <text:p>3461745600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229905227">
            <text:p>2229905227</text:p>
          </table:table-cell>
          <table:table-cell office:value-type="float" office:value="25.6">
            <text:p>25.6</text:p>
          </table:table-cell>
          <table:table-cell/>
          <table:table-cell office:value-type="float" office:value="3461745600">
            <text:p>3461745600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229905227">
            <text:p>2229905227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180501023">
            <text:p>180501023</text:p>
          </table:table-cell>
          <table:table-cell office:value-type="float" office:value="32">
            <text:p>32</text:p>
          </table:table-cell>
          <table:table-cell/>
          <table:table-cell office:value-type="float" office:value="2229905227">
            <text:p>2229905227</text:p>
          </table:table-cell>
          <table:table-cell office:value-type="float" office:value="40.96">
            <text:p>40.96</text:p>
          </table:table-cell>
          <table:table-cell/>
          <table:table-cell office:value-type="float" office:value="685809105">
            <text:p>685809105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461745600">
            <text:p>3461745600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685809105">
            <text:p>685809105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708307901">
            <text:p>708307901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685809105">
            <text:p>685809105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80501023">
            <text:p>180501023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80501023">
            <text:p>180501023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830323283">
            <text:p>1830323283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830323283">
            <text:p>1830323283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262798987">
            <text:p>1262798987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1262798987">
            <text:p>1262798987</text:p>
          </table:table-cell>
          <table:table-cell office:value-type="float" office:value="22.26087">
            <text:p>22.26087</text:p>
          </table:table-cell>
          <table:table-cell/>
          <table:table-cell office:value-type="float" office:value="1262798987">
            <text:p>1262798987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830323283">
            <text:p>1830323283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761188927">
            <text:p>2761188927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445485885">
            <text:p>2445485885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761188927">
            <text:p>2761188927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415621960">
            <text:p>415621960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2761188927">
            <text:p>2761188927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445485885">
            <text:p>2445485885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2445485885">
            <text:p>2445485885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765810965">
            <text:p>765810965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415621960">
            <text:p>415621960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765810965">
            <text:p>765810965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556844656">
            <text:p>2556844656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765810965">
            <text:p>765810965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2556844656">
            <text:p>2556844656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415621960">
            <text:p>415621960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2556844656">
            <text:p>2556844656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3258248725">
            <text:p>3258248725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2943191454">
            <text:p>2943191454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258248725">
            <text:p>3258248725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220616036">
            <text:p>2220616036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2844576232">
            <text:p>2844576232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943191454">
            <text:p>2943191454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2844576232">
            <text:p>2844576232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258248725">
            <text:p>3258248725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844576232">
            <text:p>2844576232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943191454">
            <text:p>2943191454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220616036">
            <text:p>2220616036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220616036">
            <text:p>2220616036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1555668668">
            <text:p>1555668668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115066687">
            <text:p>115066687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15066687">
            <text:p>115066687</text:p>
          </table:table-cell>
          <table:table-cell office:value-type="float" office:value="30.117647">
            <text:p>30.117647</text:p>
          </table:table-cell>
          <table:table-cell table:number-columns-repeated="1016"/>
        </table:table-row>
        <table:table-row table:style-name="ro1">
          <table:table-cell office:value-type="float" office:value="2419687264">
            <text:p>2419687264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555668668">
            <text:p>1555668668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555668668">
            <text:p>1555668668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115066687">
            <text:p>115066687</text:p>
          </table:table-cell>
          <table:table-cell office:value-type="float" office:value="20.897959">
            <text:p>20.897959</text:p>
          </table:table-cell>
          <table:table-cell/>
          <table:table-cell office:value-type="float" office:value="2419687264">
            <text:p>2419687264</text:p>
          </table:table-cell>
          <table:table-cell office:value-type="float" office:value="32">
            <text:p>32</text:p>
          </table:table-cell>
          <table:table-cell/>
          <table:table-cell office:value-type="float" office:value="2419687264">
            <text:p>2419687264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1293424714">
            <text:p>1293424714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11123636">
            <text:p>311123636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143654259">
            <text:p>3143654259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40034781">
            <text:p>140034781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143654259">
            <text:p>3143654259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40034781">
            <text:p>140034781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11123636">
            <text:p>311123636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454733088">
            <text:p>45473308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11123636">
            <text:p>311123636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143654259">
            <text:p>3143654259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140034781">
            <text:p>140034781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322488259">
            <text:p>2322488259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454733088">
            <text:p>454733088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2322488259">
            <text:p>2322488259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454733088">
            <text:p>454733088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322488259">
            <text:p>2322488259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1293424714">
            <text:p>1293424714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293424714">
            <text:p>1293424714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931764160">
            <text:p>931764160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732665310">
            <text:p>732665310</text:p>
          </table:table-cell>
          <table:table-cell office:value-type="float" office:value="40.96">
            <text:p>40.96</text:p>
          </table:table-cell>
          <table:table-cell/>
          <table:table-cell office:value-type="float" office:value="931764160">
            <text:p>931764160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4153444357">
            <text:p>4153444357</text:p>
          </table:table-cell>
          <table:table-cell office:value-type="float" office:value="25.6">
            <text:p>25.6</text:p>
          </table:table-cell>
          <table:table-cell/>
          <table:table-cell office:value-type="float" office:value="931764160">
            <text:p>931764160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4062839383">
            <text:p>4062839383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732665310">
            <text:p>732665310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73595471">
            <text:p>73595471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732665310">
            <text:p>732665310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4062839383">
            <text:p>4062839383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4062839383">
            <text:p>4062839383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4153444357">
            <text:p>4153444357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73595471">
            <text:p>73595471</text:p>
          </table:table-cell>
          <table:table-cell office:value-type="float" office:value="25.6">
            <text:p>25.6</text:p>
          </table:table-cell>
          <table:table-cell/>
          <table:table-cell office:value-type="float" office:value="3336067404">
            <text:p>3336067404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73595471">
            <text:p>73595471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336067404">
            <text:p>3336067404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327556324">
            <text:p>3327556324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336067404">
            <text:p>3336067404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327556324">
            <text:p>3327556324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4153444357">
            <text:p>4153444357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447241497">
            <text:p>1447241497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1447241497">
            <text:p>1447241497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447241497">
            <text:p>1447241497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327556324">
            <text:p>3327556324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496170993">
            <text:p>1496170993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1496170993">
            <text:p>1496170993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660663559">
            <text:p>1660663559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25078517">
            <text:p>125078517</text:p>
          </table:table-cell>
          <table:table-cell office:value-type="float" office:value="21.787234">
            <text:p>21.787234</text:p>
          </table:table-cell>
          <table:table-cell/>
          <table:table-cell office:value-type="float" office:value="125078517">
            <text:p>125078517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25078517">
            <text:p>125078517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660663559">
            <text:p>1660663559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660663559">
            <text:p>1660663559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353571104">
            <text:p>2353571104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353571104">
            <text:p>2353571104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353571104">
            <text:p>2353571104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1496170993">
            <text:p>1496170993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644407371">
            <text:p>644407371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644407371">
            <text:p>644407371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644407371">
            <text:p>644407371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360561928">
            <text:p>360561928</text:p>
          </table:table-cell>
          <table:table-cell office:value-type="float" office:value="25.6">
            <text:p>25.6</text:p>
          </table:table-cell>
          <table:table-cell/>
          <table:table-cell office:value-type="float" office:value="360561928">
            <text:p>36056192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902258997">
            <text:p>902258997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902258997">
            <text:p>902258997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672025845">
            <text:p>3672025845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360561928">
            <text:p>360561928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3605682283">
            <text:p>3605682283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902258997">
            <text:p>902258997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3605682283">
            <text:p>3605682283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672025845">
            <text:p>3672025845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605682283">
            <text:p>3605682283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709789309">
            <text:p>1709789309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1709789309">
            <text:p>1709789309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1709789309">
            <text:p>1709789309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819649368">
            <text:p>819649368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819649368">
            <text:p>819649368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819649368">
            <text:p>819649368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672025845">
            <text:p>3672025845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4237546902">
            <text:p>4237546902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2373925588">
            <text:p>2373925588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332885359">
            <text:p>1332885359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373925588">
            <text:p>2373925588</text:p>
          </table:table-cell>
          <table:table-cell office:value-type="float" office:value="32">
            <text:p>32</text:p>
          </table:table-cell>
          <table:table-cell/>
          <table:table-cell office:value-type="float" office:value="4237546902">
            <text:p>4237546902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4237546902">
            <text:p>4237546902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332885359">
            <text:p>1332885359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1332885359">
            <text:p>1332885359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2796264">
            <text:p>32796264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808221213">
            <text:p>1808221213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413881298">
            <text:p>413881298</text:p>
          </table:table-cell>
          <table:table-cell office:value-type="float" office:value="48.761905">
            <text:p>48.761905</text:p>
          </table:table-cell>
          <table:table-cell/>
          <table:table-cell office:value-type="float" office:value="2373925588">
            <text:p>2373925588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413881298">
            <text:p>413881298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2796264">
            <text:p>32796264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413881298">
            <text:p>413881298</text:p>
          </table:table-cell>
          <table:table-cell office:value-type="float" office:value="53.894737">
            <text:p>53.894737</text:p>
          </table:table-cell>
          <table:table-cell table:number-columns-repeated="1016"/>
        </table:table-row>
        <table:table-row table:style-name="ro1">
          <table:table-cell office:value-type="float" office:value="2003258279">
            <text:p>2003258279</text:p>
          </table:table-cell>
          <table:table-cell office:value-type="float" office:value="19.320755">
            <text:p>19.320755</text:p>
          </table:table-cell>
          <table:table-cell/>
          <table:table-cell office:value-type="float" office:value="2003258279">
            <text:p>2003258279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003258279">
            <text:p>2003258279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2796264">
            <text:p>32796264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808221213">
            <text:p>1808221213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808221213">
            <text:p>1808221213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2517514153">
            <text:p>2517514153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2718483997">
            <text:p>2718483997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547368649">
            <text:p>1547368649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718483997">
            <text:p>2718483997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547368649">
            <text:p>1547368649</text:p>
          </table:table-cell>
          <table:table-cell office:value-type="float" office:value="32">
            <text:p>32</text:p>
          </table:table-cell>
          <table:table-cell/>
          <table:table-cell office:value-type="float" office:value="2718483997">
            <text:p>2718483997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547368649">
            <text:p>1547368649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2517514153">
            <text:p>2517514153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2517514153">
            <text:p>2517514153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3571386389">
            <text:p>3571386389</text:p>
          </table:table-cell>
          <table:table-cell office:value-type="float" office:value="22.26087">
            <text:p>22.26087</text:p>
          </table:table-cell>
          <table:table-cell/>
          <table:table-cell office:value-type="float" office:value="3571386389">
            <text:p>3571386389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571386389">
            <text:p>3571386389</text:p>
          </table:table-cell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float" office:value="2024996524">
            <text:p>2024996524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4268026212">
            <text:p>4268026212</text:p>
          </table:table-cell>
          <table:table-cell office:value-type="float" office:value="32">
            <text:p>32</text:p>
          </table:table-cell>
          <table:table-cell/>
          <table:table-cell office:value-type="float" office:value="4268026212">
            <text:p>4268026212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170223138">
            <text:p>1170223138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170223138">
            <text:p>1170223138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170223138">
            <text:p>1170223138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4268026212">
            <text:p>4268026212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2024996524">
            <text:p>2024996524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2024996524">
            <text:p>2024996524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3994931746">
            <text:p>3994931746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994931746">
            <text:p>3994931746</text:p>
          </table:table-cell>
          <table:table-cell office:value-type="float" office:value="32">
            <text:p>32</text:p>
          </table:table-cell>
          <table:table-cell/>
          <table:table-cell office:value-type="float" office:value="3994931746">
            <text:p>3994931746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3789471561">
            <text:p>3789471561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789471561">
            <text:p>3789471561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789471561">
            <text:p>3789471561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191037915">
            <text:p>2191037915</text:p>
          </table:table-cell>
          <table:table-cell office:value-type="float" office:value="25.6">
            <text:p>25.6</text:p>
          </table:table-cell>
          <table:table-cell/>
          <table:table-cell office:value-type="float" office:value="2191037915">
            <text:p>2191037915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191037915">
            <text:p>2191037915</text:p>
          </table:table-cell>
          <table:table-cell office:value-type="float" office:value="33.032258">
            <text:p>33.032258</text:p>
          </table:table-cell>
          <table:table-cell table:number-columns-repeated="1016"/>
        </table:table-row>
        <table:table-row table:style-name="ro1">
          <table:table-cell office:value-type="float" office:value="3434201158">
            <text:p>3434201158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3434201158">
            <text:p>3434201158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434201158">
            <text:p>3434201158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1888965068">
            <text:p>1888965068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543005414">
            <text:p>543005414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888965068">
            <text:p>1888965068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543005414">
            <text:p>543005414</text:p>
          </table:table-cell>
          <table:table-cell office:value-type="float" office:value="25.6">
            <text:p>25.6</text:p>
          </table:table-cell>
          <table:table-cell/>
          <table:table-cell office:value-type="float" office:value="1888965068">
            <text:p>188896506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543005414">
            <text:p>543005414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957448979">
            <text:p>3957448979</text:p>
          </table:table-cell>
          <table:table-cell office:value-type="float" office:value="22.26087">
            <text:p>22.26087</text:p>
          </table:table-cell>
          <table:table-cell/>
          <table:table-cell office:value-type="float" office:value="3957448979">
            <text:p>3957448979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957448979">
            <text:p>3957448979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454354629">
            <text:p>454354629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454354629">
            <text:p>454354629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635821717">
            <text:p>1635821717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635821717">
            <text:p>1635821717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1635821717">
            <text:p>1635821717</text:p>
          </table:table-cell>
          <table:table-cell office:value-type="float" office:value="32">
            <text:p>32</text:p>
          </table:table-cell>
          <table:table-cell/>
          <table:table-cell office:value-type="float" office:value="454354629">
            <text:p>454354629</text:p>
          </table:table-cell>
          <table:table-cell office:value-type="float" office:value="53.894737">
            <text:p>53.894737</text:p>
          </table:table-cell>
          <table:table-cell table:number-columns-repeated="1016"/>
        </table:table-row>
        <table:table-row table:style-name="ro1">
          <table:table-cell office:value-type="float" office:value="266738443">
            <text:p>266738443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644414952">
            <text:p>3644414952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3644414952">
            <text:p>3644414952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3644414952">
            <text:p>3644414952</text:p>
          </table:table-cell>
          <table:table-cell office:value-type="float" office:value="32">
            <text:p>32</text:p>
          </table:table-cell>
          <table:table-cell/>
          <table:table-cell office:value-type="float" office:value="266738443">
            <text:p>266738443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66738443">
            <text:p>266738443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394552949">
            <text:p>2394552949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2394552949">
            <text:p>2394552949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2394552949">
            <text:p>2394552949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205815595">
            <text:p>1205815595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1567166744">
            <text:p>1567166744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567166744">
            <text:p>1567166744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1567166744">
            <text:p>1567166744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1205815595">
            <text:p>1205815595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205815595">
            <text:p>1205815595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640039971">
            <text:p>1640039971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640039971">
            <text:p>1640039971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640039971">
            <text:p>1640039971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997900878">
            <text:p>997900878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997900878">
            <text:p>997900878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997900878">
            <text:p>997900878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4041377084">
            <text:p>4041377084</text:p>
          </table:table-cell>
          <table:table-cell office:value-type="float" office:value="25.6">
            <text:p>25.6</text:p>
          </table:table-cell>
          <table:table-cell/>
          <table:table-cell office:value-type="float" office:value="4041377084">
            <text:p>4041377084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4041377084">
            <text:p>4041377084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1622512122">
            <text:p>1622512122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980788881">
            <text:p>1980788881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980788881">
            <text:p>1980788881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980788881">
            <text:p>1980788881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624948099">
            <text:p>3624948099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622512122">
            <text:p>1622512122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624948099">
            <text:p>3624948099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1622512122">
            <text:p>1622512122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624948099">
            <text:p>3624948099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053477690">
            <text:p>2053477690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792839483">
            <text:p>2792839483</text:p>
          </table:table-cell>
          <table:table-cell office:value-type="float" office:value="40.96">
            <text:p>40.96</text:p>
          </table:table-cell>
          <table:table-cell/>
          <table:table-cell office:value-type="float" office:value="2792839483">
            <text:p>2792839483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792839483">
            <text:p>2792839483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2053477690">
            <text:p>2053477690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053477690">
            <text:p>2053477690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851746352">
            <text:p>2851746352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201667555">
            <text:p>1201667555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851746352">
            <text:p>2851746352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022647343">
            <text:p>3022647343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851746352">
            <text:p>2851746352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201667555">
            <text:p>1201667555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201667555">
            <text:p>1201667555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3022647343">
            <text:p>3022647343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022647343">
            <text:p>3022647343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147205508">
            <text:p>3147205508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147205508">
            <text:p>314720550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147205508">
            <text:p>3147205508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472462513">
            <text:p>1472462513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1472462513">
            <text:p>1472462513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472462513">
            <text:p>1472462513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20011261">
            <text:p>20011261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0011261">
            <text:p>20011261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0011261">
            <text:p>20011261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988692897">
            <text:p>2988692897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2988692897">
            <text:p>2988692897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988692897">
            <text:p>2988692897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893371307">
            <text:p>893371307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893371307">
            <text:p>893371307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893371307">
            <text:p>893371307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443177089">
            <text:p>2443177089</text:p>
          </table:table-cell>
          <table:table-cell office:value-type="float" office:value="25.6">
            <text:p>25.6</text:p>
          </table:table-cell>
          <table:table-cell/>
          <table:table-cell office:value-type="float" office:value="2443177089">
            <text:p>2443177089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2443177089">
            <text:p>2443177089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086826651">
            <text:p>3086826651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086826651">
            <text:p>3086826651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086826651">
            <text:p>3086826651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56304045">
            <text:p>256304045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256304045">
            <text:p>256304045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56304045">
            <text:p>256304045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884900660">
            <text:p>2884900660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476746169">
            <text:p>476746169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884900660">
            <text:p>2884900660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476746169">
            <text:p>476746169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2884900660">
            <text:p>2884900660</text:p>
          </table:table-cell>
          <table:table-cell office:value-type="float" office:value="32">
            <text:p>32</text:p>
          </table:table-cell>
          <table:table-cell/>
          <table:table-cell office:value-type="float" office:value="1197478763">
            <text:p>1197478763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024551384">
            <text:p>3024551384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1197478763">
            <text:p>1197478763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476746169">
            <text:p>476746169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1197478763">
            <text:p>1197478763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684880804">
            <text:p>2684880804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024551384">
            <text:p>3024551384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684880804">
            <text:p>2684880804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024551384">
            <text:p>3024551384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2684880804">
            <text:p>2684880804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4197486344">
            <text:p>4197486344</text:p>
          </table:table-cell>
          <table:table-cell office:value-type="float" office:value="22.26087">
            <text:p>22.26087</text:p>
          </table:table-cell>
          <table:table-cell/>
          <table:table-cell office:value-type="float" office:value="4197486344">
            <text:p>4197486344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4197486344">
            <text:p>4197486344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381317926">
            <text:p>2381317926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2381317926">
            <text:p>2381317926</text:p>
          </table:table-cell>
          <table:table-cell office:value-type="float" office:value="32">
            <text:p>32</text:p>
          </table:table-cell>
          <table:table-cell/>
          <table:table-cell office:value-type="float" office:value="2381317926">
            <text:p>2381317926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3349788551">
            <text:p>3349788551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3349788551">
            <text:p>3349788551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349788551">
            <text:p>3349788551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267878825">
            <text:p>1267878825</text:p>
          </table:table-cell>
          <table:table-cell office:value-type="float" office:value="32">
            <text:p>32</text:p>
          </table:table-cell>
          <table:table-cell/>
          <table:table-cell office:value-type="float" office:value="1267878825">
            <text:p>1267878825</text:p>
          </table:table-cell>
          <table:table-cell office:value-type="float" office:value="32">
            <text:p>32</text:p>
          </table:table-cell>
          <table:table-cell/>
          <table:table-cell office:value-type="float" office:value="1267878825">
            <text:p>1267878825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026556531">
            <text:p>3026556531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3026556531">
            <text:p>3026556531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026556531">
            <text:p>3026556531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020157303">
            <text:p>1020157303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1020157303">
            <text:p>1020157303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020157303">
            <text:p>1020157303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871863724">
            <text:p>2871863724</text:p>
          </table:table-cell>
          <table:table-cell office:value-type="float" office:value="32">
            <text:p>32</text:p>
          </table:table-cell>
          <table:table-cell/>
          <table:table-cell office:value-type="float" office:value="2871863724">
            <text:p>2871863724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871863724">
            <text:p>2871863724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769798510">
            <text:p>769798510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769798510">
            <text:p>769798510</text:p>
          </table:table-cell>
          <table:table-cell office:value-type="float" office:value="32">
            <text:p>32</text:p>
          </table:table-cell>
          <table:table-cell/>
          <table:table-cell office:value-type="float" office:value="769798510">
            <text:p>769798510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68743837">
            <text:p>268743837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268743837">
            <text:p>268743837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268743837">
            <text:p>268743837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868959168">
            <text:p>868959168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868959168">
            <text:p>868959168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868959168">
            <text:p>868959168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001273047">
            <text:p>1001273047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1001273047">
            <text:p>1001273047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001273047">
            <text:p>1001273047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289425263">
            <text:p>2289425263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289425263">
            <text:p>2289425263</text:p>
          </table:table-cell>
          <table:table-cell office:value-type="float" office:value="40.96">
            <text:p>40.96</text:p>
          </table:table-cell>
          <table:table-cell/>
          <table:table-cell office:value-type="float" office:value="2289425263">
            <text:p>2289425263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2214852092">
            <text:p>2214852092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214852092">
            <text:p>2214852092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044798186">
            <text:p>2044798186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2044798186">
            <text:p>2044798186</text:p>
          </table:table-cell>
          <table:table-cell office:value-type="float" office:value="40.96">
            <text:p>40.96</text:p>
          </table:table-cell>
          <table:table-cell/>
          <table:table-cell office:value-type="float" office:value="2044798186">
            <text:p>2044798186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214852092">
            <text:p>2214852092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814688951">
            <text:p>3814688951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593588609">
            <text:p>2593588609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814688951">
            <text:p>3814688951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593588609">
            <text:p>2593588609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3814688951">
            <text:p>3814688951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593588609">
            <text:p>2593588609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999746546">
            <text:p>999746546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999746546">
            <text:p>999746546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999746546">
            <text:p>999746546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337180777">
            <text:p>3337180777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065096467">
            <text:p>3065096467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337180777">
            <text:p>3337180777</text:p>
          </table:table-cell>
          <table:table-cell office:value-type="float" office:value="33.032258">
            <text:p>33.032258</text:p>
          </table:table-cell>
          <table:table-cell table:number-columns-repeated="1016"/>
        </table:table-row>
        <table:table-row table:style-name="ro1">
          <table:table-cell office:value-type="float" office:value="3065096467">
            <text:p>3065096467</text:p>
          </table:table-cell>
          <table:table-cell office:value-type="float" office:value="32">
            <text:p>32</text:p>
          </table:table-cell>
          <table:table-cell/>
          <table:table-cell office:value-type="float" office:value="3337180777">
            <text:p>3337180777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93153884">
            <text:p>193153884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755361342">
            <text:p>3755361342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93153884">
            <text:p>193153884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065096467">
            <text:p>3065096467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93153884">
            <text:p>193153884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755361342">
            <text:p>3755361342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3755361342">
            <text:p>3755361342</text:p>
          </table:table-cell>
          <table:table-cell office:value-type="float" office:value="53.894737">
            <text:p>53.894737</text:p>
          </table:table-cell>
          <table:table-cell table:number-columns-repeated="1016"/>
        </table:table-row>
        <table:table-row table:style-name="ro1">
          <table:table-cell office:value-type="float" office:value="2156991372">
            <text:p>2156991372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154256791">
            <text:p>154256791</text:p>
          </table:table-cell>
          <table:table-cell office:value-type="float" office:value="32">
            <text:p>32</text:p>
          </table:table-cell>
          <table:table-cell/>
          <table:table-cell office:value-type="float" office:value="2156991372">
            <text:p>2156991372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3632178143">
            <text:p>3632178143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156991372">
            <text:p>2156991372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632178143">
            <text:p>3632178143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54256791">
            <text:p>154256791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632178143">
            <text:p>3632178143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494503679">
            <text:p>3494503679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494503679">
            <text:p>3494503679</text:p>
          </table:table-cell>
          <table:table-cell office:value-type="float" office:value="25.6">
            <text:p>25.6</text:p>
          </table:table-cell>
          <table:table-cell/>
          <table:table-cell office:value-type="float" office:value="3494503679">
            <text:p>3494503679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54256791">
            <text:p>154256791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4286651492">
            <text:p>4286651492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289843107">
            <text:p>1289843107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4286651492">
            <text:p>4286651492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289843107">
            <text:p>1289843107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4286651492">
            <text:p>4286651492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289843107">
            <text:p>1289843107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74451856">
            <text:p>74451856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74451856">
            <text:p>74451856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74451856">
            <text:p>74451856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417596499">
            <text:p>417596499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734815911">
            <text:p>3734815911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734815911">
            <text:p>3734815911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734815911">
            <text:p>3734815911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3157501964">
            <text:p>3157501964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417596499">
            <text:p>417596499</text:p>
          </table:table-cell>
          <table:table-cell office:value-type="float" office:value="33.032258">
            <text:p>33.032258</text:p>
          </table:table-cell>
          <table:table-cell table:number-columns-repeated="1016"/>
        </table:table-row>
        <table:table-row table:style-name="ro1">
          <table:table-cell office:value-type="float" office:value="3157501964">
            <text:p>3157501964</text:p>
          </table:table-cell>
          <table:table-cell office:value-type="float" office:value="25.6">
            <text:p>25.6</text:p>
          </table:table-cell>
          <table:table-cell/>
          <table:table-cell office:value-type="float" office:value="417596499">
            <text:p>417596499</text:p>
          </table:table-cell>
          <table:table-cell office:value-type="float" office:value="32">
            <text:p>32</text:p>
          </table:table-cell>
          <table:table-cell/>
          <table:table-cell office:value-type="float" office:value="3157501964">
            <text:p>3157501964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1358279784">
            <text:p>1358279784</text:p>
          </table:table-cell>
          <table:table-cell office:value-type="float" office:value="32">
            <text:p>32</text:p>
          </table:table-cell>
          <table:table-cell/>
          <table:table-cell office:value-type="float" office:value="1358279784">
            <text:p>1358279784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358279784">
            <text:p>1358279784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049600081">
            <text:p>1049600081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1049600081">
            <text:p>1049600081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049600081">
            <text:p>1049600081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463008875">
            <text:p>463008875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463008875">
            <text:p>463008875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463008875">
            <text:p>463008875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876844265">
            <text:p>876844265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876844265">
            <text:p>876844265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876844265">
            <text:p>876844265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797101437">
            <text:p>1797101437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1797101437">
            <text:p>1797101437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797101437">
            <text:p>1797101437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499078299">
            <text:p>3499078299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3499078299">
            <text:p>3499078299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3499078299">
            <text:p>3499078299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4146877293">
            <text:p>4146877293</text:p>
          </table:table-cell>
          <table:table-cell office:value-type="float" office:value="19.320755">
            <text:p>19.320755</text:p>
          </table:table-cell>
          <table:table-cell/>
          <table:table-cell office:value-type="float" office:value="4146877293">
            <text:p>4146877293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4146877293">
            <text:p>4146877293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817585603">
            <text:p>817585603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2018507792">
            <text:p>2018507792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2018507792">
            <text:p>2018507792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018507792">
            <text:p>2018507792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817585603">
            <text:p>817585603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817585603">
            <text:p>817585603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589297638">
            <text:p>589297638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589297638">
            <text:p>589297638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589297638">
            <text:p>589297638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834770771">
            <text:p>3834770771</text:p>
          </table:table-cell>
          <table:table-cell office:value-type="float" office:value="22.26087">
            <text:p>22.26087</text:p>
          </table:table-cell>
          <table:table-cell/>
          <table:table-cell office:value-type="float" office:value="3834770771">
            <text:p>3834770771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834770771">
            <text:p>3834770771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3202319034">
            <text:p>3202319034</text:p>
          </table:table-cell>
          <table:table-cell office:value-type="float" office:value="48.761905">
            <text:p>48.761905</text:p>
          </table:table-cell>
          <table:table-cell/>
          <table:table-cell office:value-type="float" office:value="2028877880">
            <text:p>2028877880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028877880">
            <text:p>2028877880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2028877880">
            <text:p>2028877880</text:p>
          </table:table-cell>
          <table:table-cell office:value-type="float" office:value="20.078431">
            <text:p>20.078431</text:p>
          </table:table-cell>
          <table:table-cell/>
          <table:table-cell office:value-type="float" office:value="3202319034">
            <text:p>3202319034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3202319034">
            <text:p>3202319034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1982770965">
            <text:p>1982770965</text:p>
          </table:table-cell>
          <table:table-cell office:value-type="float" office:value="32">
            <text:p>32</text:p>
          </table:table-cell>
          <table:table-cell/>
          <table:table-cell office:value-type="float" office:value="1982770965">
            <text:p>1982770965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982770965">
            <text:p>1982770965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725668497">
            <text:p>725668497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725668497">
            <text:p>725668497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725668497">
            <text:p>725668497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972726345">
            <text:p>972726345</text:p>
          </table:table-cell>
          <table:table-cell office:value-type="float" office:value="32">
            <text:p>32</text:p>
          </table:table-cell>
          <table:table-cell/>
          <table:table-cell office:value-type="float" office:value="703462336">
            <text:p>703462336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972726345">
            <text:p>972726345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703462336">
            <text:p>703462336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972726345">
            <text:p>972726345</text:p>
          </table:table-cell>
          <table:table-cell office:value-type="float" office:value="40.96">
            <text:p>40.96</text:p>
          </table:table-cell>
          <table:table-cell/>
          <table:table-cell office:value-type="float" office:value="703462336">
            <text:p>703462336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313534930">
            <text:p>2313534930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313534930">
            <text:p>2313534930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313534930">
            <text:p>2313534930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288508468">
            <text:p>2288508468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288508468">
            <text:p>2288508468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288508468">
            <text:p>2288508468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172098280">
            <text:p>2172098280</text:p>
          </table:table-cell>
          <table:table-cell office:value-type="float" office:value="25.6">
            <text:p>25.6</text:p>
          </table:table-cell>
          <table:table-cell/>
          <table:table-cell office:value-type="float" office:value="3442269172">
            <text:p>3442269172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442269172">
            <text:p>3442269172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442269172">
            <text:p>3442269172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2172098280">
            <text:p>2172098280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172098280">
            <text:p>2172098280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18961017">
            <text:p>18961017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8961017">
            <text:p>18961017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18961017">
            <text:p>18961017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3177649323">
            <text:p>3177649323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177649323">
            <text:p>3177649323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177649323">
            <text:p>3177649323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577040727">
            <text:p>577040727</text:p>
          </table:table-cell>
          <table:table-cell office:value-type="float" office:value="32">
            <text:p>32</text:p>
          </table:table-cell>
          <table:table-cell/>
          <table:table-cell office:value-type="float" office:value="577040727">
            <text:p>577040727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911634000">
            <text:p>3911634000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911634000">
            <text:p>3911634000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911634000">
            <text:p>3911634000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037761992">
            <text:p>3037761992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3037761992">
            <text:p>3037761992</text:p>
          </table:table-cell>
          <table:table-cell office:value-type="float" office:value="17.964912">
            <text:p>17.964912</text:p>
          </table:table-cell>
          <table:table-cell/>
          <table:table-cell office:value-type="float" office:value="3037761992">
            <text:p>3037761992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265053138">
            <text:p>2265053138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265053138">
            <text:p>2265053138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265053138">
            <text:p>2265053138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577040727">
            <text:p>577040727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875779911">
            <text:p>2875779911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854514329">
            <text:p>3854514329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854514329">
            <text:p>3854514329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3854514329">
            <text:p>3854514329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875779911">
            <text:p>2875779911</text:p>
          </table:table-cell>
          <table:table-cell office:value-type="float" office:value="32">
            <text:p>32</text:p>
          </table:table-cell>
          <table:table-cell/>
          <table:table-cell office:value-type="float" office:value="2875779911">
            <text:p>2875779911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551078110">
            <text:p>2551078110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967734653">
            <text:p>967734653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551078110">
            <text:p>2551078110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967734653">
            <text:p>967734653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2551078110">
            <text:p>2551078110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967734653">
            <text:p>967734653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1851363847">
            <text:p>1851363847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37261703">
            <text:p>337261703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37261703">
            <text:p>337261703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37261703">
            <text:p>337261703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1851363847">
            <text:p>1851363847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851363847">
            <text:p>1851363847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446655649">
            <text:p>3446655649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3446655649">
            <text:p>3446655649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446655649">
            <text:p>3446655649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612275272">
            <text:p>1612275272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1612275272">
            <text:p>1612275272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612275272">
            <text:p>1612275272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4046634588">
            <text:p>404663458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4046634588">
            <text:p>4046634588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4046634588">
            <text:p>4046634588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901452308">
            <text:p>90145230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901452308">
            <text:p>90145230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901452308">
            <text:p>901452308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332613742">
            <text:p>1332613742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332613742">
            <text:p>1332613742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332613742">
            <text:p>1332613742</text:p>
          </table:table-cell>
          <table:table-cell office:value-type="float" office:value="53.894737">
            <text:p>53.894737</text:p>
          </table:table-cell>
          <table:table-cell table:number-columns-repeated="1016"/>
        </table:table-row>
        <table:table-row table:style-name="ro1">
          <table:table-cell office:value-type="float" office:value="437681368">
            <text:p>437681368</text:p>
          </table:table-cell>
          <table:table-cell office:value-type="float" office:value="25.6">
            <text:p>25.6</text:p>
          </table:table-cell>
          <table:table-cell/>
          <table:table-cell office:value-type="float" office:value="437681368">
            <text:p>437681368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437681368">
            <text:p>437681368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3318129404">
            <text:p>3318129404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318129404">
            <text:p>3318129404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72597036">
            <text:p>172597036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172597036">
            <text:p>172597036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172597036">
            <text:p>172597036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318129404">
            <text:p>3318129404</text:p>
          </table:table-cell>
          <table:table-cell office:value-type="float" office:value="53.894737">
            <text:p>53.894737</text:p>
          </table:table-cell>
          <table:table-cell table:number-columns-repeated="1016"/>
        </table:table-row>
        <table:table-row table:style-name="ro1">
          <table:table-cell office:value-type="float" office:value="375654147">
            <text:p>375654147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75654147">
            <text:p>375654147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375654147">
            <text:p>375654147</text:p>
          </table:table-cell>
          <table:table-cell office:value-type="float" office:value="53.894737">
            <text:p>53.894737</text:p>
          </table:table-cell>
          <table:table-cell table:number-columns-repeated="1016"/>
        </table:table-row>
        <table:table-row table:style-name="ro1">
          <table:table-cell office:value-type="float" office:value="3597692940">
            <text:p>3597692940</text:p>
          </table:table-cell>
          <table:table-cell office:value-type="float" office:value="21.787234">
            <text:p>21.787234</text:p>
          </table:table-cell>
          <table:table-cell/>
          <table:table-cell office:value-type="float" office:value="3597692940">
            <text:p>3597692940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597692940">
            <text:p>3597692940</text:p>
          </table:table-cell>
          <table:table-cell office:value-type="float" office:value="33.032258">
            <text:p>33.032258</text:p>
          </table:table-cell>
          <table:table-cell table:number-columns-repeated="1016"/>
        </table:table-row>
        <table:table-row table:style-name="ro1">
          <table:table-cell office:value-type="float" office:value="3773085374">
            <text:p>3773085374</text:p>
          </table:table-cell>
          <table:table-cell office:value-type="float" office:value="32">
            <text:p>32</text:p>
          </table:table-cell>
          <table:table-cell/>
          <table:table-cell office:value-type="float" office:value="3773085374">
            <text:p>3773085374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773085374">
            <text:p>3773085374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2756594416">
            <text:p>2756594416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2756594416">
            <text:p>2756594416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756594416">
            <text:p>2756594416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044306262">
            <text:p>2044306262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2044306262">
            <text:p>2044306262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044306262">
            <text:p>2044306262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996497375">
            <text:p>2996497375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1710742408">
            <text:p>1710742408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996497375">
            <text:p>2996497375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1710742408">
            <text:p>1710742408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2996497375">
            <text:p>2996497375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710742408">
            <text:p>1710742408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608526848">
            <text:p>2608526848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608526848">
            <text:p>2608526848</text:p>
          </table:table-cell>
          <table:table-cell office:value-type="float" office:value="40.96">
            <text:p>40.96</text:p>
          </table:table-cell>
          <table:table-cell/>
          <table:table-cell office:value-type="float" office:value="1388207851">
            <text:p>1388207851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388207851">
            <text:p>1388207851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256213588">
            <text:p>1256213588</text:p>
          </table:table-cell>
          <table:table-cell office:value-type="float" office:value="40.96">
            <text:p>40.96</text:p>
          </table:table-cell>
          <table:table-cell/>
          <table:table-cell office:value-type="float" office:value="2608526848">
            <text:p>2608526848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256213588">
            <text:p>1256213588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388207851">
            <text:p>1388207851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256213588">
            <text:p>1256213588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501569953">
            <text:p>2501569953</text:p>
          </table:table-cell>
          <table:table-cell office:value-type="float" office:value="25.6">
            <text:p>25.6</text:p>
          </table:table-cell>
          <table:table-cell/>
          <table:table-cell office:value-type="float" office:value="2501569953">
            <text:p>2501569953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2501569953">
            <text:p>2501569953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1805338172">
            <text:p>1805338172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805338172">
            <text:p>1805338172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805338172">
            <text:p>1805338172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7324088">
            <text:p>732408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7324088">
            <text:p>7324088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7324088">
            <text:p>7324088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329296336">
            <text:p>1329296336</text:p>
          </table:table-cell>
          <table:table-cell office:value-type="float" office:value="20.078431">
            <text:p>20.078431</text:p>
          </table:table-cell>
          <table:table-cell/>
          <table:table-cell office:value-type="float" office:value="1290433349">
            <text:p>1290433349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329296336">
            <text:p>1329296336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1290433349">
            <text:p>1290433349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329296336">
            <text:p>1329296336</text:p>
          </table:table-cell>
          <table:table-cell office:value-type="float" office:value="32">
            <text:p>32</text:p>
          </table:table-cell>
          <table:table-cell/>
          <table:table-cell office:value-type="float" office:value="1290433349">
            <text:p>1290433349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295771736">
            <text:p>1295771736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295771736">
            <text:p>1295771736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1295771736">
            <text:p>1295771736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462777947">
            <text:p>3462777947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3462777947">
            <text:p>3462777947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462777947">
            <text:p>3462777947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1248149686">
            <text:p>1248149686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1248149686">
            <text:p>1248149686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248149686">
            <text:p>1248149686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274753655">
            <text:p>274753655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274753655">
            <text:p>274753655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274753655">
            <text:p>274753655</text:p>
          </table:table-cell>
          <table:table-cell office:value-type="float" office:value="33.032258">
            <text:p>33.032258</text:p>
          </table:table-cell>
          <table:table-cell table:number-columns-repeated="1016"/>
        </table:table-row>
        <table:table-row table:style-name="ro1">
          <table:table-cell office:value-type="float" office:value="2117058065">
            <text:p>2117058065</text:p>
          </table:table-cell>
          <table:table-cell office:value-type="float" office:value="25.6">
            <text:p>25.6</text:p>
          </table:table-cell>
          <table:table-cell/>
          <table:table-cell office:value-type="float" office:value="2117058065">
            <text:p>2117058065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117058065">
            <text:p>2117058065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466569995">
            <text:p>466569995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466569995">
            <text:p>466569995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466569995">
            <text:p>466569995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71623920">
            <text:p>71623920</text:p>
          </table:table-cell>
          <table:table-cell office:value-type="float" office:value="32">
            <text:p>32</text:p>
          </table:table-cell>
          <table:table-cell/>
          <table:table-cell office:value-type="float" office:value="480443831">
            <text:p>480443831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480443831">
            <text:p>480443831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480443831">
            <text:p>480443831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71623920">
            <text:p>71623920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71623920">
            <text:p>71623920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163911300">
            <text:p>2163911300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2163911300">
            <text:p>2163911300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163911300">
            <text:p>2163911300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43404759">
            <text:p>343404759</text:p>
          </table:table-cell>
          <table:table-cell office:value-type="float" office:value="32">
            <text:p>32</text:p>
          </table:table-cell>
          <table:table-cell/>
          <table:table-cell office:value-type="float" office:value="343404759">
            <text:p>343404759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43404759">
            <text:p>343404759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986686981">
            <text:p>3986686981</text:p>
          </table:table-cell>
          <table:table-cell office:value-type="float" office:value="22.26087">
            <text:p>22.26087</text:p>
          </table:table-cell>
          <table:table-cell/>
          <table:table-cell office:value-type="float" office:value="3986686981">
            <text:p>3986686981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986686981">
            <text:p>3986686981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3463532912">
            <text:p>3463532912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3463532912">
            <text:p>3463532912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463532912">
            <text:p>3463532912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4221671453">
            <text:p>4221671453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4221671453">
            <text:p>4221671453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4221671453">
            <text:p>4221671453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527570357">
            <text:p>527570357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527570357">
            <text:p>527570357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527570357">
            <text:p>527570357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355123493">
            <text:p>2355123493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355123493">
            <text:p>2355123493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2355123493">
            <text:p>2355123493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497470497">
            <text:p>497470497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3448877456">
            <text:p>3448877456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497470497">
            <text:p>497470497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448877456">
            <text:p>3448877456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497470497">
            <text:p>497470497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448877456">
            <text:p>3448877456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056018441">
            <text:p>2056018441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056018441">
            <text:p>2056018441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056018441">
            <text:p>2056018441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61190232">
            <text:p>161190232</text:p>
          </table:table-cell>
          <table:table-cell office:value-type="float" office:value="22.26087">
            <text:p>22.26087</text:p>
          </table:table-cell>
          <table:table-cell/>
          <table:table-cell office:value-type="float" office:value="2521241527">
            <text:p>2521241527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521241527">
            <text:p>2521241527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521241527">
            <text:p>2521241527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161190232">
            <text:p>161190232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61190232">
            <text:p>161190232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351010359">
            <text:p>2351010359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2351010359">
            <text:p>2351010359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351010359">
            <text:p>2351010359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887844761">
            <text:p>3887844761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620940910">
            <text:p>1620940910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620940910">
            <text:p>1620940910</text:p>
          </table:table-cell>
          <table:table-cell office:value-type="float" office:value="53.894737">
            <text:p>53.894737</text:p>
          </table:table-cell>
          <table:table-cell table:number-columns-repeated="1016"/>
        </table:table-row>
        <table:table-row table:style-name="ro1">
          <table:table-cell office:value-type="float" office:value="1620940910">
            <text:p>1620940910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3887844761">
            <text:p>3887844761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3887844761">
            <text:p>3887844761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680482032">
            <text:p>2680482032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877577234">
            <text:p>2877577234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2680482032">
            <text:p>2680482032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2877577234">
            <text:p>2877577234</text:p>
          </table:table-cell>
          <table:table-cell office:value-type="float" office:value="25.6">
            <text:p>25.6</text:p>
          </table:table-cell>
          <table:table-cell/>
          <table:table-cell office:value-type="float" office:value="2680482032">
            <text:p>2680482032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877577234">
            <text:p>2877577234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394744005">
            <text:p>3394744005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3394744005">
            <text:p>3394744005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432737641">
            <text:p>3432737641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432737641">
            <text:p>3432737641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432737641">
            <text:p>3432737641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394744005">
            <text:p>3394744005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786117414">
            <text:p>786117414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786117414">
            <text:p>786117414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786117414">
            <text:p>786117414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652753749">
            <text:p>1652753749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1652753749">
            <text:p>1652753749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652753749">
            <text:p>1652753749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865235985">
            <text:p>865235985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865235985">
            <text:p>865235985</text:p>
          </table:table-cell>
          <table:table-cell office:value-type="float" office:value="32">
            <text:p>32</text:p>
          </table:table-cell>
          <table:table-cell/>
          <table:table-cell office:value-type="float" office:value="865235985">
            <text:p>865235985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474720067">
            <text:p>2474720067</text:p>
          </table:table-cell>
          <table:table-cell office:value-type="float" office:value="32">
            <text:p>32</text:p>
          </table:table-cell>
          <table:table-cell/>
          <table:table-cell office:value-type="float" office:value="3346694789">
            <text:p>3346694789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474720067">
            <text:p>2474720067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346694789">
            <text:p>3346694789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2474720067">
            <text:p>2474720067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346694789">
            <text:p>3346694789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431215940">
            <text:p>431215940</text:p>
          </table:table-cell>
          <table:table-cell office:value-type="float" office:value="21.333333">
            <text:p>21.333333</text:p>
          </table:table-cell>
          <table:table-cell/>
          <table:table-cell office:value-type="float" office:value="431215940">
            <text:p>431215940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431215940">
            <text:p>431215940</text:p>
          </table:table-cell>
          <table:table-cell office:value-type="float" office:value="33.032258">
            <text:p>33.032258</text:p>
          </table:table-cell>
          <table:table-cell table:number-columns-repeated="1016"/>
        </table:table-row>
        <table:table-row table:style-name="ro1">
          <table:table-cell office:value-type="float" office:value="1973555409">
            <text:p>1973555409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973555409">
            <text:p>1973555409</text:p>
          </table:table-cell>
          <table:table-cell office:value-type="float" office:value="32">
            <text:p>32</text:p>
          </table:table-cell>
          <table:table-cell/>
          <table:table-cell office:value-type="float" office:value="1973555409">
            <text:p>1973555409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489876917">
            <text:p>3489876917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489876917">
            <text:p>3489876917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489876917">
            <text:p>3489876917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798959661">
            <text:p>798959661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798959661">
            <text:p>798959661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798959661">
            <text:p>798959661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308553877">
            <text:p>2308553877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308553877">
            <text:p>2308553877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308553877">
            <text:p>2308553877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739012054">
            <text:p>739012054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221006404">
            <text:p>2221006404</text:p>
          </table:table-cell>
          <table:table-cell office:value-type="float" office:value="40.96">
            <text:p>40.96</text:p>
          </table:table-cell>
          <table:table-cell/>
          <table:table-cell office:value-type="float" office:value="2221006404">
            <text:p>2221006404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221006404">
            <text:p>2221006404</text:p>
          </table:table-cell>
          <table:table-cell office:value-type="float" office:value="21.787234">
            <text:p>21.787234</text:p>
          </table:table-cell>
          <table:table-cell/>
          <table:table-cell office:value-type="float" office:value="739012054">
            <text:p>739012054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739012054">
            <text:p>739012054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575667185">
            <text:p>575667185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575667185">
            <text:p>575667185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575667185">
            <text:p>575667185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2962580467">
            <text:p>2962580467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828901043">
            <text:p>828901043</text:p>
          </table:table-cell>
          <table:table-cell office:value-type="float" office:value="32">
            <text:p>32</text:p>
          </table:table-cell>
          <table:table-cell/>
          <table:table-cell office:value-type="float" office:value="2962580467">
            <text:p>2962580467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828901043">
            <text:p>828901043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962580467">
            <text:p>2962580467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828901043">
            <text:p>828901043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760144922">
            <text:p>1760144922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1760144922">
            <text:p>1760144922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1760144922">
            <text:p>1760144922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3902124352">
            <text:p>3902124352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757713097">
            <text:p>2757713097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2757713097">
            <text:p>2757713097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757713097">
            <text:p>2757713097</text:p>
          </table:table-cell>
          <table:table-cell office:value-type="float" office:value="19.692308">
            <text:p>19.692308</text:p>
          </table:table-cell>
          <table:table-cell/>
          <table:table-cell office:value-type="float" office:value="2365954071">
            <text:p>2365954071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902124352">
            <text:p>3902124352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365954071">
            <text:p>2365954071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902124352">
            <text:p>3902124352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365954071">
            <text:p>2365954071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505869250">
            <text:p>1505869250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1505869250">
            <text:p>1505869250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505869250">
            <text:p>1505869250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306720168">
            <text:p>1306720168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1306720168">
            <text:p>1306720168</text:p>
          </table:table-cell>
          <table:table-cell office:value-type="float" office:value="32">
            <text:p>32</text:p>
          </table:table-cell>
          <table:table-cell/>
          <table:table-cell office:value-type="float" office:value="1306720168">
            <text:p>1306720168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525174520">
            <text:p>525174520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525174520">
            <text:p>525174520</text:p>
          </table:table-cell>
          <table:table-cell office:value-type="float" office:value="48.761905">
            <text:p>48.761905</text:p>
          </table:table-cell>
          <table:table-cell/>
          <table:table-cell office:value-type="float" office:value="3895539250">
            <text:p>3895539250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895539250">
            <text:p>3895539250</text:p>
          </table:table-cell>
          <table:table-cell office:value-type="float" office:value="25.6">
            <text:p>25.6</text:p>
          </table:table-cell>
          <table:table-cell/>
          <table:table-cell office:value-type="float" office:value="1866079704">
            <text:p>1866079704</text:p>
          </table:table-cell>
          <table:table-cell office:value-type="float" office:value="32">
            <text:p>32</text:p>
          </table:table-cell>
          <table:table-cell/>
          <table:table-cell office:value-type="float" office:value="525174520">
            <text:p>525174520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1866079704">
            <text:p>1866079704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3895539250">
            <text:p>3895539250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866079704">
            <text:p>1866079704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744613352">
            <text:p>2744613352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2744613352">
            <text:p>2744613352</text:p>
          </table:table-cell>
          <table:table-cell office:value-type="float" office:value="48.761905">
            <text:p>48.761905</text:p>
          </table:table-cell>
          <table:table-cell/>
          <table:table-cell office:value-type="float" office:value="2744613352">
            <text:p>2744613352</text:p>
          </table:table-cell>
          <table:table-cell office:value-type="float" office:value="60.235294">
            <text:p>60.235294</text:p>
          </table:table-cell>
          <table:table-cell table:number-columns-repeated="1016"/>
        </table:table-row>
        <table:table-row table:style-name="ro1">
          <table:table-cell office:value-type="float" office:value="1857126473">
            <text:p>1857126473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1619682168">
            <text:p>1619682168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619682168">
            <text:p>1619682168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1619682168">
            <text:p>1619682168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1857126473">
            <text:p>1857126473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857126473">
            <text:p>1857126473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1528297392">
            <text:p>1528297392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1528297392">
            <text:p>1528297392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528297392">
            <text:p>1528297392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747945058">
            <text:p>2747945058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2747945058">
            <text:p>2747945058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747945058">
            <text:p>2747945058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825331655">
            <text:p>825331655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064237041">
            <text:p>1064237041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825331655">
            <text:p>825331655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064237041">
            <text:p>1064237041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825331655">
            <text:p>825331655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064237041">
            <text:p>1064237041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402490945">
            <text:p>3402490945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402490945">
            <text:p>3402490945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3402490945">
            <text:p>3402490945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2876254708">
            <text:p>2876254708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876254708">
            <text:p>2876254708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2876254708">
            <text:p>2876254708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80158682">
            <text:p>180158682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80158682">
            <text:p>180158682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80158682">
            <text:p>180158682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980413020">
            <text:p>1980413020</text:p>
          </table:table-cell>
          <table:table-cell office:value-type="float" office:value="20.897959">
            <text:p>20.897959</text:p>
          </table:table-cell>
          <table:table-cell/>
          <table:table-cell office:value-type="float" office:value="1980413020">
            <text:p>1980413020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1980413020">
            <text:p>1980413020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1796410674">
            <text:p>1796410674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796410674">
            <text:p>1796410674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796410674">
            <text:p>1796410674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627286743">
            <text:p>2627286743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2627286743">
            <text:p>2627286743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2627286743">
            <text:p>2627286743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822396902">
            <text:p>3822396902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822396902">
            <text:p>3822396902</text:p>
          </table:table-cell>
          <table:table-cell office:value-type="float" office:value="32">
            <text:p>32</text:p>
          </table:table-cell>
          <table:table-cell/>
          <table:table-cell office:value-type="float" office:value="1389489599">
            <text:p>1389489599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389489599">
            <text:p>1389489599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389489599">
            <text:p>1389489599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822396902">
            <text:p>3822396902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676932060">
            <text:p>1676932060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1676932060">
            <text:p>1676932060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676932060">
            <text:p>1676932060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234152787">
            <text:p>2234152787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2234152787">
            <text:p>2234152787</text:p>
          </table:table-cell>
          <table:table-cell office:value-type="float" office:value="48.761905">
            <text:p>48.761905</text:p>
          </table:table-cell>
          <table:table-cell/>
          <table:table-cell office:value-type="float" office:value="2234152787">
            <text:p>2234152787</text:p>
          </table:table-cell>
          <table:table-cell office:value-type="float" office:value="56.888889">
            <text:p>56.888889</text:p>
          </table:table-cell>
          <table:table-cell table:number-columns-repeated="1016"/>
        </table:table-row>
        <table:table-row table:style-name="ro1">
          <table:table-cell office:value-type="float" office:value="1861181659">
            <text:p>1861181659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861181659">
            <text:p>1861181659</text:p>
          </table:table-cell>
          <table:table-cell office:value-type="float" office:value="40.96">
            <text:p>40.96</text:p>
          </table:table-cell>
          <table:table-cell/>
          <table:table-cell office:value-type="float" office:value="1861181659">
            <text:p>1861181659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2814113418">
            <text:p>2814113418</text:p>
          </table:table-cell>
          <table:table-cell office:value-type="float" office:value="20.078431">
            <text:p>20.078431</text:p>
          </table:table-cell>
          <table:table-cell/>
          <table:table-cell office:value-type="float" office:value="2814113418">
            <text:p>281411341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814113418">
            <text:p>2814113418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207989276">
            <text:p>3207989276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3207989276">
            <text:p>3207989276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207989276">
            <text:p>3207989276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926964134">
            <text:p>926964134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926964134">
            <text:p>926964134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926964134">
            <text:p>926964134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218819854">
            <text:p>3218819854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4041183765">
            <text:p>4041183765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4041183765">
            <text:p>4041183765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4041183765">
            <text:p>4041183765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3218819854">
            <text:p>3218819854</text:p>
          </table:table-cell>
          <table:table-cell office:value-type="float" office:value="53.894737">
            <text:p>53.894737</text:p>
          </table:table-cell>
          <table:table-cell/>
          <table:table-cell office:value-type="float" office:value="3218819854">
            <text:p>3218819854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935362887">
            <text:p>1935362887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935362887">
            <text:p>1935362887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935362887">
            <text:p>1935362887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899026477">
            <text:p>1899026477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1899026477">
            <text:p>1899026477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899026477">
            <text:p>1899026477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687975933">
            <text:p>1687975933</text:p>
          </table:table-cell>
          <table:table-cell office:value-type="float" office:value="17.964912">
            <text:p>17.964912</text:p>
          </table:table-cell>
          <table:table-cell/>
          <table:table-cell office:value-type="float" office:value="1687975933">
            <text:p>1687975933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603915949">
            <text:p>3603915949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1162176962">
            <text:p>1162176962</text:p>
          </table:table-cell>
          <table:table-cell office:value-type="float" office:value="20.48">
            <text:p>20.48</text:p>
          </table:table-cell>
          <table:table-cell/>
          <table:table-cell office:value-type="float" office:value="1162176962">
            <text:p>1162176962</text:p>
          </table:table-cell>
          <table:table-cell office:value-type="float" office:value="32">
            <text:p>32</text:p>
          </table:table-cell>
          <table:table-cell/>
          <table:table-cell office:value-type="float" office:value="1687975933">
            <text:p>1687975933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3603915949">
            <text:p>3603915949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603915949">
            <text:p>3603915949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162176962">
            <text:p>1162176962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2081578926">
            <text:p>2081578926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2081578926">
            <text:p>2081578926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081578926">
            <text:p>2081578926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190940478">
            <text:p>3190940478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1160918220">
            <text:p>1160918220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160918220">
            <text:p>1160918220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160918220">
            <text:p>1160918220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190940478">
            <text:p>3190940478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190940478">
            <text:p>3190940478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929394286">
            <text:p>929394286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929394286">
            <text:p>929394286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929394286">
            <text:p>929394286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031286044">
            <text:p>1031286044</text:p>
          </table:table-cell>
          <table:table-cell office:value-type="float" office:value="19.320755">
            <text:p>19.320755</text:p>
          </table:table-cell>
          <table:table-cell/>
          <table:table-cell office:value-type="float" office:value="1031286044">
            <text:p>1031286044</text:p>
          </table:table-cell>
          <table:table-cell office:value-type="float" office:value="40.96">
            <text:p>40.96</text:p>
          </table:table-cell>
          <table:table-cell/>
          <table:table-cell office:value-type="float" office:value="1031286044">
            <text:p>1031286044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298752607">
            <text:p>3298752607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298752607">
            <text:p>3298752607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708377334">
            <text:p>708377334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708377334">
            <text:p>708377334</text:p>
          </table:table-cell>
          <table:table-cell office:value-type="float" office:value="19.692308">
            <text:p>19.692308</text:p>
          </table:table-cell>
          <table:table-cell/>
          <table:table-cell office:value-type="float" office:value="708377334">
            <text:p>708377334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298752607">
            <text:p>3298752607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3647659575">
            <text:p>3647659575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3647659575">
            <text:p>3647659575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3647659575">
            <text:p>3647659575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374769918">
            <text:p>2374769918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2374769918">
            <text:p>2374769918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374769918">
            <text:p>2374769918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3300031">
            <text:p>23300031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23300031">
            <text:p>23300031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3300031">
            <text:p>23300031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3153352528">
            <text:p>3153352528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153352528">
            <text:p>3153352528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153352528">
            <text:p>3153352528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971969451">
            <text:p>2971969451</text:p>
          </table:table-cell>
          <table:table-cell office:value-type="float" office:value="20.48">
            <text:p>20.48</text:p>
          </table:table-cell>
          <table:table-cell/>
          <table:table-cell office:value-type="float" office:value="2971969451">
            <text:p>2971969451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2971969451">
            <text:p>2971969451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601628017">
            <text:p>601628017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601628017">
            <text:p>601628017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601628017">
            <text:p>601628017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384451204">
            <text:p>3384451204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384451204">
            <text:p>3384451204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384451204">
            <text:p>3384451204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3019065781">
            <text:p>3019065781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3019065781">
            <text:p>3019065781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019065781">
            <text:p>3019065781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1479600416">
            <text:p>1479600416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479600416">
            <text:p>1479600416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310050114">
            <text:p>3310050114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659241036">
            <text:p>2659241036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3310050114">
            <text:p>3310050114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479600416">
            <text:p>1479600416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310050114">
            <text:p>3310050114</text:p>
          </table:table-cell>
          <table:table-cell office:value-type="float" office:value="22.26087">
            <text:p>22.26087</text:p>
          </table:table-cell>
          <table:table-cell/>
          <table:table-cell office:value-type="float" office:value="2659241036">
            <text:p>2659241036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877477301">
            <text:p>877477301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794888557">
            <text:p>3794888557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877477301">
            <text:p>877477301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2659241036">
            <text:p>2659241036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877477301">
            <text:p>877477301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794888557">
            <text:p>3794888557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3794888557">
            <text:p>3794888557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623624703">
            <text:p>623624703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4089760023">
            <text:p>4089760023</text:p>
          </table:table-cell>
          <table:table-cell office:value-type="float" office:value="40.96">
            <text:p>40.96</text:p>
          </table:table-cell>
          <table:table-cell/>
          <table:table-cell office:value-type="float" office:value="623624703">
            <text:p>623624703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4089760023">
            <text:p>4089760023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623624703">
            <text:p>623624703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4089760023">
            <text:p>4089760023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2576339010">
            <text:p>2576339010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2576339010">
            <text:p>2576339010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576339010">
            <text:p>2576339010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4096241789">
            <text:p>4096241789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4096241789">
            <text:p>4096241789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4096241789">
            <text:p>4096241789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3704404965">
            <text:p>3704404965</text:p>
          </table:table-cell>
          <table:table-cell office:value-type="float" office:value="25.6">
            <text:p>25.6</text:p>
          </table:table-cell>
          <table:table-cell/>
          <table:table-cell office:value-type="float" office:value="3704404965">
            <text:p>3704404965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704404965">
            <text:p>3704404965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898360872">
            <text:p>1898360872</text:p>
          </table:table-cell>
          <table:table-cell office:value-type="float" office:value="22.26087">
            <text:p>22.26087</text:p>
          </table:table-cell>
          <table:table-cell/>
          <table:table-cell office:value-type="float" office:value="1898360872">
            <text:p>1898360872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605065853">
            <text:p>1605065853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1605065853">
            <text:p>1605065853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1605065853">
            <text:p>1605065853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898360872">
            <text:p>1898360872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706633450">
            <text:p>1706633450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706633450">
            <text:p>1706633450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3454765278">
            <text:p>3454765278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454765278">
            <text:p>3454765278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3454765278">
            <text:p>3454765278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706633450">
            <text:p>1706633450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165412119">
            <text:p>3165412119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884010576">
            <text:p>884010576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165412119">
            <text:p>3165412119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884010576">
            <text:p>884010576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165412119">
            <text:p>3165412119</text:p>
          </table:table-cell>
          <table:table-cell office:value-type="float" office:value="32">
            <text:p>32</text:p>
          </table:table-cell>
          <table:table-cell/>
          <table:table-cell office:value-type="float" office:value="884010576">
            <text:p>884010576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577015995">
            <text:p>2577015995</text:p>
          </table:table-cell>
          <table:table-cell office:value-type="float" office:value="21.787234">
            <text:p>21.787234</text:p>
          </table:table-cell>
          <table:table-cell/>
          <table:table-cell office:value-type="float" office:value="3787029860">
            <text:p>3787029860</text:p>
          </table:table-cell>
          <table:table-cell office:value-type="float" office:value="51.2">
            <text:p>51.2</text:p>
          </table:table-cell>
          <table:table-cell/>
          <table:table-cell office:value-type="float" office:value="3787029860">
            <text:p>3787029860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787029860">
            <text:p>3787029860</text:p>
          </table:table-cell>
          <table:table-cell office:value-type="float" office:value="40.96">
            <text:p>40.96</text:p>
          </table:table-cell>
          <table:table-cell/>
          <table:table-cell office:value-type="float" office:value="2577015995">
            <text:p>2577015995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577015995">
            <text:p>2577015995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325636710">
            <text:p>2325636710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2325636710">
            <text:p>2325636710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325636710">
            <text:p>2325636710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967109802">
            <text:p>2967109802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2967109802">
            <text:p>2967109802</text:p>
          </table:table-cell>
          <table:table-cell office:value-type="float" office:value="40.96">
            <text:p>40.96</text:p>
          </table:table-cell>
          <table:table-cell/>
          <table:table-cell office:value-type="float" office:value="1858987695">
            <text:p>1858987695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858987695">
            <text:p>1858987695</text:p>
          </table:table-cell>
          <table:table-cell office:value-type="float" office:value="20.48">
            <text:p>20.48</text:p>
          </table:table-cell>
          <table:table-cell/>
          <table:table-cell office:value-type="float" office:value="1858987695">
            <text:p>1858987695</text:p>
          </table:table-cell>
          <table:table-cell office:value-type="float" office:value="32">
            <text:p>32</text:p>
          </table:table-cell>
          <table:table-cell/>
          <table:table-cell office:value-type="float" office:value="2967109802">
            <text:p>2967109802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727591325">
            <text:p>1727591325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727591325">
            <text:p>1727591325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727591325">
            <text:p>1727591325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4073656440">
            <text:p>4073656440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4073656440">
            <text:p>4073656440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609849278">
            <text:p>1609849278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1609849278">
            <text:p>1609849278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1609849278">
            <text:p>1609849278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4073656440">
            <text:p>4073656440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823306068">
            <text:p>1823306068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1823306068">
            <text:p>1823306068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823306068">
            <text:p>1823306068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00158479">
            <text:p>200158479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200158479">
            <text:p>200158479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00158479">
            <text:p>200158479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866403814">
            <text:p>866403814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866403814">
            <text:p>866403814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866403814">
            <text:p>866403814</text:p>
          </table:table-cell>
          <table:table-cell office:value-type="float" office:value="33.032258">
            <text:p>33.032258</text:p>
          </table:table-cell>
          <table:table-cell table:number-columns-repeated="1016"/>
        </table:table-row>
        <table:table-row table:style-name="ro1">
          <table:table-cell office:value-type="float" office:value="3045961175">
            <text:p>3045961175</text:p>
          </table:table-cell>
          <table:table-cell office:value-type="float" office:value="32">
            <text:p>32</text:p>
          </table:table-cell>
          <table:table-cell/>
          <table:table-cell office:value-type="float" office:value="3045961175">
            <text:p>3045961175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045961175">
            <text:p>3045961175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347439448">
            <text:p>3347439448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3347439448">
            <text:p>334743944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347439448">
            <text:p>3347439448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4119283491">
            <text:p>4119283491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4119283491">
            <text:p>4119283491</text:p>
          </table:table-cell>
          <table:table-cell office:value-type="float" office:value="51.2">
            <text:p>51.2</text:p>
          </table:table-cell>
          <table:table-cell/>
          <table:table-cell office:value-type="float" office:value="4119283491">
            <text:p>4119283491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20745316">
            <text:p>20745316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20745316">
            <text:p>20745316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20745316">
            <text:p>20745316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3532535613">
            <text:p>3532535613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532535613">
            <text:p>3532535613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547984689">
            <text:p>2547984689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547984689">
            <text:p>2547984689</text:p>
          </table:table-cell>
          <table:table-cell office:value-type="float" office:value="22.26087">
            <text:p>22.26087</text:p>
          </table:table-cell>
          <table:table-cell/>
          <table:table-cell office:value-type="float" office:value="2547984689">
            <text:p>2547984689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532535613">
            <text:p>3532535613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078155656">
            <text:p>3078155656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3823631294">
            <text:p>3823631294</text:p>
          </table:table-cell>
          <table:table-cell office:value-type="float" office:value="51.2">
            <text:p>51.2</text:p>
          </table:table-cell>
          <table:table-cell/>
          <table:table-cell office:value-type="float" office:value="3823631294">
            <text:p>3823631294</text:p>
          </table:table-cell>
          <table:table-cell office:value-type="float" office:value="60.235294">
            <text:p>60.235294</text:p>
          </table:table-cell>
          <table:table-cell table:number-columns-repeated="1016"/>
        </table:table-row>
        <table:table-row table:style-name="ro1">
          <table:table-cell office:value-type="float" office:value="3823631294">
            <text:p>3823631294</text:p>
          </table:table-cell>
          <table:table-cell office:value-type="float" office:value="25.6">
            <text:p>25.6</text:p>
          </table:table-cell>
          <table:table-cell/>
          <table:table-cell office:value-type="float" office:value="3078155656">
            <text:p>3078155656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078155656">
            <text:p>3078155656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900885347">
            <text:p>2900885347</text:p>
          </table:table-cell>
          <table:table-cell office:value-type="float" office:value="25.6">
            <text:p>25.6</text:p>
          </table:table-cell>
          <table:table-cell/>
          <table:table-cell office:value-type="float" office:value="2900885347">
            <text:p>2900885347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900885347">
            <text:p>2900885347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1952466015">
            <text:p>1952466015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1952466015">
            <text:p>1952466015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952466015">
            <text:p>1952466015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1869109677">
            <text:p>1869109677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1869109677">
            <text:p>1869109677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869109677">
            <text:p>1869109677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580426365">
            <text:p>1580426365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580426365">
            <text:p>1580426365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580426365">
            <text:p>1580426365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1676716650">
            <text:p>1676716650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151909812">
            <text:p>2151909812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2151909812">
            <text:p>2151909812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2151909812">
            <text:p>2151909812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1676716650">
            <text:p>1676716650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1676716650">
            <text:p>1676716650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1729472893">
            <text:p>1729472893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4155144969">
            <text:p>4155144969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729472893">
            <text:p>1729472893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4155144969">
            <text:p>4155144969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1729472893">
            <text:p>1729472893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4155144969">
            <text:p>4155144969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251778573">
            <text:p>3251778573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251778573">
            <text:p>3251778573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251778573">
            <text:p>3251778573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434923827">
            <text:p>3434923827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434923827">
            <text:p>3434923827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434923827">
            <text:p>3434923827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276275448">
            <text:p>1276275448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1276275448">
            <text:p>1276275448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276275448">
            <text:p>1276275448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38991157">
            <text:p>238991157</text:p>
          </table:table-cell>
          <table:table-cell office:value-type="float" office:value="19.692308">
            <text:p>19.692308</text:p>
          </table:table-cell>
          <table:table-cell/>
          <table:table-cell office:value-type="float" office:value="3325155695">
            <text:p>3325155695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38991157">
            <text:p>238991157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3325155695">
            <text:p>3325155695</text:p>
          </table:table-cell>
          <table:table-cell office:value-type="float" office:value="32">
            <text:p>32</text:p>
          </table:table-cell>
          <table:table-cell/>
          <table:table-cell office:value-type="float" office:value="238991157">
            <text:p>238991157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325155695">
            <text:p>3325155695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2103977099">
            <text:p>2103977099</text:p>
          </table:table-cell>
          <table:table-cell office:value-type="float" office:value="25.6">
            <text:p>25.6</text:p>
          </table:table-cell>
          <table:table-cell/>
          <table:table-cell office:value-type="float" office:value="2103977099">
            <text:p>2103977099</text:p>
          </table:table-cell>
          <table:table-cell office:value-type="float" office:value="32">
            <text:p>32</text:p>
          </table:table-cell>
          <table:table-cell/>
          <table:table-cell office:value-type="float" office:value="2103977099">
            <text:p>2103977099</text:p>
          </table:table-cell>
          <table:table-cell office:value-type="float" office:value="33.032258">
            <text:p>33.032258</text:p>
          </table:table-cell>
          <table:table-cell table:number-columns-repeated="1016"/>
        </table:table-row>
        <table:table-row table:style-name="ro1">
          <table:table-cell office:value-type="float" office:value="815313523">
            <text:p>815313523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815313523">
            <text:p>815313523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815313523">
            <text:p>815313523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247983857">
            <text:p>247983857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3831393267">
            <text:p>3831393267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47983857">
            <text:p>247983857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3831393267">
            <text:p>3831393267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247983857">
            <text:p>247983857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3831393267">
            <text:p>3831393267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793590504">
            <text:p>793590504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793590504">
            <text:p>793590504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793590504">
            <text:p>793590504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572325953">
            <text:p>2572325953</text:p>
          </table:table-cell>
          <table:table-cell office:value-type="float" office:value="32">
            <text:p>32</text:p>
          </table:table-cell>
          <table:table-cell/>
          <table:table-cell office:value-type="float" office:value="2572325953">
            <text:p>2572325953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544444553">
            <text:p>1544444553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1544444553">
            <text:p>1544444553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544444553">
            <text:p>1544444553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2572325953">
            <text:p>2572325953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867582228">
            <text:p>867582228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867582228">
            <text:p>867582228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867582228">
            <text:p>867582228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3170653736">
            <text:p>3170653736</text:p>
          </table:table-cell>
          <table:table-cell office:value-type="float" office:value="25.6">
            <text:p>25.6</text:p>
          </table:table-cell>
          <table:table-cell/>
          <table:table-cell office:value-type="float" office:value="3170653736">
            <text:p>3170653736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3170653736">
            <text:p>3170653736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279276840">
            <text:p>2279276840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2279276840">
            <text:p>2279276840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279276840">
            <text:p>2279276840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091554361">
            <text:p>2091554361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2164229059">
            <text:p>2164229059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164229059">
            <text:p>2164229059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164229059">
            <text:p>2164229059</text:p>
          </table:table-cell>
          <table:table-cell office:value-type="float" office:value="32">
            <text:p>32</text:p>
          </table:table-cell>
          <table:table-cell/>
          <table:table-cell office:value-type="float" office:value="2091554361">
            <text:p>2091554361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091554361">
            <text:p>2091554361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501762339">
            <text:p>2501762339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501762339">
            <text:p>2501762339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501762339">
            <text:p>2501762339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583143679">
            <text:p>2583143679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583143679">
            <text:p>2583143679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583143679">
            <text:p>2583143679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742741058">
            <text:p>742741058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4284983608">
            <text:p>4284983608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742741058">
            <text:p>742741058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4284983608">
            <text:p>4284983608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742741058">
            <text:p>742741058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4284983608">
            <text:p>4284983608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3911984991">
            <text:p>3911984991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3911984991">
            <text:p>3911984991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911984991">
            <text:p>3911984991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3289070963">
            <text:p>3289070963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2817058008">
            <text:p>2817058008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817058008">
            <text:p>2817058008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817058008">
            <text:p>2817058008</text:p>
          </table:table-cell>
          <table:table-cell office:value-type="float" office:value="22.26087">
            <text:p>22.26087</text:p>
          </table:table-cell>
          <table:table-cell/>
          <table:table-cell office:value-type="float" office:value="1967653014">
            <text:p>1967653014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289070963">
            <text:p>3289070963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967653014">
            <text:p>1967653014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3289070963">
            <text:p>3289070963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967653014">
            <text:p>1967653014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789369693">
            <text:p>789369693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789369693">
            <text:p>789369693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789369693">
            <text:p>789369693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972699336">
            <text:p>972699336</text:p>
          </table:table-cell>
          <table:table-cell office:value-type="float" office:value="20.897959">
            <text:p>20.897959</text:p>
          </table:table-cell>
          <table:table-cell/>
          <table:table-cell office:value-type="float" office:value="972699336">
            <text:p>972699336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987991299">
            <text:p>3987991299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987991299">
            <text:p>3987991299</text:p>
          </table:table-cell>
          <table:table-cell office:value-type="float" office:value="40.96">
            <text:p>40.96</text:p>
          </table:table-cell>
          <table:table-cell/>
          <table:table-cell office:value-type="float" office:value="187031168">
            <text:p>187031168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972699336">
            <text:p>972699336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187031168">
            <text:p>187031168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987991299">
            <text:p>3987991299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87031168">
            <text:p>187031168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423117054">
            <text:p>423117054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423117054">
            <text:p>423117054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423117054">
            <text:p>423117054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098854628">
            <text:p>2098854628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2098854628">
            <text:p>209885462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098854628">
            <text:p>2098854628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1689495397">
            <text:p>1689495397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689495397">
            <text:p>1689495397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689495397">
            <text:p>1689495397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108726537">
            <text:p>2108726537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2108726537">
            <text:p>2108726537</text:p>
          </table:table-cell>
          <table:table-cell office:value-type="float" office:value="48.761905">
            <text:p>48.761905</text:p>
          </table:table-cell>
          <table:table-cell/>
          <table:table-cell office:value-type="float" office:value="2108726537">
            <text:p>2108726537</text:p>
          </table:table-cell>
          <table:table-cell office:value-type="float" office:value="56.888889">
            <text:p>56.888889</text:p>
          </table:table-cell>
          <table:table-cell table:number-columns-repeated="1016"/>
        </table:table-row>
        <table:table-row table:style-name="ro1">
          <table:table-cell office:value-type="float" office:value="3243558549">
            <text:p>3243558549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243558549">
            <text:p>3243558549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243558549">
            <text:p>3243558549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79172210">
            <text:p>179172210</text:p>
          </table:table-cell>
          <table:table-cell office:value-type="float" office:value="25.6">
            <text:p>25.6</text:p>
          </table:table-cell>
          <table:table-cell/>
          <table:table-cell office:value-type="float" office:value="179172210">
            <text:p>179172210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154827057">
            <text:p>3154827057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154827057">
            <text:p>3154827057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1450737656">
            <text:p>1450737656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79172210">
            <text:p>179172210</text:p>
          </table:table-cell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float" office:value="1450737656">
            <text:p>1450737656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3154827057">
            <text:p>3154827057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450737656">
            <text:p>1450737656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1392655037">
            <text:p>1392655037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1392655037">
            <text:p>1392655037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392655037">
            <text:p>1392655037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800980218">
            <text:p>3800980218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3800980218">
            <text:p>3800980218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800980218">
            <text:p>3800980218</text:p>
          </table:table-cell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float" office:value="1385332931">
            <text:p>1385332931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1385332931">
            <text:p>1385332931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385332931">
            <text:p>1385332931</text:p>
          </table:table-cell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float" office:value="2584414845">
            <text:p>2584414845</text:p>
          </table:table-cell>
          <table:table-cell office:value-type="float" office:value="25.6">
            <text:p>25.6</text:p>
          </table:table-cell>
          <table:table-cell/>
          <table:table-cell office:value-type="float" office:value="2584414845">
            <text:p>2584414845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584414845">
            <text:p>2584414845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4094250996">
            <text:p>4094250996</text:p>
          </table:table-cell>
          <table:table-cell office:value-type="float" office:value="21.787234">
            <text:p>21.787234</text:p>
          </table:table-cell>
          <table:table-cell/>
          <table:table-cell office:value-type="float" office:value="4094250996">
            <text:p>4094250996</text:p>
          </table:table-cell>
          <table:table-cell office:value-type="float" office:value="40.96">
            <text:p>40.96</text:p>
          </table:table-cell>
          <table:table-cell/>
          <table:table-cell office:value-type="float" office:value="2798205957">
            <text:p>2798205957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798205957">
            <text:p>2798205957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2798205957">
            <text:p>2798205957</text:p>
          </table:table-cell>
          <table:table-cell office:value-type="float" office:value="40.96">
            <text:p>40.96</text:p>
          </table:table-cell>
          <table:table-cell/>
          <table:table-cell office:value-type="float" office:value="4094250996">
            <text:p>4094250996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320425546">
            <text:p>3320425546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320425546">
            <text:p>3320425546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320425546">
            <text:p>3320425546</text:p>
          </table:table-cell>
          <table:table-cell office:value-type="float" office:value="56.888889">
            <text:p>56.888889</text:p>
          </table:table-cell>
          <table:table-cell table:number-columns-repeated="1016"/>
        </table:table-row>
        <table:table-row table:style-name="ro1">
          <table:table-cell office:value-type="float" office:value="1220623092">
            <text:p>1220623092</text:p>
          </table:table-cell>
          <table:table-cell office:value-type="float" office:value="21.787234">
            <text:p>21.787234</text:p>
          </table:table-cell>
          <table:table-cell/>
          <table:table-cell office:value-type="float" office:value="1220623092">
            <text:p>1220623092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220623092">
            <text:p>1220623092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3328168453">
            <text:p>3328168453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587856613">
            <text:p>1587856613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3328168453">
            <text:p>3328168453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587856613">
            <text:p>1587856613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328168453">
            <text:p>3328168453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587856613">
            <text:p>1587856613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3710346757">
            <text:p>3710346757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3710346757">
            <text:p>3710346757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710346757">
            <text:p>3710346757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4080616448">
            <text:p>4080616448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4080616448">
            <text:p>4080616448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891945117">
            <text:p>1891945117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891945117">
            <text:p>1891945117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703773471">
            <text:p>2703773471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4080616448">
            <text:p>4080616448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703773471">
            <text:p>2703773471</text:p>
          </table:table-cell>
          <table:table-cell office:value-type="float" office:value="32">
            <text:p>32</text:p>
          </table:table-cell>
          <table:table-cell/>
          <table:table-cell office:value-type="float" office:value="1891945117">
            <text:p>1891945117</text:p>
          </table:table-cell>
          <table:table-cell office:value-type="float" office:value="40.96">
            <text:p>40.96</text:p>
          </table:table-cell>
          <table:table-cell/>
          <table:table-cell office:value-type="float" office:value="2703773471">
            <text:p>2703773471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321318416">
            <text:p>2321318416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321318416">
            <text:p>2321318416</text:p>
          </table:table-cell>
          <table:table-cell office:value-type="float" office:value="32">
            <text:p>32</text:p>
          </table:table-cell>
          <table:table-cell/>
          <table:table-cell office:value-type="float" office:value="2321318416">
            <text:p>2321318416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907132116">
            <text:p>1907132116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907132116">
            <text:p>1907132116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907132116">
            <text:p>1907132116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624033487">
            <text:p>1624033487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624033487">
            <text:p>1624033487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1624033487">
            <text:p>1624033487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3331334204">
            <text:p>3331334204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331334204">
            <text:p>3331334204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331334204">
            <text:p>3331334204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3743213603">
            <text:p>3743213603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743213603">
            <text:p>3743213603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743213603">
            <text:p>3743213603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34348005">
            <text:p>134348005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134348005">
            <text:p>134348005</text:p>
          </table:table-cell>
          <table:table-cell office:value-type="float" office:value="32">
            <text:p>32</text:p>
          </table:table-cell>
          <table:table-cell/>
          <table:table-cell office:value-type="float" office:value="134348005">
            <text:p>134348005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2554719196">
            <text:p>2554719196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2554719196">
            <text:p>2554719196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554719196">
            <text:p>2554719196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834406910">
            <text:p>3834406910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834406910">
            <text:p>3834406910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3834406910">
            <text:p>3834406910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867032125">
            <text:p>2867032125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2867032125">
            <text:p>2867032125</text:p>
          </table:table-cell>
          <table:table-cell office:value-type="float" office:value="32">
            <text:p>32</text:p>
          </table:table-cell>
          <table:table-cell/>
          <table:table-cell office:value-type="float" office:value="2867032125">
            <text:p>2867032125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1228521906">
            <text:p>1228521906</text:p>
          </table:table-cell>
          <table:table-cell office:value-type="float" office:value="21.787234">
            <text:p>21.787234</text:p>
          </table:table-cell>
          <table:table-cell/>
          <table:table-cell office:value-type="float" office:value="1228521906">
            <text:p>1228521906</text:p>
          </table:table-cell>
          <table:table-cell office:value-type="float" office:value="32">
            <text:p>32</text:p>
          </table:table-cell>
          <table:table-cell/>
          <table:table-cell office:value-type="float" office:value="1228521906">
            <text:p>1228521906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036463546">
            <text:p>2036463546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2036463546">
            <text:p>2036463546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036463546">
            <text:p>2036463546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807213178">
            <text:p>2807213178</text:p>
          </table:table-cell>
          <table:table-cell office:value-type="float" office:value="25.6">
            <text:p>25.6</text:p>
          </table:table-cell>
          <table:table-cell/>
          <table:table-cell office:value-type="float" office:value="2807213178">
            <text:p>2807213178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058193268">
            <text:p>1058193268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1058193268">
            <text:p>1058193268</text:p>
          </table:table-cell>
          <table:table-cell office:value-type="float" office:value="20.897959">
            <text:p>20.897959</text:p>
          </table:table-cell>
          <table:table-cell/>
          <table:table-cell office:value-type="float" office:value="1058193268">
            <text:p>1058193268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807213178">
            <text:p>2807213178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1383224103">
            <text:p>1383224103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1383224103">
            <text:p>1383224103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1383224103">
            <text:p>1383224103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384554692">
            <text:p>3384554692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463705981">
            <text:p>2463705981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384554692">
            <text:p>3384554692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463705981">
            <text:p>2463705981</text:p>
          </table:table-cell>
          <table:table-cell office:value-type="float" office:value="25.6">
            <text:p>25.6</text:p>
          </table:table-cell>
          <table:table-cell/>
          <table:table-cell office:value-type="float" office:value="3384554692">
            <text:p>3384554692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463705981">
            <text:p>2463705981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702390232">
            <text:p>2702390232</text:p>
          </table:table-cell>
          <table:table-cell office:value-type="float" office:value="25.6">
            <text:p>25.6</text:p>
          </table:table-cell>
          <table:table-cell/>
          <table:table-cell office:value-type="float" office:value="2702390232">
            <text:p>2702390232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027895385">
            <text:p>3027895385</text:p>
          </table:table-cell>
          <table:table-cell office:value-type="float" office:value="33.032258">
            <text:p>33.032258</text:p>
          </table:table-cell>
          <table:table-cell table:number-columns-repeated="1016"/>
        </table:table-row>
        <table:table-row table:style-name="ro1">
          <table:table-cell office:value-type="float" office:value="3027895385">
            <text:p>3027895385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3027895385">
            <text:p>3027895385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20404559">
            <text:p>220404559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338408819">
            <text:p>2338408819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20404559">
            <text:p>220404559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702390232">
            <text:p>2702390232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220404559">
            <text:p>220404559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338408819">
            <text:p>2338408819</text:p>
          </table:table-cell>
          <table:table-cell office:value-type="float" office:value="48.761905">
            <text:p>48.761905</text:p>
          </table:table-cell>
          <table:table-cell/>
          <table:table-cell office:value-type="float" office:value="2338408819">
            <text:p>2338408819</text:p>
          </table:table-cell>
          <table:table-cell office:value-type="float" office:value="53.894737">
            <text:p>53.894737</text:p>
          </table:table-cell>
          <table:table-cell table:number-columns-repeated="1016"/>
        </table:table-row>
        <table:table-row table:style-name="ro1">
          <table:table-cell office:value-type="float" office:value="3862995886">
            <text:p>3862995886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3862995886">
            <text:p>3862995886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862995886">
            <text:p>3862995886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1239816784">
            <text:p>1239816784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565341211">
            <text:p>2565341211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565341211">
            <text:p>2565341211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2565341211">
            <text:p>2565341211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239816784">
            <text:p>1239816784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239816784">
            <text:p>1239816784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286623440">
            <text:p>3286623440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286623440">
            <text:p>3286623440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3286623440">
            <text:p>3286623440</text:p>
          </table:table-cell>
          <table:table-cell office:value-type="float" office:value="60.235294">
            <text:p>60.235294</text:p>
          </table:table-cell>
          <table:table-cell table:number-columns-repeated="1016"/>
        </table:table-row>
        <table:table-row table:style-name="ro1">
          <table:table-cell office:value-type="float" office:value="3654392776">
            <text:p>3654392776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654392776">
            <text:p>3654392776</text:p>
          </table:table-cell>
          <table:table-cell office:value-type="float" office:value="32">
            <text:p>32</text:p>
          </table:table-cell>
          <table:table-cell/>
          <table:table-cell office:value-type="float" office:value="3654392776">
            <text:p>3654392776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818670893">
            <text:p>2818670893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2818670893">
            <text:p>2818670893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818670893">
            <text:p>2818670893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2595424878">
            <text:p>2595424878</text:p>
          </table:table-cell>
          <table:table-cell office:value-type="float" office:value="32">
            <text:p>32</text:p>
          </table:table-cell>
          <table:table-cell/>
          <table:table-cell office:value-type="float" office:value="2595424878">
            <text:p>2595424878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2595424878">
            <text:p>2595424878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467941541">
            <text:p>3467941541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3467941541">
            <text:p>3467941541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467941541">
            <text:p>3467941541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002489349">
            <text:p>3002489349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002489349">
            <text:p>3002489349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3002489349">
            <text:p>3002489349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738055651">
            <text:p>2738055651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745176189">
            <text:p>1745176189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2738055651">
            <text:p>2738055651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897268942">
            <text:p>897268942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2738055651">
            <text:p>2738055651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745176189">
            <text:p>1745176189</text:p>
          </table:table-cell>
          <table:table-cell office:value-type="float" office:value="53.894737">
            <text:p>53.894737</text:p>
          </table:table-cell>
          <table:table-cell table:number-columns-repeated="1016"/>
        </table:table-row>
        <table:table-row table:style-name="ro1">
          <table:table-cell office:value-type="float" office:value="1745176189">
            <text:p>1745176189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897268942">
            <text:p>897268942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897268942">
            <text:p>897268942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748389775">
            <text:p>748389775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748389775">
            <text:p>748389775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748389775">
            <text:p>748389775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767378980">
            <text:p>3767378980</text:p>
          </table:table-cell>
          <table:table-cell office:value-type="float" office:value="22.26087">
            <text:p>22.26087</text:p>
          </table:table-cell>
          <table:table-cell/>
          <table:table-cell office:value-type="float" office:value="3767378980">
            <text:p>3767378980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767378980">
            <text:p>3767378980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331805154">
            <text:p>331805154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31805154">
            <text:p>331805154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31805154">
            <text:p>331805154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742289034">
            <text:p>2742289034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2742289034">
            <text:p>2742289034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742289034">
            <text:p>2742289034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152412641">
            <text:p>2152412641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152412641">
            <text:p>2152412641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152412641">
            <text:p>2152412641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679897952">
            <text:p>2679897952</text:p>
          </table:table-cell>
          <table:table-cell office:value-type="float" office:value="21.787234">
            <text:p>21.787234</text:p>
          </table:table-cell>
          <table:table-cell/>
          <table:table-cell office:value-type="float" office:value="1137210006">
            <text:p>1137210006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137210006">
            <text:p>1137210006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137210006">
            <text:p>1137210006</text:p>
          </table:table-cell>
          <table:table-cell office:value-type="float" office:value="21.333333">
            <text:p>21.333333</text:p>
          </table:table-cell>
          <table:table-cell/>
          <table:table-cell office:value-type="float" office:value="2679897952">
            <text:p>2679897952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679897952">
            <text:p>2679897952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270130422">
            <text:p>3270130422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270130422">
            <text:p>3270130422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270130422">
            <text:p>3270130422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86676737">
            <text:p>86676737</text:p>
          </table:table-cell>
          <table:table-cell office:value-type="float" office:value="21.333333">
            <text:p>21.333333</text:p>
          </table:table-cell>
          <table:table-cell/>
          <table:table-cell office:value-type="float" office:value="86676737">
            <text:p>86676737</text:p>
          </table:table-cell>
          <table:table-cell office:value-type="float" office:value="32">
            <text:p>32</text:p>
          </table:table-cell>
          <table:table-cell/>
          <table:table-cell office:value-type="float" office:value="86676737">
            <text:p>86676737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89822675">
            <text:p>289822675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289822675">
            <text:p>289822675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89822675">
            <text:p>289822675</text:p>
          </table:table-cell>
          <table:table-cell office:value-type="float" office:value="56.888889">
            <text:p>56.888889</text:p>
          </table:table-cell>
          <table:table-cell table:number-columns-repeated="1016"/>
        </table:table-row>
        <table:table-row table:style-name="ro1">
          <table:table-cell office:value-type="float" office:value="2180545608">
            <text:p>2180545608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180545608">
            <text:p>2180545608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180545608">
            <text:p>2180545608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543039309">
            <text:p>1543039309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543039309">
            <text:p>1543039309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543039309">
            <text:p>1543039309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4218699730">
            <text:p>4218699730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4218699730">
            <text:p>4218699730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4218699730">
            <text:p>4218699730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815785956">
            <text:p>3815785956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3815785956">
            <text:p>3815785956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815785956">
            <text:p>3815785956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257430946">
            <text:p>2257430946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3024291970">
            <text:p>3024291970</text:p>
          </table:table-cell>
          <table:table-cell office:value-type="float" office:value="40.96">
            <text:p>40.96</text:p>
          </table:table-cell>
          <table:table-cell/>
          <table:table-cell office:value-type="float" office:value="2257430946">
            <text:p>2257430946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024291970">
            <text:p>3024291970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257430946">
            <text:p>2257430946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024291970">
            <text:p>3024291970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946883349">
            <text:p>2946883349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946883349">
            <text:p>2946883349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946883349">
            <text:p>2946883349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876004809">
            <text:p>2876004809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2876004809">
            <text:p>2876004809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876004809">
            <text:p>2876004809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083645614">
            <text:p>3083645614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083645614">
            <text:p>3083645614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35856764">
            <text:p>235856764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35856764">
            <text:p>235856764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235856764">
            <text:p>235856764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083645614">
            <text:p>3083645614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162290845">
            <text:p>3162290845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162290845">
            <text:p>3162290845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162290845">
            <text:p>3162290845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2574148054">
            <text:p>2574148054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2574148054">
            <text:p>2574148054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574148054">
            <text:p>2574148054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3920649508">
            <text:p>392064950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920649508">
            <text:p>3920649508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920649508">
            <text:p>3920649508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919885629">
            <text:p>2919885629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919885629">
            <text:p>2919885629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919885629">
            <text:p>2919885629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471792746">
            <text:p>471792746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966280124">
            <text:p>966280124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966280124">
            <text:p>966280124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966280124">
            <text:p>966280124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471792746">
            <text:p>471792746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471792746">
            <text:p>471792746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43545530">
            <text:p>343545530</text:p>
          </table:table-cell>
          <table:table-cell office:value-type="float" office:value="32">
            <text:p>32</text:p>
          </table:table-cell>
          <table:table-cell/>
          <table:table-cell office:value-type="float" office:value="343545530">
            <text:p>343545530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219455129">
            <text:p>2219455129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219455129">
            <text:p>2219455129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2219455129">
            <text:p>2219455129</text:p>
          </table:table-cell>
          <table:table-cell office:value-type="float" office:value="32">
            <text:p>32</text:p>
          </table:table-cell>
          <table:table-cell/>
          <table:table-cell office:value-type="float" office:value="343545530">
            <text:p>343545530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3608017701">
            <text:p>3608017701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2486891023">
            <text:p>2486891023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608017701">
            <text:p>3608017701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486891023">
            <text:p>2486891023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608017701">
            <text:p>3608017701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486891023">
            <text:p>2486891023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3514893375">
            <text:p>3514893375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3514893375">
            <text:p>3514893375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514893375">
            <text:p>3514893375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4224835949">
            <text:p>4224835949</text:p>
          </table:table-cell>
          <table:table-cell office:value-type="float" office:value="21.787234">
            <text:p>21.787234</text:p>
          </table:table-cell>
          <table:table-cell/>
          <table:table-cell office:value-type="float" office:value="4224835949">
            <text:p>4224835949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4224835949">
            <text:p>4224835949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1827731180">
            <text:p>1827731180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1827731180">
            <text:p>1827731180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4244867833">
            <text:p>4244867833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4244867833">
            <text:p>4244867833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4244867833">
            <text:p>4244867833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827731180">
            <text:p>1827731180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070326991">
            <text:p>3070326991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070326991">
            <text:p>3070326991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230829477">
            <text:p>2230829477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323686120">
            <text:p>1323686120</text:p>
          </table:table-cell>
          <table:table-cell office:value-type="float" office:value="25.6">
            <text:p>25.6</text:p>
          </table:table-cell>
          <table:table-cell/>
          <table:table-cell office:value-type="float" office:value="2230829477">
            <text:p>2230829477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070326991">
            <text:p>3070326991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230829477">
            <text:p>2230829477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1323686120">
            <text:p>1323686120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103022664">
            <text:p>3103022664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103022664">
            <text:p>3103022664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103022664">
            <text:p>3103022664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323686120">
            <text:p>1323686120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221904724">
            <text:p>3221904724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3221904724">
            <text:p>3221904724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221904724">
            <text:p>3221904724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440385057">
            <text:p>1440385057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1440385057">
            <text:p>1440385057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440385057">
            <text:p>1440385057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011678099">
            <text:p>2011678099</text:p>
          </table:table-cell>
          <table:table-cell office:value-type="float" office:value="18.618182">
            <text:p>18.618182</text:p>
          </table:table-cell>
          <table:table-cell/>
          <table:table-cell office:value-type="float" office:value="2011678099">
            <text:p>2011678099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2011678099">
            <text:p>2011678099</text:p>
          </table:table-cell>
          <table:table-cell office:value-type="float" office:value="29.257143">
            <text:p>29.257143</text:p>
          </table:table-cell>
          <table:table-cell table:number-columns-repeated="1016"/>
        </table:table-row>
        <table:table-row table:style-name="ro1">
          <table:table-cell office:value-type="float" office:value="3653135988">
            <text:p>3653135988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653135988">
            <text:p>3653135988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653135988">
            <text:p>3653135988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1234110022">
            <text:p>1234110022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234110022">
            <text:p>1234110022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234110022">
            <text:p>1234110022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2333579837">
            <text:p>2333579837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333579837">
            <text:p>2333579837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333579837">
            <text:p>2333579837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894899473">
            <text:p>894899473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894899473">
            <text:p>894899473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894899473">
            <text:p>894899473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889710272">
            <text:p>3889710272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3078816632">
            <text:p>3078816632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889710272">
            <text:p>3889710272</text:p>
          </table:table-cell>
          <table:table-cell office:value-type="float" office:value="31.030303">
            <text:p>31.030303</text:p>
          </table:table-cell>
          <table:table-cell table:number-columns-repeated="1016"/>
        </table:table-row>
        <table:table-row table:style-name="ro1">
          <table:table-cell office:value-type="float" office:value="3078816632">
            <text:p>3078816632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889710272">
            <text:p>3889710272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078816632">
            <text:p>3078816632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092468478">
            <text:p>2092468478</text:p>
          </table:table-cell>
          <table:table-cell office:value-type="float" office:value="21.333333">
            <text:p>21.333333</text:p>
          </table:table-cell>
          <table:table-cell/>
          <table:table-cell office:value-type="float" office:value="2092468478">
            <text:p>2092468478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092468478">
            <text:p>2092468478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2868917089">
            <text:p>2868917089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868917089">
            <text:p>2868917089</text:p>
          </table:table-cell>
          <table:table-cell office:value-type="float" office:value="32">
            <text:p>32</text:p>
          </table:table-cell>
          <table:table-cell/>
          <table:table-cell office:value-type="float" office:value="2868917089">
            <text:p>2868917089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118180606">
            <text:p>118180606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118180606">
            <text:p>118180606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18180606">
            <text:p>118180606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726494546">
            <text:p>2726494546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726494546">
            <text:p>2726494546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726494546">
            <text:p>2726494546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4281893590">
            <text:p>4281893590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4281893590">
            <text:p>4281893590</text:p>
          </table:table-cell>
          <table:table-cell office:value-type="float" office:value="40.96">
            <text:p>40.96</text:p>
          </table:table-cell>
          <table:table-cell/>
          <table:table-cell office:value-type="float" office:value="4281893590">
            <text:p>4281893590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2220605231">
            <text:p>2220605231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3090497964">
            <text:p>3090497964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090497964">
            <text:p>3090497964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090497964">
            <text:p>3090497964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2220605231">
            <text:p>2220605231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220605231">
            <text:p>2220605231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304981227">
            <text:p>3304981227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3304981227">
            <text:p>3304981227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304981227">
            <text:p>3304981227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159980096">
            <text:p>159980096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090567281">
            <text:p>3090567281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59980096">
            <text:p>159980096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3090567281">
            <text:p>3090567281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59980096">
            <text:p>159980096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090567281">
            <text:p>3090567281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516955230">
            <text:p>3516955230</text:p>
          </table:table-cell>
          <table:table-cell office:value-type="float" office:value="21.333333">
            <text:p>21.333333</text:p>
          </table:table-cell>
          <table:table-cell/>
          <table:table-cell office:value-type="float" office:value="3516955230">
            <text:p>3516955230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516955230">
            <text:p>3516955230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00380050">
            <text:p>100380050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100380050">
            <text:p>100380050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00380050">
            <text:p>100380050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2272046159">
            <text:p>2272046159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2272046159">
            <text:p>2272046159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272046159">
            <text:p>2272046159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1865959081">
            <text:p>1865959081</text:p>
          </table:table-cell>
          <table:table-cell office:value-type="float" office:value="25.6">
            <text:p>25.6</text:p>
          </table:table-cell>
          <table:table-cell/>
          <table:table-cell office:value-type="float" office:value="4254531909">
            <text:p>4254531909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865959081">
            <text:p>1865959081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4254531909">
            <text:p>4254531909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2600084116">
            <text:p>2600084116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4254531909">
            <text:p>4254531909</text:p>
          </table:table-cell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float" office:value="2600084116">
            <text:p>2600084116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1865959081">
            <text:p>1865959081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600084116">
            <text:p>2600084116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185465097">
            <text:p>2185465097</text:p>
          </table:table-cell>
          <table:table-cell office:value-type="float" office:value="20.078431">
            <text:p>20.078431</text:p>
          </table:table-cell>
          <table:table-cell/>
          <table:table-cell office:value-type="float" office:value="2185465097">
            <text:p>2185465097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185465097">
            <text:p>2185465097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831771739">
            <text:p>3831771739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3921096763">
            <text:p>3921096763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921096763">
            <text:p>3921096763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921096763">
            <text:p>3921096763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3831771739">
            <text:p>3831771739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831771739">
            <text:p>3831771739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137239399">
            <text:p>2137239399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2137239399">
            <text:p>2137239399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137239399">
            <text:p>2137239399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890512763">
            <text:p>890512763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890512763">
            <text:p>890512763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890512763">
            <text:p>890512763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347984891">
            <text:p>1347984891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347984891">
            <text:p>1347984891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347984891">
            <text:p>1347984891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609829779">
            <text:p>3609829779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2729067124">
            <text:p>2729067124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609829779">
            <text:p>3609829779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729067124">
            <text:p>2729067124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609829779">
            <text:p>3609829779</text:p>
          </table:table-cell>
          <table:table-cell office:value-type="float" office:value="32">
            <text:p>32</text:p>
          </table:table-cell>
          <table:table-cell/>
          <table:table-cell office:value-type="float" office:value="2729067124">
            <text:p>2729067124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757832294">
            <text:p>3757832294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757832294">
            <text:p>3757832294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757832294">
            <text:p>3757832294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366167775">
            <text:p>3366167775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66379154">
            <text:p>66379154</text:p>
          </table:table-cell>
          <table:table-cell office:value-type="float" office:value="32">
            <text:p>32</text:p>
          </table:table-cell>
          <table:table-cell/>
          <table:table-cell office:value-type="float" office:value="3366167775">
            <text:p>3366167775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66379154">
            <text:p>66379154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3366167775">
            <text:p>3366167775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66379154">
            <text:p>66379154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812356956">
            <text:p>3812356956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64269256">
            <text:p>364269256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812356956">
            <text:p>3812356956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59291434">
            <text:p>59291434</text:p>
          </table:table-cell>
          <table:table-cell office:value-type="float" office:value="32">
            <text:p>32</text:p>
          </table:table-cell>
          <table:table-cell/>
          <table:table-cell office:value-type="float" office:value="3812356956">
            <text:p>3812356956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64269256">
            <text:p>364269256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64269256">
            <text:p>364269256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59291434">
            <text:p>59291434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59291434">
            <text:p>59291434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846891948">
            <text:p>846891948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846891948">
            <text:p>846891948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846891948">
            <text:p>846891948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177682559">
            <text:p>177682559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177682559">
            <text:p>177682559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77682559">
            <text:p>177682559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178894179">
            <text:p>1178894179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178894179">
            <text:p>1178894179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178894179">
            <text:p>1178894179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510725506">
            <text:p>3510725506</text:p>
          </table:table-cell>
          <table:table-cell office:value-type="float" office:value="20.078431">
            <text:p>20.078431</text:p>
          </table:table-cell>
          <table:table-cell/>
          <table:table-cell office:value-type="float" office:value="3510725506">
            <text:p>3510725506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510725506">
            <text:p>3510725506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1154862761">
            <text:p>1154862761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154862761">
            <text:p>1154862761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181732594">
            <text:p>3181732594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3181732594">
            <text:p>3181732594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3181732594">
            <text:p>3181732594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154862761">
            <text:p>1154862761</text:p>
          </table:table-cell>
          <table:table-cell office:value-type="float" office:value="33.032258">
            <text:p>33.032258</text:p>
          </table:table-cell>
          <table:table-cell table:number-columns-repeated="1016"/>
        </table:table-row>
        <table:table-row table:style-name="ro1">
          <table:table-cell office:value-type="float" office:value="556941830">
            <text:p>556941830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556941830">
            <text:p>556941830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556941830">
            <text:p>556941830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442432181">
            <text:p>442432181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626153648">
            <text:p>1626153648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626153648">
            <text:p>1626153648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1626153648">
            <text:p>1626153648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442432181">
            <text:p>442432181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442432181">
            <text:p>442432181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585350399">
            <text:p>585350399</text:p>
          </table:table-cell>
          <table:table-cell office:value-type="float" office:value="40.96">
            <text:p>40.96</text:p>
          </table:table-cell>
          <table:table-cell/>
          <table:table-cell office:value-type="float" office:value="585350399">
            <text:p>585350399</text:p>
          </table:table-cell>
          <table:table-cell office:value-type="float" office:value="51.2">
            <text:p>51.2</text:p>
          </table:table-cell>
          <table:table-cell/>
          <table:table-cell office:value-type="float" office:value="2437665754">
            <text:p>2437665754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2437665754">
            <text:p>2437665754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2437665754">
            <text:p>2437665754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585350399">
            <text:p>585350399</text:p>
          </table:table-cell>
          <table:table-cell office:value-type="float" office:value="56.888889">
            <text:p>56.888889</text:p>
          </table:table-cell>
          <table:table-cell table:number-columns-repeated="1016"/>
        </table:table-row>
        <table:table-row table:style-name="ro1">
          <table:table-cell office:value-type="float" office:value="3231383401">
            <text:p>3231383401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62589419">
            <text:p>62589419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62589419">
            <text:p>62589419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62589419">
            <text:p>62589419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231383401">
            <text:p>3231383401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231383401">
            <text:p>3231383401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960397569">
            <text:p>2960397569</text:p>
          </table:table-cell>
          <table:table-cell office:value-type="float" office:value="25.6">
            <text:p>25.6</text:p>
          </table:table-cell>
          <table:table-cell/>
          <table:table-cell office:value-type="float" office:value="2960397569">
            <text:p>2960397569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960397569">
            <text:p>2960397569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038066153">
            <text:p>2038066153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1200544490">
            <text:p>1200544490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038066153">
            <text:p>2038066153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1200544490">
            <text:p>1200544490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038066153">
            <text:p>2038066153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200544490">
            <text:p>1200544490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811167341">
            <text:p>3811167341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2474216906">
            <text:p>2474216906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811167341">
            <text:p>3811167341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474216906">
            <text:p>2474216906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3811167341">
            <text:p>3811167341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474216906">
            <text:p>2474216906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135518237">
            <text:p>1135518237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835466112">
            <text:p>3835466112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135518237">
            <text:p>1135518237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3835466112">
            <text:p>3835466112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1135518237">
            <text:p>1135518237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835466112">
            <text:p>3835466112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714658313">
            <text:p>714658313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714658313">
            <text:p>714658313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714658313">
            <text:p>714658313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76716656">
            <text:p>276716656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276716656">
            <text:p>276716656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76716656">
            <text:p>276716656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427690100">
            <text:p>427690100</text:p>
          </table:table-cell>
          <table:table-cell office:value-type="float" office:value="32">
            <text:p>32</text:p>
          </table:table-cell>
          <table:table-cell/>
          <table:table-cell office:value-type="float" office:value="427690100">
            <text:p>427690100</text:p>
          </table:table-cell>
          <table:table-cell office:value-type="float" office:value="40.96">
            <text:p>40.96</text:p>
          </table:table-cell>
          <table:table-cell/>
          <table:table-cell office:value-type="float" office:value="2904395828">
            <text:p>2904395828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904395828">
            <text:p>2904395828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2904395828">
            <text:p>2904395828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427690100">
            <text:p>427690100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403953084">
            <text:p>3403953084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403953084">
            <text:p>3403953084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403953084">
            <text:p>3403953084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617946482">
            <text:p>617946482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3662286348">
            <text:p>3662286348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617946482">
            <text:p>617946482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662286348">
            <text:p>366228634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617946482">
            <text:p>617946482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662286348">
            <text:p>3662286348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1721017894">
            <text:p>1721017894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721017894">
            <text:p>1721017894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721017894">
            <text:p>1721017894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680989094">
            <text:p>2680989094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680989094">
            <text:p>2680989094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680989094">
            <text:p>2680989094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277241260">
            <text:p>2277241260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2277241260">
            <text:p>2277241260</text:p>
          </table:table-cell>
          <table:table-cell office:value-type="float" office:value="40.96">
            <text:p>40.96</text:p>
          </table:table-cell>
          <table:table-cell/>
          <table:table-cell office:value-type="float" office:value="2277241260">
            <text:p>2277241260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30994984">
            <text:p>30994984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0994984">
            <text:p>30994984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0994984">
            <text:p>30994984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926050346">
            <text:p>3926050346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3926050346">
            <text:p>3926050346</text:p>
          </table:table-cell>
          <table:table-cell office:value-type="float" office:value="51.2">
            <text:p>51.2</text:p>
          </table:table-cell>
          <table:table-cell/>
          <table:table-cell office:value-type="float" office:value="3926050346">
            <text:p>3926050346</text:p>
          </table:table-cell>
          <table:table-cell office:value-type="float" office:value="64">
            <text:p>64</text:p>
          </table:table-cell>
          <table:table-cell table:number-columns-repeated="1016"/>
        </table:table-row>
        <table:table-row table:style-name="ro1">
          <table:table-cell office:value-type="float" office:value="2853093123">
            <text:p>2853093123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2853093123">
            <text:p>2853093123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853093123">
            <text:p>2853093123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225801284">
            <text:p>3225801284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3225801284">
            <text:p>3225801284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3225801284">
            <text:p>3225801284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392494212">
            <text:p>1392494212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392494212">
            <text:p>1392494212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392494212">
            <text:p>1392494212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876384357">
            <text:p>3876384357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3876384357">
            <text:p>3876384357</text:p>
          </table:table-cell>
          <table:table-cell office:value-type="float" office:value="32">
            <text:p>32</text:p>
          </table:table-cell>
          <table:table-cell/>
          <table:table-cell office:value-type="float" office:value="3876384357">
            <text:p>3876384357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363252238">
            <text:p>363252238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63252238">
            <text:p>363252238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63252238">
            <text:p>363252238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3351337371">
            <text:p>3351337371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605740013">
            <text:p>1605740013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3965348163">
            <text:p>3965348163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1605740013">
            <text:p>1605740013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965348163">
            <text:p>3965348163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1605740013">
            <text:p>1605740013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965348163">
            <text:p>3965348163</text:p>
          </table:table-cell>
          <table:table-cell office:value-type="float" office:value="21.787234">
            <text:p>21.787234</text:p>
          </table:table-cell>
          <table:table-cell/>
          <table:table-cell office:value-type="float" office:value="653900570">
            <text:p>653900570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351337371">
            <text:p>3351337371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653900570">
            <text:p>653900570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351337371">
            <text:p>3351337371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653900570">
            <text:p>653900570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294091423">
            <text:p>2294091423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294091423">
            <text:p>2294091423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294091423">
            <text:p>2294091423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1134871615">
            <text:p>1134871615</text:p>
          </table:table-cell>
          <table:table-cell office:value-type="float" office:value="25.6">
            <text:p>25.6</text:p>
          </table:table-cell>
          <table:table-cell/>
          <table:table-cell office:value-type="float" office:value="4283453275">
            <text:p>4283453275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134871615">
            <text:p>1134871615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4283453275">
            <text:p>4283453275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134871615">
            <text:p>1134871615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4283453275">
            <text:p>4283453275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1357691000">
            <text:p>1357691000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1357691000">
            <text:p>1357691000</text:p>
          </table:table-cell>
          <table:table-cell office:value-type="float" office:value="40.96">
            <text:p>40.96</text:p>
          </table:table-cell>
          <table:table-cell/>
          <table:table-cell office:value-type="float" office:value="1357691000">
            <text:p>1357691000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587199773">
            <text:p>1587199773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1423623424">
            <text:p>1423623424</text:p>
          </table:table-cell>
          <table:table-cell office:value-type="float" office:value="40.96">
            <text:p>40.96</text:p>
          </table:table-cell>
          <table:table-cell/>
          <table:table-cell office:value-type="float" office:value="1423623424">
            <text:p>1423623424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423623424">
            <text:p>1423623424</text:p>
          </table:table-cell>
          <table:table-cell office:value-type="float" office:value="32">
            <text:p>32</text:p>
          </table:table-cell>
          <table:table-cell/>
          <table:table-cell office:value-type="float" office:value="1587199773">
            <text:p>1587199773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587199773">
            <text:p>1587199773</text:p>
          </table:table-cell>
          <table:table-cell office:value-type="float" office:value="53.894737">
            <text:p>53.894737</text:p>
          </table:table-cell>
          <table:table-cell table:number-columns-repeated="1016"/>
        </table:table-row>
        <table:table-row table:style-name="ro1">
          <table:table-cell office:value-type="float" office:value="1272060349">
            <text:p>1272060349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272060349">
            <text:p>1272060349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272060349">
            <text:p>1272060349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042338">
            <text:p>1042338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042338">
            <text:p>1042338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591146483">
            <text:p>2591146483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591146483">
            <text:p>2591146483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2591146483">
            <text:p>2591146483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042338">
            <text:p>1042338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828471286">
            <text:p>2828471286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2828471286">
            <text:p>2828471286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828471286">
            <text:p>2828471286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584129124">
            <text:p>584129124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584129124">
            <text:p>584129124</text:p>
          </table:table-cell>
          <table:table-cell office:value-type="float" office:value="40.96">
            <text:p>40.96</text:p>
          </table:table-cell>
          <table:table-cell/>
          <table:table-cell office:value-type="float" office:value="584129124">
            <text:p>584129124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266032443">
            <text:p>3266032443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266032443">
            <text:p>3266032443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266032443">
            <text:p>3266032443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983552770">
            <text:p>3983552770</text:p>
          </table:table-cell>
          <table:table-cell office:value-type="float" office:value="25.6">
            <text:p>25.6</text:p>
          </table:table-cell>
          <table:table-cell/>
          <table:table-cell office:value-type="float" office:value="3983552770">
            <text:p>3983552770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557472176">
            <text:p>3557472176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95963056">
            <text:p>95963056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557472176">
            <text:p>3557472176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983552770">
            <text:p>3983552770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557472176">
            <text:p>3557472176</text:p>
          </table:table-cell>
          <table:table-cell office:value-type="float" office:value="20.48">
            <text:p>20.48</text:p>
          </table:table-cell>
          <table:table-cell/>
          <table:table-cell office:value-type="float" office:value="95963056">
            <text:p>95963056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95963056">
            <text:p>95963056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704701260">
            <text:p>704701260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704701260">
            <text:p>704701260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704701260">
            <text:p>704701260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322960532">
            <text:p>3322960532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322960532">
            <text:p>3322960532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322960532">
            <text:p>3322960532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67666606">
            <text:p>67666606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67666606">
            <text:p>67666606</text:p>
          </table:table-cell>
          <table:table-cell office:value-type="float" office:value="40.96">
            <text:p>40.96</text:p>
          </table:table-cell>
          <table:table-cell/>
          <table:table-cell office:value-type="float" office:value="67666606">
            <text:p>67666606</text:p>
          </table:table-cell>
          <table:table-cell office:value-type="float" office:value="56.888889">
            <text:p>56.888889</text:p>
          </table:table-cell>
          <table:table-cell table:number-columns-repeated="1016"/>
        </table:table-row>
        <table:table-row table:style-name="ro1">
          <table:table-cell office:value-type="float" office:value="1106635179">
            <text:p>1106635179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106635179">
            <text:p>1106635179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106635179">
            <text:p>1106635179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321146617">
            <text:p>3321146617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3321146617">
            <text:p>3321146617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3321146617">
            <text:p>3321146617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114573711">
            <text:p>2114573711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114573711">
            <text:p>2114573711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114573711">
            <text:p>2114573711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283371181">
            <text:p>3283371181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3283371181">
            <text:p>3283371181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283371181">
            <text:p>3283371181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29958100">
            <text:p>129958100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129958100">
            <text:p>129958100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29958100">
            <text:p>129958100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591060651">
            <text:p>3591060651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3591060651">
            <text:p>3591060651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3591060651">
            <text:p>3591060651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2257028113">
            <text:p>2257028113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396810218">
            <text:p>2396810218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396810218">
            <text:p>2396810218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396810218">
            <text:p>2396810218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2257028113">
            <text:p>2257028113</text:p>
          </table:table-cell>
          <table:table-cell office:value-type="float" office:value="40.96">
            <text:p>40.96</text:p>
          </table:table-cell>
          <table:table-cell/>
          <table:table-cell office:value-type="float" office:value="2257028113">
            <text:p>2257028113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57514897">
            <text:p>57514897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57514897">
            <text:p>57514897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57514897">
            <text:p>57514897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17876741">
            <text:p>317876741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17876741">
            <text:p>317876741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17876741">
            <text:p>317876741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1583712951">
            <text:p>1583712951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1583712951">
            <text:p>1583712951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1583712951">
            <text:p>1583712951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807021572">
            <text:p>3807021572</text:p>
          </table:table-cell>
          <table:table-cell office:value-type="float" office:value="32">
            <text:p>32</text:p>
          </table:table-cell>
          <table:table-cell/>
          <table:table-cell office:value-type="float" office:value="3807021572">
            <text:p>3807021572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807021572">
            <text:p>3807021572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1369946615">
            <text:p>1369946615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1369946615">
            <text:p>1369946615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369946615">
            <text:p>1369946615</text:p>
          </table:table-cell>
          <table:table-cell office:value-type="float" office:value="33.032258">
            <text:p>33.032258</text:p>
          </table:table-cell>
          <table:table-cell table:number-columns-repeated="1016"/>
        </table:table-row>
        <table:table-row table:style-name="ro1">
          <table:table-cell office:value-type="float" office:value="2128490030">
            <text:p>2128490030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128490030">
            <text:p>2128490030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128490030">
            <text:p>2128490030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192578843">
            <text:p>3192578843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192578843">
            <text:p>3192578843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192578843">
            <text:p>3192578843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207125855">
            <text:p>1207125855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756601898">
            <text:p>1756601898</text:p>
          </table:table-cell>
          <table:table-cell office:value-type="float" office:value="40.96">
            <text:p>40.96</text:p>
          </table:table-cell>
          <table:table-cell/>
          <table:table-cell office:value-type="float" office:value="1207125855">
            <text:p>1207125855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756601898">
            <text:p>1756601898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1207125855">
            <text:p>1207125855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1756601898">
            <text:p>1756601898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866887923">
            <text:p>2866887923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866887923">
            <text:p>2866887923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866887923">
            <text:p>2866887923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1594487327">
            <text:p>1594487327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594487327">
            <text:p>1594487327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594487327">
            <text:p>1594487327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729871860">
            <text:p>729871860</text:p>
          </table:table-cell>
          <table:table-cell office:value-type="float" office:value="32">
            <text:p>32</text:p>
          </table:table-cell>
          <table:table-cell/>
          <table:table-cell office:value-type="float" office:value="729871860">
            <text:p>729871860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729871860">
            <text:p>729871860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2736358734">
            <text:p>2736358734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2736358734">
            <text:p>2736358734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736358734">
            <text:p>2736358734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88835818">
            <text:p>288835818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288835818">
            <text:p>288835818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88835818">
            <text:p>288835818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809028802">
            <text:p>1809028802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1809028802">
            <text:p>1809028802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809028802">
            <text:p>1809028802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718657162">
            <text:p>3718657162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3718657162">
            <text:p>3718657162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718657162">
            <text:p>3718657162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275813086">
            <text:p>1275813086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4043267228">
            <text:p>404326722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275813086">
            <text:p>1275813086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4043267228">
            <text:p>4043267228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1275813086">
            <text:p>1275813086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4043267228">
            <text:p>4043267228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1231847698">
            <text:p>1231847698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1231847698">
            <text:p>1231847698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231847698">
            <text:p>1231847698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3917429094">
            <text:p>3917429094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917429094">
            <text:p>3917429094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917429094">
            <text:p>3917429094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2468913313">
            <text:p>2468913313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468913313">
            <text:p>2468913313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468913313">
            <text:p>2468913313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88297708">
            <text:p>88297708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128269407">
            <text:p>128269407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28269407">
            <text:p>128269407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826234148">
            <text:p>1826234148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88297708">
            <text:p>88297708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88297708">
            <text:p>88297708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28269407">
            <text:p>128269407</text:p>
          </table:table-cell>
          <table:table-cell office:value-type="float" office:value="22.26087">
            <text:p>22.26087</text:p>
          </table:table-cell>
          <table:table-cell/>
          <table:table-cell office:value-type="float" office:value="1826234148">
            <text:p>1826234148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826234148">
            <text:p>1826234148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1700101680">
            <text:p>1700101680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1700101680">
            <text:p>1700101680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700101680">
            <text:p>1700101680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453557075">
            <text:p>453557075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453557075">
            <text:p>453557075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453557075">
            <text:p>453557075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47819734">
            <text:p>147819734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360290985">
            <text:p>3360290985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360290985">
            <text:p>3360290985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80745436">
            <text:p>80745436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80745436">
            <text:p>80745436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80745436">
            <text:p>80745436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360290985">
            <text:p>3360290985</text:p>
          </table:table-cell>
          <table:table-cell office:value-type="float" office:value="25.6">
            <text:p>25.6</text:p>
          </table:table-cell>
          <table:table-cell/>
          <table:table-cell office:value-type="float" office:value="147819734">
            <text:p>147819734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47819734">
            <text:p>147819734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860303211">
            <text:p>1860303211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1860303211">
            <text:p>1860303211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860303211">
            <text:p>1860303211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428865608">
            <text:p>428865608</text:p>
          </table:table-cell>
          <table:table-cell office:value-type="float" office:value="40.96">
            <text:p>40.96</text:p>
          </table:table-cell>
          <table:table-cell/>
          <table:table-cell office:value-type="float" office:value="58718374">
            <text:p>58718374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750987583">
            <text:p>2750987583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58718374">
            <text:p>58718374</text:p>
          </table:table-cell>
          <table:table-cell office:value-type="float" office:value="25.6">
            <text:p>25.6</text:p>
          </table:table-cell>
          <table:table-cell/>
          <table:table-cell office:value-type="float" office:value="2750987583">
            <text:p>2750987583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58718374">
            <text:p>58718374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750987583">
            <text:p>2750987583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428865608">
            <text:p>428865608</text:p>
          </table:table-cell>
          <table:table-cell office:value-type="float" office:value="40.96">
            <text:p>40.96</text:p>
          </table:table-cell>
          <table:table-cell/>
          <table:table-cell office:value-type="float" office:value="428865608">
            <text:p>428865608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040600629">
            <text:p>2040600629</text:p>
          </table:table-cell>
          <table:table-cell office:value-type="float" office:value="20.897959">
            <text:p>20.897959</text:p>
          </table:table-cell>
          <table:table-cell/>
          <table:table-cell office:value-type="float" office:value="2040600629">
            <text:p>2040600629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2040600629">
            <text:p>2040600629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2131470332">
            <text:p>2131470332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131470332">
            <text:p>2131470332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131470332">
            <text:p>2131470332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2196981527">
            <text:p>2196981527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196981527">
            <text:p>2196981527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196981527">
            <text:p>2196981527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419776315">
            <text:p>2419776315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2419776315">
            <text:p>2419776315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419776315">
            <text:p>2419776315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204269081">
            <text:p>2204269081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427251183">
            <text:p>1427251183</text:p>
          </table:table-cell>
          <table:table-cell office:value-type="float" office:value="32">
            <text:p>32</text:p>
          </table:table-cell>
          <table:table-cell/>
          <table:table-cell office:value-type="float" office:value="1427251183">
            <text:p>1427251183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427251183">
            <text:p>1427251183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4025071474">
            <text:p>4025071474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2204269081">
            <text:p>2204269081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4025071474">
            <text:p>4025071474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2204269081">
            <text:p>2204269081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4025071474">
            <text:p>4025071474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2015083931">
            <text:p>2015083931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2015083931">
            <text:p>2015083931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2015083931">
            <text:p>2015083931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28404511">
            <text:p>328404511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519701233">
            <text:p>1519701233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519701233">
            <text:p>1519701233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519701233">
            <text:p>1519701233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28404511">
            <text:p>328404511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28404511">
            <text:p>328404511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002128321">
            <text:p>3002128321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002128321">
            <text:p>3002128321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002128321">
            <text:p>3002128321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206706355">
            <text:p>2206706355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2206706355">
            <text:p>2206706355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535602617">
            <text:p>2535602617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2535602617">
            <text:p>2535602617</text:p>
          </table:table-cell>
          <table:table-cell office:value-type="float" office:value="25.6">
            <text:p>25.6</text:p>
          </table:table-cell>
          <table:table-cell/>
          <table:table-cell office:value-type="float" office:value="2535602617">
            <text:p>2535602617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676503843">
            <text:p>676503843</text:p>
          </table:table-cell>
          <table:table-cell office:value-type="float" office:value="33.032258">
            <text:p>33.032258</text:p>
          </table:table-cell>
          <table:table-cell table:number-columns-repeated="1016"/>
        </table:table-row>
        <table:table-row table:style-name="ro1">
          <table:table-cell office:value-type="float" office:value="676503843">
            <text:p>676503843</text:p>
          </table:table-cell>
          <table:table-cell office:value-type="float" office:value="20.897959">
            <text:p>20.897959</text:p>
          </table:table-cell>
          <table:table-cell/>
          <table:table-cell office:value-type="float" office:value="676503843">
            <text:p>676503843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2206706355">
            <text:p>2206706355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733205097">
            <text:p>1733205097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1733205097">
            <text:p>1733205097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733205097">
            <text:p>1733205097</text:p>
          </table:table-cell>
          <table:table-cell office:value-type="float" office:value="64">
            <text:p>64</text:p>
          </table:table-cell>
          <table:table-cell table:number-columns-repeated="1016"/>
        </table:table-row>
        <table:table-row table:style-name="ro1">
          <table:table-cell office:value-type="float" office:value="4847374">
            <text:p>4847374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4847374">
            <text:p>4847374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4847374">
            <text:p>4847374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306520845">
            <text:p>2306520845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306520845">
            <text:p>2306520845</text:p>
          </table:table-cell>
          <table:table-cell office:value-type="float" office:value="40.96">
            <text:p>40.96</text:p>
          </table:table-cell>
          <table:table-cell/>
          <table:table-cell office:value-type="float" office:value="2306520845">
            <text:p>2306520845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3901319847">
            <text:p>3901319847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901319847">
            <text:p>3901319847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901319847">
            <text:p>3901319847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724446343">
            <text:p>724446343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724446343">
            <text:p>724446343</text:p>
          </table:table-cell>
          <table:table-cell office:value-type="float" office:value="40.96">
            <text:p>40.96</text:p>
          </table:table-cell>
          <table:table-cell/>
          <table:table-cell office:value-type="float" office:value="724446343">
            <text:p>724446343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685475908">
            <text:p>685475908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858046028">
            <text:p>3858046028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685475908">
            <text:p>685475908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858046028">
            <text:p>3858046028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685475908">
            <text:p>685475908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858046028">
            <text:p>3858046028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801366147">
            <text:p>801366147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801366147">
            <text:p>801366147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801366147">
            <text:p>801366147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783746892">
            <text:p>2783746892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783746892">
            <text:p>2783746892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783746892">
            <text:p>2783746892</text:p>
          </table:table-cell>
          <table:table-cell office:value-type="float" office:value="53.894737">
            <text:p>53.894737</text:p>
          </table:table-cell>
          <table:table-cell table:number-columns-repeated="1016"/>
        </table:table-row>
        <table:table-row table:style-name="ro1">
          <table:table-cell office:value-type="float" office:value="414805111">
            <text:p>414805111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414805111">
            <text:p>414805111</text:p>
          </table:table-cell>
          <table:table-cell office:value-type="float" office:value="32">
            <text:p>32</text:p>
          </table:table-cell>
          <table:table-cell/>
          <table:table-cell office:value-type="float" office:value="414805111">
            <text:p>414805111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64859140">
            <text:p>264859140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264859140">
            <text:p>264859140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64859140">
            <text:p>264859140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585437153">
            <text:p>585437153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585437153">
            <text:p>585437153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585437153">
            <text:p>585437153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578536966">
            <text:p>2578536966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2578536966">
            <text:p>2578536966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578536966">
            <text:p>2578536966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993590824">
            <text:p>1993590824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1993590824">
            <text:p>1993590824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580210205">
            <text:p>3580210205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1042324831">
            <text:p>1042324831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042324831">
            <text:p>1042324831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993590824">
            <text:p>1993590824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3580210205">
            <text:p>3580210205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580210205">
            <text:p>3580210205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042324831">
            <text:p>1042324831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820625736">
            <text:p>2820625736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820625736">
            <text:p>2820625736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820625736">
            <text:p>2820625736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333611116">
            <text:p>1333611116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333611116">
            <text:p>1333611116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333611116">
            <text:p>1333611116</text:p>
          </table:table-cell>
          <table:table-cell office:value-type="float" office:value="53.894737">
            <text:p>53.894737</text:p>
          </table:table-cell>
          <table:table-cell table:number-columns-repeated="1016"/>
        </table:table-row>
        <table:table-row table:style-name="ro1">
          <table:table-cell office:value-type="float" office:value="1814882545">
            <text:p>1814882545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1814882545">
            <text:p>1814882545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738552088">
            <text:p>2738552088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2738552088">
            <text:p>2738552088</text:p>
          </table:table-cell>
          <table:table-cell office:value-type="float" office:value="21.787234">
            <text:p>21.787234</text:p>
          </table:table-cell>
          <table:table-cell/>
          <table:table-cell office:value-type="float" office:value="2738552088">
            <text:p>2738552088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814882545">
            <text:p>1814882545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4151556735">
            <text:p>4151556735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4151556735">
            <text:p>4151556735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4151556735">
            <text:p>4151556735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963078553">
            <text:p>963078553</text:p>
          </table:table-cell>
          <table:table-cell office:value-type="float" office:value="25.6">
            <text:p>25.6</text:p>
          </table:table-cell>
          <table:table-cell/>
          <table:table-cell office:value-type="float" office:value="963078553">
            <text:p>963078553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963078553">
            <text:p>963078553</text:p>
          </table:table-cell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float" office:value="1046023177">
            <text:p>1046023177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046023177">
            <text:p>1046023177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1046023177">
            <text:p>1046023177</text:p>
          </table:table-cell>
          <table:table-cell office:value-type="float" office:value="53.894737">
            <text:p>53.894737</text:p>
          </table:table-cell>
          <table:table-cell table:number-columns-repeated="1016"/>
        </table:table-row>
        <table:table-row table:style-name="ro1">
          <table:table-cell office:value-type="float" office:value="1228848140">
            <text:p>1228848140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750089386">
            <text:p>3750089386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750089386">
            <text:p>3750089386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750089386">
            <text:p>3750089386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1228848140">
            <text:p>1228848140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228848140">
            <text:p>1228848140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816410066">
            <text:p>816410066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334178469">
            <text:p>334178469</text:p>
          </table:table-cell>
          <table:table-cell office:value-type="float" office:value="40.96">
            <text:p>40.96</text:p>
          </table:table-cell>
          <table:table-cell/>
          <table:table-cell office:value-type="float" office:value="816410066">
            <text:p>816410066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81695905">
            <text:p>181695905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816410066">
            <text:p>816410066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34178469">
            <text:p>334178469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34178469">
            <text:p>334178469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181695905">
            <text:p>181695905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81695905">
            <text:p>181695905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891544894">
            <text:p>2891544894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891544894">
            <text:p>2891544894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891544894">
            <text:p>2891544894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967984178">
            <text:p>967984178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967984178">
            <text:p>967984178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967984178">
            <text:p>967984178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556335264">
            <text:p>3556335264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556335264">
            <text:p>3556335264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556335264">
            <text:p>3556335264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727951999">
            <text:p>727951999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727951999">
            <text:p>727951999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518484504">
            <text:p>3518484504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518484504">
            <text:p>3518484504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3518484504">
            <text:p>3518484504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727951999">
            <text:p>727951999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1966058117">
            <text:p>1966058117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966058117">
            <text:p>1966058117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02733023">
            <text:p>202733023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02733023">
            <text:p>202733023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202733023">
            <text:p>202733023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966058117">
            <text:p>1966058117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493616503">
            <text:p>2493616503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2493616503">
            <text:p>2493616503</text:p>
          </table:table-cell>
          <table:table-cell office:value-type="float" office:value="32">
            <text:p>32</text:p>
          </table:table-cell>
          <table:table-cell/>
          <table:table-cell office:value-type="float" office:value="2493616503">
            <text:p>2493616503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519962498">
            <text:p>2519962498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519962498">
            <text:p>251996249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519962498">
            <text:p>2519962498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63981059">
            <text:p>163981059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63981059">
            <text:p>163981059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63981059">
            <text:p>163981059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406911398">
            <text:p>1406911398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3693151954">
            <text:p>3693151954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693151954">
            <text:p>3693151954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976955474">
            <text:p>976955474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406911398">
            <text:p>1406911398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406911398">
            <text:p>1406911398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693151954">
            <text:p>3693151954</text:p>
          </table:table-cell>
          <table:table-cell office:value-type="float" office:value="18.962963">
            <text:p>18.962963</text:p>
          </table:table-cell>
          <table:table-cell/>
          <table:table-cell office:value-type="float" office:value="976955474">
            <text:p>976955474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976955474">
            <text:p>976955474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678955919">
            <text:p>1678955919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1678955919">
            <text:p>1678955919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678955919">
            <text:p>1678955919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1806178096">
            <text:p>1806178096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390517855">
            <text:p>2390517855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390517855">
            <text:p>2390517855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390517855">
            <text:p>2390517855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4070716047">
            <text:p>4070716047</text:p>
          </table:table-cell>
          <table:table-cell office:value-type="float" office:value="40.96">
            <text:p>40.96</text:p>
          </table:table-cell>
          <table:table-cell/>
          <table:table-cell office:value-type="float" office:value="1806178096">
            <text:p>1806178096</text:p>
          </table:table-cell>
          <table:table-cell office:value-type="float" office:value="30.117647">
            <text:p>30.117647</text:p>
          </table:table-cell>
          <table:table-cell table:number-columns-repeated="1016"/>
        </table:table-row>
        <table:table-row table:style-name="ro1">
          <table:table-cell office:value-type="float" office:value="4070716047">
            <text:p>4070716047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1806178096">
            <text:p>1806178096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4070716047">
            <text:p>4070716047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683528342">
            <text:p>1683528342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683528342">
            <text:p>1683528342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683528342">
            <text:p>1683528342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107333126">
            <text:p>3107333126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107333126">
            <text:p>3107333126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107333126">
            <text:p>3107333126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847060143">
            <text:p>847060143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847060143">
            <text:p>847060143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267825114">
            <text:p>1267825114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267825114">
            <text:p>1267825114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1267825114">
            <text:p>1267825114</text:p>
          </table:table-cell>
          <table:table-cell office:value-type="float" office:value="32">
            <text:p>32</text:p>
          </table:table-cell>
          <table:table-cell/>
          <table:table-cell office:value-type="float" office:value="847060143">
            <text:p>847060143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1025417679">
            <text:p>1025417679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1025417679">
            <text:p>1025417679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983781535">
            <text:p>3983781535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983781535">
            <text:p>3983781535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983781535">
            <text:p>3983781535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1025417679">
            <text:p>1025417679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3140326674">
            <text:p>3140326674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239181888">
            <text:p>239181888</text:p>
          </table:table-cell>
          <table:table-cell office:value-type="float" office:value="32">
            <text:p>32</text:p>
          </table:table-cell>
          <table:table-cell/>
          <table:table-cell office:value-type="float" office:value="3140326674">
            <text:p>3140326674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39181888">
            <text:p>239181888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140326674">
            <text:p>3140326674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39181888">
            <text:p>239181888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603265889">
            <text:p>603265889</text:p>
          </table:table-cell>
          <table:table-cell office:value-type="float" office:value="48.761905">
            <text:p>48.761905</text:p>
          </table:table-cell>
          <table:table-cell/>
          <table:table-cell office:value-type="float" office:value="603265889">
            <text:p>603265889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846134420">
            <text:p>846134420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846134420">
            <text:p>846134420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846134420">
            <text:p>846134420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603265889">
            <text:p>603265889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4013682980">
            <text:p>4013682980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4013682980">
            <text:p>4013682980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4013682980">
            <text:p>4013682980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3965328907">
            <text:p>3965328907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965328907">
            <text:p>3965328907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965328907">
            <text:p>3965328907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573483277">
            <text:p>3573483277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573483277">
            <text:p>3573483277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573483277">
            <text:p>3573483277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598547105">
            <text:p>2598547105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2598547105">
            <text:p>2598547105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598547105">
            <text:p>2598547105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960075809">
            <text:p>2960075809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2960075809">
            <text:p>2960075809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960075809">
            <text:p>2960075809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2792153111">
            <text:p>2792153111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2792153111">
            <text:p>2792153111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792153111">
            <text:p>2792153111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258084377">
            <text:p>2258084377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2258084377">
            <text:p>2258084377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258084377">
            <text:p>2258084377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556456281">
            <text:p>3556456281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556456281">
            <text:p>3556456281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556456281">
            <text:p>3556456281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884098792">
            <text:p>1884098792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1884098792">
            <text:p>1884098792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884098792">
            <text:p>1884098792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4092570967">
            <text:p>4092570967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4092570967">
            <text:p>4092570967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4092570967">
            <text:p>4092570967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4157358608">
            <text:p>4157358608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480917303">
            <text:p>480917303</text:p>
          </table:table-cell>
          <table:table-cell office:value-type="float" office:value="32">
            <text:p>32</text:p>
          </table:table-cell>
          <table:table-cell/>
          <table:table-cell office:value-type="float" office:value="480917303">
            <text:p>480917303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480917303">
            <text:p>480917303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4157358608">
            <text:p>415735860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4157358608">
            <text:p>4157358608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715735473">
            <text:p>2715735473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2715735473">
            <text:p>2715735473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715735473">
            <text:p>2715735473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572025323">
            <text:p>2572025323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2572025323">
            <text:p>2572025323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572025323">
            <text:p>2572025323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1895014082">
            <text:p>1895014082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895014082">
            <text:p>1895014082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895014082">
            <text:p>1895014082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947150101">
            <text:p>3947150101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225848879">
            <text:p>225848879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25848879">
            <text:p>225848879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25848879">
            <text:p>225848879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947150101">
            <text:p>3947150101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947150101">
            <text:p>3947150101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1824655657">
            <text:p>1824655657</text:p>
          </table:table-cell>
          <table:table-cell office:value-type="float" office:value="21.787234">
            <text:p>21.787234</text:p>
          </table:table-cell>
          <table:table-cell/>
          <table:table-cell office:value-type="float" office:value="1824655657">
            <text:p>1824655657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1824655657">
            <text:p>1824655657</text:p>
          </table:table-cell>
          <table:table-cell office:value-type="float" office:value="30.117647">
            <text:p>30.117647</text:p>
          </table:table-cell>
          <table:table-cell table:number-columns-repeated="1016"/>
        </table:table-row>
        <table:table-row table:style-name="ro1">
          <table:table-cell office:value-type="float" office:value="1326789374">
            <text:p>1326789374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484795207">
            <text:p>2484795207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484795207">
            <text:p>2484795207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484795207">
            <text:p>2484795207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1326789374">
            <text:p>1326789374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326789374">
            <text:p>1326789374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4146057360">
            <text:p>4146057360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4146057360">
            <text:p>4146057360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4146057360">
            <text:p>4146057360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419009205">
            <text:p>2419009205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2419009205">
            <text:p>2419009205</text:p>
          </table:table-cell>
          <table:table-cell office:value-type="float" office:value="56.888889">
            <text:p>56.888889</text:p>
          </table:table-cell>
          <table:table-cell/>
          <table:table-cell office:value-type="float" office:value="2419009205">
            <text:p>2419009205</text:p>
          </table:table-cell>
          <table:table-cell office:value-type="float" office:value="60.235294">
            <text:p>60.235294</text:p>
          </table:table-cell>
          <table:table-cell table:number-columns-repeated="1016"/>
        </table:table-row>
        <table:table-row table:style-name="ro1">
          <table:table-cell office:value-type="float" office:value="1096319511">
            <text:p>1096319511</text:p>
          </table:table-cell>
          <table:table-cell office:value-type="float" office:value="18.618182">
            <text:p>18.618182</text:p>
          </table:table-cell>
          <table:table-cell/>
          <table:table-cell office:value-type="float" office:value="537324508">
            <text:p>53732450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537324508">
            <text:p>537324508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537324508">
            <text:p>537324508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1096319511">
            <text:p>1096319511</text:p>
          </table:table-cell>
          <table:table-cell office:value-type="float" office:value="25.6">
            <text:p>25.6</text:p>
          </table:table-cell>
          <table:table-cell/>
          <table:table-cell office:value-type="float" office:value="1096319511">
            <text:p>1096319511</text:p>
          </table:table-cell>
          <table:table-cell office:value-type="float" office:value="31.030303">
            <text:p>31.030303</text:p>
          </table:table-cell>
          <table:table-cell table:number-columns-repeated="1016"/>
        </table:table-row>
        <table:table-row table:style-name="ro1">
          <table:table-cell office:value-type="float" office:value="1407779144">
            <text:p>1407779144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1407779144">
            <text:p>1407779144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407779144">
            <text:p>1407779144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4108395139">
            <text:p>4108395139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4108395139">
            <text:p>4108395139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4108395139">
            <text:p>4108395139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653562223">
            <text:p>653562223</text:p>
          </table:table-cell>
          <table:table-cell office:value-type="float" office:value="25.6">
            <text:p>25.6</text:p>
          </table:table-cell>
          <table:table-cell/>
          <table:table-cell office:value-type="float" office:value="653562223">
            <text:p>653562223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653562223">
            <text:p>653562223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4216005500">
            <text:p>4216005500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2798791474">
            <text:p>2798791474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2798791474">
            <text:p>2798791474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798791474">
            <text:p>2798791474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4216005500">
            <text:p>4216005500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4216005500">
            <text:p>4216005500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802481064">
            <text:p>3802481064</text:p>
          </table:table-cell>
          <table:table-cell office:value-type="float" office:value="25.6">
            <text:p>25.6</text:p>
          </table:table-cell>
          <table:table-cell/>
          <table:table-cell office:value-type="float" office:value="3802481064">
            <text:p>3802481064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802481064">
            <text:p>3802481064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37923192">
            <text:p>37923192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1895611550">
            <text:p>1895611550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895611550">
            <text:p>1895611550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895611550">
            <text:p>1895611550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7923192">
            <text:p>37923192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7923192">
            <text:p>37923192</text:p>
          </table:table-cell>
          <table:table-cell office:value-type="float" office:value="33.032258">
            <text:p>33.032258</text:p>
          </table:table-cell>
          <table:table-cell table:number-columns-repeated="1016"/>
        </table:table-row>
        <table:table-row table:style-name="ro1">
          <table:table-cell office:value-type="float" office:value="3871011979">
            <text:p>3871011979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3871011979">
            <text:p>3871011979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871011979">
            <text:p>3871011979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1572296835">
            <text:p>1572296835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572296835">
            <text:p>1572296835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504898770">
            <text:p>2504898770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504898770">
            <text:p>2504898770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2504898770">
            <text:p>2504898770</text:p>
          </table:table-cell>
          <table:table-cell office:value-type="float" office:value="40.96">
            <text:p>40.96</text:p>
          </table:table-cell>
          <table:table-cell/>
          <table:table-cell office:value-type="float" office:value="1572296835">
            <text:p>1572296835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615135602">
            <text:p>2615135602</text:p>
          </table:table-cell>
          <table:table-cell office:value-type="float" office:value="25.6">
            <text:p>25.6</text:p>
          </table:table-cell>
          <table:table-cell/>
          <table:table-cell office:value-type="float" office:value="2404548965">
            <text:p>2404548965</text:p>
          </table:table-cell>
          <table:table-cell office:value-type="float" office:value="32">
            <text:p>32</text:p>
          </table:table-cell>
          <table:table-cell/>
          <table:table-cell office:value-type="float" office:value="2404548965">
            <text:p>2404548965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404548965">
            <text:p>2404548965</text:p>
          </table:table-cell>
          <table:table-cell office:value-type="float" office:value="21.333333">
            <text:p>21.333333</text:p>
          </table:table-cell>
          <table:table-cell/>
          <table:table-cell office:value-type="float" office:value="2615135602">
            <text:p>2615135602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615135602">
            <text:p>2615135602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866185155">
            <text:p>866185155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866185155">
            <text:p>866185155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866185155">
            <text:p>866185155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4211690902">
            <text:p>4211690902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4211690902">
            <text:p>4211690902</text:p>
          </table:table-cell>
          <table:table-cell office:value-type="float" office:value="40.96">
            <text:p>40.96</text:p>
          </table:table-cell>
          <table:table-cell/>
          <table:table-cell office:value-type="float" office:value="4211690902">
            <text:p>4211690902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602436402">
            <text:p>602436402</text:p>
          </table:table-cell>
          <table:table-cell office:value-type="float" office:value="25.6">
            <text:p>25.6</text:p>
          </table:table-cell>
          <table:table-cell/>
          <table:table-cell office:value-type="float" office:value="602436402">
            <text:p>602436402</text:p>
          </table:table-cell>
          <table:table-cell office:value-type="float" office:value="40.96">
            <text:p>40.96</text:p>
          </table:table-cell>
          <table:table-cell/>
          <table:table-cell office:value-type="float" office:value="602436402">
            <text:p>602436402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209441778">
            <text:p>3209441778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209441778">
            <text:p>3209441778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3209441778">
            <text:p>3209441778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324767870">
            <text:p>2324767870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324767870">
            <text:p>2324767870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2324767870">
            <text:p>2324767870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3099265826">
            <text:p>3099265826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099265826">
            <text:p>3099265826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099265826">
            <text:p>3099265826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028379259">
            <text:p>2028379259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028379259">
            <text:p>2028379259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028379259">
            <text:p>2028379259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999995201">
            <text:p>999995201</text:p>
          </table:table-cell>
          <table:table-cell office:value-type="float" office:value="32">
            <text:p>32</text:p>
          </table:table-cell>
          <table:table-cell/>
          <table:table-cell office:value-type="float" office:value="999995201">
            <text:p>999995201</text:p>
          </table:table-cell>
          <table:table-cell office:value-type="float" office:value="40.96">
            <text:p>40.96</text:p>
          </table:table-cell>
          <table:table-cell/>
          <table:table-cell office:value-type="float" office:value="999995201">
            <text:p>999995201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3244965564">
            <text:p>3244965564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244965564">
            <text:p>3244965564</text:p>
          </table:table-cell>
          <table:table-cell office:value-type="float" office:value="32">
            <text:p>32</text:p>
          </table:table-cell>
          <table:table-cell/>
          <table:table-cell office:value-type="float" office:value="3244965564">
            <text:p>3244965564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2122656611">
            <text:p>2122656611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122656611">
            <text:p>2122656611</text:p>
          </table:table-cell>
          <table:table-cell office:value-type="float" office:value="40.96">
            <text:p>40.96</text:p>
          </table:table-cell>
          <table:table-cell/>
          <table:table-cell office:value-type="float" office:value="1050347310">
            <text:p>1050347310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1050347310">
            <text:p>1050347310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1050347310">
            <text:p>1050347310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122656611">
            <text:p>2122656611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320306877">
            <text:p>3320306877</text:p>
          </table:table-cell>
          <table:table-cell office:value-type="float" office:value="32">
            <text:p>32</text:p>
          </table:table-cell>
          <table:table-cell/>
          <table:table-cell office:value-type="float" office:value="3320306877">
            <text:p>3320306877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3320306877">
            <text:p>3320306877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858137474">
            <text:p>2858137474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858137474">
            <text:p>2858137474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858137474">
            <text:p>2858137474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627822340">
            <text:p>627822340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627822340">
            <text:p>627822340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627822340">
            <text:p>627822340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3569566245">
            <text:p>3569566245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3569566245">
            <text:p>3569566245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527832335">
            <text:p>3527832335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527832335">
            <text:p>3527832335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3527832335">
            <text:p>3527832335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569566245">
            <text:p>3569566245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563316152">
            <text:p>1563316152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1563316152">
            <text:p>1563316152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563316152">
            <text:p>1563316152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916571412">
            <text:p>2916571412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916571412">
            <text:p>2916571412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186297135">
            <text:p>3186297135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186297135">
            <text:p>3186297135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186297135">
            <text:p>3186297135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916571412">
            <text:p>2916571412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1245172468">
            <text:p>1245172468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3968302939">
            <text:p>3968302939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968302939">
            <text:p>3968302939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968302939">
            <text:p>3968302939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245172468">
            <text:p>1245172468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245172468">
            <text:p>1245172468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3711863624">
            <text:p>3711863624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4235774265">
            <text:p>4235774265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4235774265">
            <text:p>4235774265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4235774265">
            <text:p>4235774265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711863624">
            <text:p>3711863624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711863624">
            <text:p>3711863624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1726502363">
            <text:p>1726502363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1726502363">
            <text:p>1726502363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2234587823">
            <text:p>2234587823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234587823">
            <text:p>2234587823</text:p>
          </table:table-cell>
          <table:table-cell office:value-type="float" office:value="21.787234">
            <text:p>21.787234</text:p>
          </table:table-cell>
          <table:table-cell/>
          <table:table-cell office:value-type="float" office:value="2234587823">
            <text:p>2234587823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726502363">
            <text:p>1726502363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1170975519">
            <text:p>1170975519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4147956120">
            <text:p>4147956120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4147956120">
            <text:p>4147956120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4147956120">
            <text:p>4147956120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170975519">
            <text:p>1170975519</text:p>
          </table:table-cell>
          <table:table-cell office:value-type="float" office:value="48.761905">
            <text:p>48.761905</text:p>
          </table:table-cell>
          <table:table-cell/>
          <table:table-cell office:value-type="float" office:value="1170975519">
            <text:p>1170975519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057570314">
            <text:p>2057570314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2057570314">
            <text:p>2057570314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608573250">
            <text:p>608573250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608573250">
            <text:p>608573250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608573250">
            <text:p>608573250</text:p>
          </table:table-cell>
          <table:table-cell office:value-type="float" office:value="40.96">
            <text:p>40.96</text:p>
          </table:table-cell>
          <table:table-cell/>
          <table:table-cell office:value-type="float" office:value="2057570314">
            <text:p>2057570314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393650741">
            <text:p>2393650741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393650741">
            <text:p>2393650741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973693788">
            <text:p>3973693788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3973693788">
            <text:p>3973693788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3973693788">
            <text:p>3973693788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393650741">
            <text:p>2393650741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490670526">
            <text:p>3490670526</text:p>
          </table:table-cell>
          <table:table-cell office:value-type="float" office:value="32">
            <text:p>32</text:p>
          </table:table-cell>
          <table:table-cell/>
          <table:table-cell office:value-type="float" office:value="3490670526">
            <text:p>3490670526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3490670526">
            <text:p>3490670526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4288586698">
            <text:p>4288586698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4288586698">
            <text:p>4288586698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4288586698">
            <text:p>4288586698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3394256447">
            <text:p>3394256447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394256447">
            <text:p>3394256447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394256447">
            <text:p>3394256447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803314312">
            <text:p>2803314312</text:p>
          </table:table-cell>
          <table:table-cell office:value-type="float" office:value="32">
            <text:p>32</text:p>
          </table:table-cell>
          <table:table-cell/>
          <table:table-cell office:value-type="float" office:value="2803314312">
            <text:p>2803314312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2803314312">
            <text:p>2803314312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716556576">
            <text:p>2716556576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716556576">
            <text:p>2716556576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449240633">
            <text:p>449240633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449240633">
            <text:p>449240633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449240633">
            <text:p>449240633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716556576">
            <text:p>2716556576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405154748">
            <text:p>405154748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405154748">
            <text:p>405154748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405154748">
            <text:p>405154748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4114721081">
            <text:p>4114721081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4114721081">
            <text:p>4114721081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4114721081">
            <text:p>4114721081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4092375501">
            <text:p>4092375501</text:p>
          </table:table-cell>
          <table:table-cell office:value-type="float" office:value="32">
            <text:p>32</text:p>
          </table:table-cell>
          <table:table-cell/>
          <table:table-cell office:value-type="float" office:value="4092375501">
            <text:p>4092375501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4092375501">
            <text:p>4092375501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415754047">
            <text:p>3415754047</text:p>
          </table:table-cell>
          <table:table-cell office:value-type="float" office:value="40.96">
            <text:p>40.96</text:p>
          </table:table-cell>
          <table:table-cell/>
          <table:table-cell office:value-type="float" office:value="2925980663">
            <text:p>2925980663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2925980663">
            <text:p>2925980663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925980663">
            <text:p>2925980663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3415754047">
            <text:p>3415754047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415754047">
            <text:p>3415754047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1368400738">
            <text:p>1368400738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1368400738">
            <text:p>1368400738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368400738">
            <text:p>1368400738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4034803793">
            <text:p>4034803793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4034803793">
            <text:p>4034803793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4034803793">
            <text:p>4034803793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1764521212">
            <text:p>1764521212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1764521212">
            <text:p>1764521212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665838136">
            <text:p>3665838136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041168991">
            <text:p>1041168991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665838136">
            <text:p>3665838136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764521212">
            <text:p>1764521212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1578523020">
            <text:p>1578523020</text:p>
          </table:table-cell>
          <table:table-cell office:value-type="float" office:value="40.96">
            <text:p>40.96</text:p>
          </table:table-cell>
          <table:table-cell/>
          <table:table-cell office:value-type="float" office:value="1041168991">
            <text:p>1041168991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041168991">
            <text:p>1041168991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665838136">
            <text:p>3665838136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1578523020">
            <text:p>1578523020</text:p>
          </table:table-cell>
          <table:table-cell office:value-type="float" office:value="51.2">
            <text:p>51.2</text:p>
          </table:table-cell>
          <table:table-cell/>
          <table:table-cell office:value-type="float" office:value="1578523020">
            <text:p>1578523020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678685228">
            <text:p>1678685228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1678685228">
            <text:p>1678685228</text:p>
          </table:table-cell>
          <table:table-cell office:value-type="float" office:value="32">
            <text:p>32</text:p>
          </table:table-cell>
          <table:table-cell/>
          <table:table-cell office:value-type="float" office:value="1678685228">
            <text:p>1678685228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78112800">
            <text:p>278112800</text:p>
          </table:table-cell>
          <table:table-cell office:value-type="float" office:value="32">
            <text:p>32</text:p>
          </table:table-cell>
          <table:table-cell/>
          <table:table-cell office:value-type="float" office:value="278112800">
            <text:p>278112800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78112800">
            <text:p>278112800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074381144">
            <text:p>1074381144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074381144">
            <text:p>1074381144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897673823">
            <text:p>3897673823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897673823">
            <text:p>3897673823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897673823">
            <text:p>3897673823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074381144">
            <text:p>1074381144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617089073">
            <text:p>617089073</text:p>
          </table:table-cell>
          <table:table-cell office:value-type="float" office:value="22.26087">
            <text:p>22.26087</text:p>
          </table:table-cell>
          <table:table-cell/>
          <table:table-cell office:value-type="float" office:value="617089073">
            <text:p>617089073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617089073">
            <text:p>617089073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889446776">
            <text:p>889446776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889446776">
            <text:p>889446776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889446776">
            <text:p>889446776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1197637363">
            <text:p>1197637363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197637363">
            <text:p>1197637363</text:p>
          </table:table-cell>
          <table:table-cell office:value-type="float" office:value="40.96">
            <text:p>40.96</text:p>
          </table:table-cell>
          <table:table-cell/>
          <table:table-cell office:value-type="float" office:value="1197637363">
            <text:p>1197637363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2720105369">
            <text:p>2720105369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610864073">
            <text:p>610864073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720105369">
            <text:p>2720105369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610864073">
            <text:p>610864073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2720105369">
            <text:p>2720105369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610864073">
            <text:p>610864073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2766782186">
            <text:p>2766782186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2766782186">
            <text:p>2766782186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766782186">
            <text:p>2766782186</text:p>
          </table:table-cell>
          <table:table-cell office:value-type="float" office:value="33.032258">
            <text:p>33.032258</text:p>
          </table:table-cell>
          <table:table-cell table:number-columns-repeated="1016"/>
        </table:table-row>
        <table:table-row table:style-name="ro1">
          <table:table-cell office:value-type="float" office:value="1617606627">
            <text:p>1617606627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880877691">
            <text:p>880877691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880877691">
            <text:p>880877691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880877691">
            <text:p>880877691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617606627">
            <text:p>1617606627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617606627">
            <text:p>1617606627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843677982">
            <text:p>2843677982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2843677982">
            <text:p>2843677982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525214088">
            <text:p>1525214088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1525214088">
            <text:p>1525214088</text:p>
          </table:table-cell>
          <table:table-cell office:value-type="float" office:value="21.787234">
            <text:p>21.787234</text:p>
          </table:table-cell>
          <table:table-cell/>
          <table:table-cell office:value-type="float" office:value="1525214088">
            <text:p>1525214088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843677982">
            <text:p>2843677982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358962809">
            <text:p>3358962809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3358962809">
            <text:p>3358962809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358962809">
            <text:p>3358962809</text:p>
          </table:table-cell>
          <table:table-cell office:value-type="float" office:value="31.030303">
            <text:p>31.030303</text:p>
          </table:table-cell>
          <table:table-cell table:number-columns-repeated="1016"/>
        </table:table-row>
        <table:table-row table:style-name="ro1">
          <table:table-cell office:value-type="float" office:value="1087983040">
            <text:p>1087983040</text:p>
          </table:table-cell>
          <table:table-cell office:value-type="float" office:value="21.787234">
            <text:p>21.787234</text:p>
          </table:table-cell>
          <table:table-cell/>
          <table:table-cell office:value-type="float" office:value="1087983040">
            <text:p>1087983040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087983040">
            <text:p>1087983040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640415360">
            <text:p>2640415360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640415360">
            <text:p>2640415360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735738298">
            <text:p>1735738298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735738298">
            <text:p>1735738298</text:p>
          </table:table-cell>
          <table:table-cell office:value-type="float" office:value="40.96">
            <text:p>40.96</text:p>
          </table:table-cell>
          <table:table-cell/>
          <table:table-cell office:value-type="float" office:value="1735738298">
            <text:p>1735738298</text:p>
          </table:table-cell>
          <table:table-cell office:value-type="float" office:value="40.96">
            <text:p>40.96</text:p>
          </table:table-cell>
          <table:table-cell/>
          <table:table-cell office:value-type="float" office:value="2640415360">
            <text:p>2640415360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340341649">
            <text:p>1340341649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2055225272">
            <text:p>2055225272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055225272">
            <text:p>2055225272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055225272">
            <text:p>2055225272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1340341649">
            <text:p>1340341649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340341649">
            <text:p>1340341649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539062350">
            <text:p>2539062350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2539062350">
            <text:p>2539062350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539062350">
            <text:p>2539062350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125664713">
            <text:p>125664713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25664713">
            <text:p>125664713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125664713">
            <text:p>125664713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006178327">
            <text:p>1006178327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1006178327">
            <text:p>1006178327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006178327">
            <text:p>1006178327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3715728669">
            <text:p>3715728669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3715728669">
            <text:p>3715728669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715728669">
            <text:p>3715728669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792104416">
            <text:p>1792104416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1792104416">
            <text:p>1792104416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792104416">
            <text:p>1792104416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772748369">
            <text:p>2772748369</text:p>
          </table:table-cell>
          <table:table-cell office:value-type="float" office:value="20.897959">
            <text:p>20.897959</text:p>
          </table:table-cell>
          <table:table-cell/>
          <table:table-cell office:value-type="float" office:value="2772748369">
            <text:p>2772748369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2772748369">
            <text:p>2772748369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706250822">
            <text:p>1706250822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706250822">
            <text:p>1706250822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706250822">
            <text:p>1706250822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3954794932">
            <text:p>3954794932</text:p>
          </table:table-cell>
          <table:table-cell office:value-type="float" office:value="20.48">
            <text:p>20.48</text:p>
          </table:table-cell>
          <table:table-cell/>
          <table:table-cell office:value-type="float" office:value="3954794932">
            <text:p>3954794932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954794932">
            <text:p>3954794932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1475290966">
            <text:p>1475290966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682345833">
            <text:p>3682345833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682345833">
            <text:p>3682345833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3682345833">
            <text:p>3682345833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1475290966">
            <text:p>1475290966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475290966">
            <text:p>1475290966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1106779129">
            <text:p>1106779129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3611716717">
            <text:p>3611716717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611716717">
            <text:p>3611716717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3611716717">
            <text:p>3611716717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106779129">
            <text:p>1106779129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4089422">
            <text:p>4089422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4089422">
            <text:p>4089422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4089422">
            <text:p>4089422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106779129">
            <text:p>1106779129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431845929">
            <text:p>431845929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431845929">
            <text:p>431845929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612592548">
            <text:p>3612592548</text:p>
          </table:table-cell>
          <table:table-cell office:value-type="float" office:value="53.894737">
            <text:p>53.894737</text:p>
          </table:table-cell>
          <table:table-cell table:number-columns-repeated="1016"/>
        </table:table-row>
        <table:table-row table:style-name="ro1">
          <table:table-cell office:value-type="float" office:value="3612592548">
            <text:p>3612592548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3612592548">
            <text:p>3612592548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431845929">
            <text:p>431845929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637090616">
            <text:p>2637090616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2637090616">
            <text:p>2637090616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637090616">
            <text:p>2637090616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189721178">
            <text:p>1189721178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189721178">
            <text:p>1189721178</text:p>
          </table:table-cell>
          <table:table-cell office:value-type="float" office:value="40.96">
            <text:p>40.96</text:p>
          </table:table-cell>
          <table:table-cell/>
          <table:table-cell office:value-type="float" office:value="1189721178">
            <text:p>1189721178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060915567">
            <text:p>3060915567</text:p>
          </table:table-cell>
          <table:table-cell office:value-type="float" office:value="32">
            <text:p>32</text:p>
          </table:table-cell>
          <table:table-cell/>
          <table:table-cell office:value-type="float" office:value="3060915567">
            <text:p>3060915567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060915567">
            <text:p>3060915567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198754555">
            <text:p>2198754555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1460397993">
            <text:p>1460397993</text:p>
          </table:table-cell>
          <table:table-cell office:value-type="float" office:value="32">
            <text:p>32</text:p>
          </table:table-cell>
          <table:table-cell/>
          <table:table-cell office:value-type="float" office:value="1460397993">
            <text:p>1460397993</text:p>
          </table:table-cell>
          <table:table-cell office:value-type="float" office:value="33.032258">
            <text:p>33.032258</text:p>
          </table:table-cell>
          <table:table-cell table:number-columns-repeated="1016"/>
        </table:table-row>
        <table:table-row table:style-name="ro1">
          <table:table-cell office:value-type="float" office:value="1930899761">
            <text:p>1930899761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198754555">
            <text:p>2198754555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2198754555">
            <text:p>2198754555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1460397993">
            <text:p>1460397993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1930899761">
            <text:p>1930899761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930899761">
            <text:p>1930899761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591961340">
            <text:p>591961340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2067046838">
            <text:p>206704683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067046838">
            <text:p>2067046838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067046838">
            <text:p>2067046838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591961340">
            <text:p>591961340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591961340">
            <text:p>591961340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4133087549">
            <text:p>4133087549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025263399">
            <text:p>3025263399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025263399">
            <text:p>3025263399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025263399">
            <text:p>3025263399</text:p>
          </table:table-cell>
          <table:table-cell office:value-type="float" office:value="25.6">
            <text:p>25.6</text:p>
          </table:table-cell>
          <table:table-cell/>
          <table:table-cell office:value-type="float" office:value="4133087549">
            <text:p>4133087549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4133087549">
            <text:p>4133087549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146954472">
            <text:p>3146954472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3146954472">
            <text:p>3146954472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146954472">
            <text:p>3146954472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16448447">
            <text:p>216448447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216448447">
            <text:p>216448447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729221269">
            <text:p>729221269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729221269">
            <text:p>729221269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729221269">
            <text:p>729221269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16448447">
            <text:p>216448447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133378426">
            <text:p>3133378426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133378426">
            <text:p>3133378426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133378426">
            <text:p>3133378426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522359375">
            <text:p>522359375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522359375">
            <text:p>522359375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522359375">
            <text:p>522359375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775642784">
            <text:p>1775642784</text:p>
          </table:table-cell>
          <table:table-cell office:value-type="float" office:value="32">
            <text:p>32</text:p>
          </table:table-cell>
          <table:table-cell/>
          <table:table-cell office:value-type="float" office:value="2467732222">
            <text:p>2467732222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467732222">
            <text:p>2467732222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467732222">
            <text:p>2467732222</text:p>
          </table:table-cell>
          <table:table-cell office:value-type="float" office:value="25.6">
            <text:p>25.6</text:p>
          </table:table-cell>
          <table:table-cell/>
          <table:table-cell office:value-type="float" office:value="1775642784">
            <text:p>1775642784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775642784">
            <text:p>1775642784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046193392">
            <text:p>1046193392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1046193392">
            <text:p>1046193392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1046193392">
            <text:p>1046193392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559242633">
            <text:p>559242633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724596205">
            <text:p>1724596205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742057109">
            <text:p>3742057109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724596205">
            <text:p>1724596205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742057109">
            <text:p>3742057109</text:p>
          </table:table-cell>
          <table:table-cell office:value-type="float" office:value="40.96">
            <text:p>40.96</text:p>
          </table:table-cell>
          <table:table-cell/>
          <table:table-cell office:value-type="float" office:value="1724596205">
            <text:p>1724596205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742057109">
            <text:p>3742057109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559242633">
            <text:p>559242633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559242633">
            <text:p>559242633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551509939">
            <text:p>1551509939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2218289399">
            <text:p>2218289399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2218289399">
            <text:p>2218289399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2218289399">
            <text:p>2218289399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1551509939">
            <text:p>1551509939</text:p>
          </table:table-cell>
          <table:table-cell office:value-type="float" office:value="32">
            <text:p>32</text:p>
          </table:table-cell>
          <table:table-cell/>
          <table:table-cell office:value-type="float" office:value="1551509939">
            <text:p>1551509939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764723221">
            <text:p>2764723221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2764723221">
            <text:p>2764723221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764723221">
            <text:p>2764723221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003837240">
            <text:p>2003837240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1277486561">
            <text:p>1277486561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003837240">
            <text:p>2003837240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277486561">
            <text:p>1277486561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2003837240">
            <text:p>2003837240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277486561">
            <text:p>1277486561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122188006">
            <text:p>2122188006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2122188006">
            <text:p>2122188006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122188006">
            <text:p>2122188006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297488104">
            <text:p>3297488104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718755965">
            <text:p>1718755965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718755965">
            <text:p>1718755965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1718755965">
            <text:p>1718755965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3297488104">
            <text:p>3297488104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297488104">
            <text:p>3297488104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74978760">
            <text:p>274978760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74978760">
            <text:p>274978760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74978760">
            <text:p>274978760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4185264376">
            <text:p>4185264376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4185264376">
            <text:p>4185264376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582034169">
            <text:p>3582034169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582034169">
            <text:p>3582034169</text:p>
          </table:table-cell>
          <table:table-cell office:value-type="float" office:value="32">
            <text:p>32</text:p>
          </table:table-cell>
          <table:table-cell/>
          <table:table-cell office:value-type="float" office:value="3582034169">
            <text:p>3582034169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4185264376">
            <text:p>4185264376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862869242">
            <text:p>1862869242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862869242">
            <text:p>1862869242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862869242">
            <text:p>1862869242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68927265">
            <text:p>68927265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68927265">
            <text:p>68927265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68927265">
            <text:p>68927265</text:p>
          </table:table-cell>
          <table:table-cell office:value-type="float" office:value="56.888889">
            <text:p>56.888889</text:p>
          </table:table-cell>
          <table:table-cell table:number-columns-repeated="1016"/>
        </table:table-row>
        <table:table-row table:style-name="ro1">
          <table:table-cell office:value-type="float" office:value="1748864377">
            <text:p>1748864377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748864377">
            <text:p>1748864377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312309453">
            <text:p>2312309453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312309453">
            <text:p>2312309453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312309453">
            <text:p>2312309453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748864377">
            <text:p>1748864377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250512682">
            <text:p>250512682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250512682">
            <text:p>250512682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50512682">
            <text:p>250512682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591511373">
            <text:p>591511373</text:p>
          </table:table-cell>
          <table:table-cell office:value-type="float" office:value="21.333333">
            <text:p>21.333333</text:p>
          </table:table-cell>
          <table:table-cell/>
          <table:table-cell office:value-type="float" office:value="591511373">
            <text:p>591511373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591511373">
            <text:p>591511373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482558299">
            <text:p>482558299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996720906">
            <text:p>996720906</text:p>
          </table:table-cell>
          <table:table-cell office:value-type="float" office:value="40.96">
            <text:p>40.96</text:p>
          </table:table-cell>
          <table:table-cell/>
          <table:table-cell office:value-type="float" office:value="482558299">
            <text:p>482558299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996720906">
            <text:p>996720906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482558299">
            <text:p>482558299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996720906">
            <text:p>996720906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827800930">
            <text:p>827800930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827800930">
            <text:p>827800930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827800930">
            <text:p>827800930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1880198427">
            <text:p>1880198427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1880198427">
            <text:p>1880198427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880198427">
            <text:p>1880198427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758822305">
            <text:p>3758822305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758822305">
            <text:p>3758822305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3758822305">
            <text:p>3758822305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4102675151">
            <text:p>4102675151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4102675151">
            <text:p>4102675151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4102675151">
            <text:p>4102675151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116778861">
            <text:p>1116778861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116778861">
            <text:p>1116778861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116778861">
            <text:p>1116778861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002126505">
            <text:p>2002126505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002126505">
            <text:p>2002126505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002126505">
            <text:p>2002126505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4291352198">
            <text:p>4291352198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4291352198">
            <text:p>429135219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4291352198">
            <text:p>4291352198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143107301">
            <text:p>1143107301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143107301">
            <text:p>1143107301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143107301">
            <text:p>1143107301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299005553">
            <text:p>1299005553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299005553">
            <text:p>1299005553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299005553">
            <text:p>1299005553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4266634059">
            <text:p>4266634059</text:p>
          </table:table-cell>
          <table:table-cell office:value-type="float" office:value="20.897959">
            <text:p>20.897959</text:p>
          </table:table-cell>
          <table:table-cell/>
          <table:table-cell office:value-type="float" office:value="3135850066">
            <text:p>3135850066</text:p>
          </table:table-cell>
          <table:table-cell office:value-type="float" office:value="40.96">
            <text:p>40.96</text:p>
          </table:table-cell>
          <table:table-cell/>
          <table:table-cell office:value-type="float" office:value="4266634059">
            <text:p>4266634059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3135850066">
            <text:p>3135850066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4266634059">
            <text:p>4266634059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135850066">
            <text:p>3135850066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2256417490">
            <text:p>2256417490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2256417490">
            <text:p>2256417490</text:p>
          </table:table-cell>
          <table:table-cell office:value-type="float" office:value="32">
            <text:p>32</text:p>
          </table:table-cell>
          <table:table-cell/>
          <table:table-cell office:value-type="float" office:value="2256417490">
            <text:p>2256417490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588125466">
            <text:p>2588125466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2588125466">
            <text:p>2588125466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2588125466">
            <text:p>2588125466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790562013">
            <text:p>790562013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790562013">
            <text:p>790562013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790562013">
            <text:p>790562013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594601888">
            <text:p>594601888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594601888">
            <text:p>594601888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842648362">
            <text:p>2842648362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2842648362">
            <text:p>2842648362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2842648362">
            <text:p>2842648362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594601888">
            <text:p>594601888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114959198">
            <text:p>3114959198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4083960695">
            <text:p>4083960695</text:p>
          </table:table-cell>
          <table:table-cell office:value-type="float" office:value="40.96">
            <text:p>40.96</text:p>
          </table:table-cell>
          <table:table-cell/>
          <table:table-cell office:value-type="float" office:value="4083960695">
            <text:p>4083960695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4083960695">
            <text:p>4083960695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114959198">
            <text:p>3114959198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114959198">
            <text:p>3114959198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812089983">
            <text:p>2812089983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2812089983">
            <text:p>2812089983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812089983">
            <text:p>2812089983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337167159">
            <text:p>1337167159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1640623614">
            <text:p>1640623614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337167159">
            <text:p>1337167159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640623614">
            <text:p>1640623614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337167159">
            <text:p>1337167159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640623614">
            <text:p>1640623614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4115068977">
            <text:p>4115068977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4115068977">
            <text:p>4115068977</text:p>
          </table:table-cell>
          <table:table-cell office:value-type="float" office:value="48.761905">
            <text:p>48.761905</text:p>
          </table:table-cell>
          <table:table-cell/>
          <table:table-cell office:value-type="float" office:value="4115068977">
            <text:p>4115068977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1625633543">
            <text:p>1625633543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625633543">
            <text:p>1625633543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1625633543">
            <text:p>1625633543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434681898">
            <text:p>2434681898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1754178512">
            <text:p>1754178512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754178512">
            <text:p>1754178512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754178512">
            <text:p>1754178512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2434681898">
            <text:p>2434681898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434681898">
            <text:p>2434681898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1625183576">
            <text:p>1625183576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1625183576">
            <text:p>1625183576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625183576">
            <text:p>1625183576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317173621">
            <text:p>2317173621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2317173621">
            <text:p>2317173621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317173621">
            <text:p>2317173621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935880236">
            <text:p>935880236</text:p>
          </table:table-cell>
          <table:table-cell office:value-type="float" office:value="25.6">
            <text:p>25.6</text:p>
          </table:table-cell>
          <table:table-cell/>
          <table:table-cell office:value-type="float" office:value="935880236">
            <text:p>935880236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935880236">
            <text:p>935880236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2614864253">
            <text:p>2614864253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520676745">
            <text:p>520676745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614864253">
            <text:p>2614864253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520676745">
            <text:p>520676745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614864253">
            <text:p>2614864253</text:p>
          </table:table-cell>
          <table:table-cell office:value-type="float" office:value="32">
            <text:p>32</text:p>
          </table:table-cell>
          <table:table-cell/>
          <table:table-cell office:value-type="float" office:value="520676745">
            <text:p>520676745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183286798">
            <text:p>183286798</text:p>
          </table:table-cell>
          <table:table-cell office:value-type="float" office:value="22.26087">
            <text:p>22.26087</text:p>
          </table:table-cell>
          <table:table-cell/>
          <table:table-cell office:value-type="float" office:value="183286798">
            <text:p>18328679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311093656">
            <text:p>3311093656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311093656">
            <text:p>3311093656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3311093656">
            <text:p>3311093656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183286798">
            <text:p>183286798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651560828">
            <text:p>651560828</text:p>
          </table:table-cell>
          <table:table-cell office:value-type="float" office:value="20.897959">
            <text:p>20.897959</text:p>
          </table:table-cell>
          <table:table-cell/>
          <table:table-cell office:value-type="float" office:value="651560828">
            <text:p>651560828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651560828">
            <text:p>651560828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663053928">
            <text:p>1663053928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1663053928">
            <text:p>1663053928</text:p>
          </table:table-cell>
          <table:table-cell office:value-type="float" office:value="32">
            <text:p>32</text:p>
          </table:table-cell>
          <table:table-cell/>
          <table:table-cell office:value-type="float" office:value="1663053928">
            <text:p>1663053928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636768162">
            <text:p>1636768162</text:p>
          </table:table-cell>
          <table:table-cell office:value-type="float" office:value="25.6">
            <text:p>25.6</text:p>
          </table:table-cell>
          <table:table-cell/>
          <table:table-cell office:value-type="float" office:value="3516970815">
            <text:p>3516970815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516970815">
            <text:p>3516970815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3516970815">
            <text:p>3516970815</text:p>
          </table:table-cell>
          <table:table-cell office:value-type="float" office:value="25.6">
            <text:p>25.6</text:p>
          </table:table-cell>
          <table:table-cell/>
          <table:table-cell office:value-type="float" office:value="1636768162">
            <text:p>1636768162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1636768162">
            <text:p>1636768162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1915866089">
            <text:p>1915866089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915866089">
            <text:p>1915866089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764041373">
            <text:p>1764041373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764041373">
            <text:p>1764041373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030561119">
            <text:p>1030561119</text:p>
          </table:table-cell>
          <table:table-cell office:value-type="float" office:value="40.96">
            <text:p>40.96</text:p>
          </table:table-cell>
          <table:table-cell/>
          <table:table-cell office:value-type="float" office:value="1915866089">
            <text:p>1915866089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030561119">
            <text:p>1030561119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764041373">
            <text:p>1764041373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030561119">
            <text:p>1030561119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3613040946">
            <text:p>3613040946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613040946">
            <text:p>3613040946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3613040946">
            <text:p>3613040946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1887356010">
            <text:p>1887356010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751620257">
            <text:p>3751620257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887356010">
            <text:p>1887356010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751620257">
            <text:p>3751620257</text:p>
          </table:table-cell>
          <table:table-cell office:value-type="float" office:value="32">
            <text:p>32</text:p>
          </table:table-cell>
          <table:table-cell/>
          <table:table-cell office:value-type="float" office:value="1887356010">
            <text:p>1887356010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751620257">
            <text:p>3751620257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442919613">
            <text:p>1442919613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442919613">
            <text:p>1442919613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2442947731">
            <text:p>2442947731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442947731">
            <text:p>2442947731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442947731">
            <text:p>2442947731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442919613">
            <text:p>1442919613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435690805">
            <text:p>2435690805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928603679">
            <text:p>928603679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928603679">
            <text:p>928603679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928603679">
            <text:p>928603679</text:p>
          </table:table-cell>
          <table:table-cell office:value-type="float" office:value="22.26087">
            <text:p>22.26087</text:p>
          </table:table-cell>
          <table:table-cell/>
          <table:table-cell office:value-type="float" office:value="2435690805">
            <text:p>2435690805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435690805">
            <text:p>2435690805</text:p>
          </table:table-cell>
          <table:table-cell office:value-type="float" office:value="33.032258">
            <text:p>33.032258</text:p>
          </table:table-cell>
          <table:table-cell table:number-columns-repeated="1016"/>
        </table:table-row>
        <table:table-row table:style-name="ro1">
          <table:table-cell office:value-type="float" office:value="859057270">
            <text:p>859057270</text:p>
          </table:table-cell>
          <table:table-cell office:value-type="float" office:value="32">
            <text:p>32</text:p>
          </table:table-cell>
          <table:table-cell/>
          <table:table-cell office:value-type="float" office:value="859057270">
            <text:p>859057270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859057270">
            <text:p>859057270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263250030">
            <text:p>3263250030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263250030">
            <text:p>3263250030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263250030">
            <text:p>3263250030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801335659">
            <text:p>3801335659</text:p>
          </table:table-cell>
          <table:table-cell office:value-type="float" office:value="22.26087">
            <text:p>22.26087</text:p>
          </table:table-cell>
          <table:table-cell/>
          <table:table-cell office:value-type="float" office:value="3801335659">
            <text:p>3801335659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801335659">
            <text:p>3801335659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4069316557">
            <text:p>4069316557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4069316557">
            <text:p>4069316557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4069316557">
            <text:p>4069316557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1015420450">
            <text:p>1015420450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703619197">
            <text:p>703619197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703619197">
            <text:p>703619197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703619197">
            <text:p>703619197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015420450">
            <text:p>1015420450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015420450">
            <text:p>1015420450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4287587542">
            <text:p>4287587542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4287587542">
            <text:p>4287587542</text:p>
          </table:table-cell>
          <table:table-cell office:value-type="float" office:value="48.761905">
            <text:p>48.761905</text:p>
          </table:table-cell>
          <table:table-cell/>
          <table:table-cell office:value-type="float" office:value="4287587542">
            <text:p>4287587542</text:p>
          </table:table-cell>
          <table:table-cell office:value-type="float" office:value="53.894737">
            <text:p>53.894737</text:p>
          </table:table-cell>
          <table:table-cell table:number-columns-repeated="1016"/>
        </table:table-row>
        <table:table-row table:style-name="ro1">
          <table:table-cell office:value-type="float" office:value="579938396">
            <text:p>579938396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579938396">
            <text:p>579938396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579938396">
            <text:p>579938396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167768266">
            <text:p>3167768266</text:p>
          </table:table-cell>
          <table:table-cell office:value-type="float" office:value="25.6">
            <text:p>25.6</text:p>
          </table:table-cell>
          <table:table-cell/>
          <table:table-cell office:value-type="float" office:value="3167768266">
            <text:p>3167768266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167768266">
            <text:p>3167768266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677987800">
            <text:p>677987800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677987800">
            <text:p>677987800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677987800">
            <text:p>677987800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2603291276">
            <text:p>2603291276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2603291276">
            <text:p>2603291276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3205886712">
            <text:p>3205886712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205886712">
            <text:p>3205886712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205886712">
            <text:p>3205886712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603291276">
            <text:p>2603291276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939100354">
            <text:p>2939100354</text:p>
          </table:table-cell>
          <table:table-cell office:value-type="float" office:value="32">
            <text:p>32</text:p>
          </table:table-cell>
          <table:table-cell/>
          <table:table-cell office:value-type="float" office:value="1482296509">
            <text:p>1482296509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482296509">
            <text:p>1482296509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482296509">
            <text:p>1482296509</text:p>
          </table:table-cell>
          <table:table-cell office:value-type="float" office:value="32">
            <text:p>32</text:p>
          </table:table-cell>
          <table:table-cell/>
          <table:table-cell office:value-type="float" office:value="2939100354">
            <text:p>2939100354</text:p>
          </table:table-cell>
          <table:table-cell office:value-type="float" office:value="40.96">
            <text:p>40.96</text:p>
          </table:table-cell>
          <table:table-cell/>
          <table:table-cell office:value-type="float" office:value="2939100354">
            <text:p>2939100354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977249113">
            <text:p>1977249113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1977249113">
            <text:p>1977249113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977249113">
            <text:p>1977249113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063752611">
            <text:p>2063752611</text:p>
          </table:table-cell>
          <table:table-cell office:value-type="float" office:value="25.6">
            <text:p>25.6</text:p>
          </table:table-cell>
          <table:table-cell/>
          <table:table-cell office:value-type="float" office:value="2063752611">
            <text:p>2063752611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063752611">
            <text:p>2063752611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353396018">
            <text:p>2353396018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2353396018">
            <text:p>2353396018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2353396018">
            <text:p>2353396018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4124975843">
            <text:p>4124975843</text:p>
          </table:table-cell>
          <table:table-cell office:value-type="float" office:value="32">
            <text:p>32</text:p>
          </table:table-cell>
          <table:table-cell/>
          <table:table-cell office:value-type="float" office:value="879495597">
            <text:p>879495597</text:p>
          </table:table-cell>
          <table:table-cell office:value-type="float" office:value="46.545455">
            <text:p>46.545455</text:p>
          </table:table-cell>
          <table:table-cell/>
          <table:table-cell office:value-type="float" office:value="879495597">
            <text:p>879495597</text:p>
          </table:table-cell>
          <table:table-cell office:value-type="float" office:value="64">
            <text:p>64</text:p>
          </table:table-cell>
          <table:table-cell table:number-columns-repeated="1016"/>
        </table:table-row>
        <table:table-row table:style-name="ro1">
          <table:table-cell office:value-type="float" office:value="879495597">
            <text:p>879495597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4124975843">
            <text:p>4124975843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4124975843">
            <text:p>4124975843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914433063">
            <text:p>2914433063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2914433063">
            <text:p>2914433063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4121052489">
            <text:p>4121052489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4121052489">
            <text:p>4121052489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4121052489">
            <text:p>4121052489</text:p>
          </table:table-cell>
          <table:table-cell office:value-type="float" office:value="32">
            <text:p>32</text:p>
          </table:table-cell>
          <table:table-cell/>
          <table:table-cell office:value-type="float" office:value="2914433063">
            <text:p>2914433063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4291527588">
            <text:p>4291527588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4291527588">
            <text:p>4291527588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606038687">
            <text:p>3606038687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606038687">
            <text:p>3606038687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606038687">
            <text:p>3606038687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4291527588">
            <text:p>4291527588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813422655">
            <text:p>3813422655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3813422655">
            <text:p>3813422655</text:p>
          </table:table-cell>
          <table:table-cell office:value-type="float" office:value="32">
            <text:p>32</text:p>
          </table:table-cell>
          <table:table-cell/>
          <table:table-cell office:value-type="float" office:value="3478029711">
            <text:p>3478029711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478029711">
            <text:p>3478029711</text:p>
          </table:table-cell>
          <table:table-cell office:value-type="float" office:value="21.787234">
            <text:p>21.787234</text:p>
          </table:table-cell>
          <table:table-cell/>
          <table:table-cell office:value-type="float" office:value="3478029711">
            <text:p>3478029711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813422655">
            <text:p>3813422655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3460860952">
            <text:p>3460860952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3460860952">
            <text:p>3460860952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951464321">
            <text:p>3951464321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951464321">
            <text:p>3951464321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951464321">
            <text:p>3951464321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460860952">
            <text:p>3460860952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1024151332">
            <text:p>1024151332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1024151332">
            <text:p>1024151332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024151332">
            <text:p>1024151332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4154494339">
            <text:p>4154494339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4154494339">
            <text:p>4154494339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4154494339">
            <text:p>4154494339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983270008">
            <text:p>983270008</text:p>
          </table:table-cell>
          <table:table-cell office:value-type="float" office:value="32">
            <text:p>32</text:p>
          </table:table-cell>
          <table:table-cell/>
          <table:table-cell office:value-type="float" office:value="983270008">
            <text:p>983270008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983270008">
            <text:p>983270008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710527793">
            <text:p>1710527793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710527793">
            <text:p>1710527793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710527793">
            <text:p>1710527793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116753617">
            <text:p>1116753617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1116753617">
            <text:p>1116753617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116753617">
            <text:p>1116753617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4114948511">
            <text:p>4114948511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4114948511">
            <text:p>4114948511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4114948511">
            <text:p>4114948511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762549108">
            <text:p>3762549108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762549108">
            <text:p>3762549108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762549108">
            <text:p>3762549108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907014999">
            <text:p>2907014999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907014999">
            <text:p>2907014999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907014999">
            <text:p>2907014999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069253364">
            <text:p>3069253364</text:p>
          </table:table-cell>
          <table:table-cell office:value-type="float" office:value="22.26087">
            <text:p>22.26087</text:p>
          </table:table-cell>
          <table:table-cell/>
          <table:table-cell office:value-type="float" office:value="881171566">
            <text:p>881171566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069253364">
            <text:p>3069253364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881171566">
            <text:p>881171566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3069253364">
            <text:p>3069253364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1150320901">
            <text:p>1150320901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1150320901">
            <text:p>1150320901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1150320901">
            <text:p>1150320901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881171566">
            <text:p>881171566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1370136585">
            <text:p>1370136585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1370136585">
            <text:p>1370136585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370136585">
            <text:p>1370136585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917368305">
            <text:p>3917368305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917368305">
            <text:p>3917368305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917368305">
            <text:p>3917368305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844220822">
            <text:p>3844220822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3844220822">
            <text:p>3844220822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844220822">
            <text:p>3844220822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2224113517">
            <text:p>2224113517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224113517">
            <text:p>2224113517</text:p>
          </table:table-cell>
          <table:table-cell office:value-type="float" office:value="48.761905">
            <text:p>48.761905</text:p>
          </table:table-cell>
          <table:table-cell/>
          <table:table-cell office:value-type="float" office:value="3226457025">
            <text:p>3226457025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226457025">
            <text:p>3226457025</text:p>
          </table:table-cell>
          <table:table-cell office:value-type="float" office:value="20.078431">
            <text:p>20.078431</text:p>
          </table:table-cell>
          <table:table-cell/>
          <table:table-cell office:value-type="float" office:value="3226457025">
            <text:p>3226457025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224113517">
            <text:p>2224113517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429719339">
            <text:p>1429719339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1429719339">
            <text:p>1429719339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1266415879">
            <text:p>1266415879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266415879">
            <text:p>1266415879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1266415879">
            <text:p>1266415879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454391794">
            <text:p>3454391794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3454391794">
            <text:p>3454391794</text:p>
          </table:table-cell>
          <table:table-cell office:value-type="float" office:value="20.897959">
            <text:p>20.897959</text:p>
          </table:table-cell>
          <table:table-cell/>
          <table:table-cell office:value-type="float" office:value="3454391794">
            <text:p>3454391794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429719339">
            <text:p>1429719339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744157606">
            <text:p>1744157606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744157606">
            <text:p>1744157606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1744157606">
            <text:p>1744157606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437089399">
            <text:p>437089399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870497553">
            <text:p>1870497553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1870497553">
            <text:p>1870497553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870497553">
            <text:p>1870497553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437089399">
            <text:p>437089399</text:p>
          </table:table-cell>
          <table:table-cell office:value-type="float" office:value="32">
            <text:p>32</text:p>
          </table:table-cell>
          <table:table-cell/>
          <table:table-cell office:value-type="float" office:value="437089399">
            <text:p>437089399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590078274">
            <text:p>3590078274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590078274">
            <text:p>3590078274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590078274">
            <text:p>3590078274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712494867">
            <text:p>3712494867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3712494867">
            <text:p>3712494867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712494867">
            <text:p>3712494867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219950935">
            <text:p>3219950935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3219950935">
            <text:p>3219950935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219950935">
            <text:p>3219950935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837324222">
            <text:p>1837324222</text:p>
          </table:table-cell>
          <table:table-cell office:value-type="float" office:value="25.6">
            <text:p>25.6</text:p>
          </table:table-cell>
          <table:table-cell/>
          <table:table-cell office:value-type="float" office:value="1837324222">
            <text:p>1837324222</text:p>
          </table:table-cell>
          <table:table-cell office:value-type="float" office:value="40.96">
            <text:p>40.96</text:p>
          </table:table-cell>
          <table:table-cell/>
          <table:table-cell office:value-type="float" office:value="1837324222">
            <text:p>1837324222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421735562">
            <text:p>3421735562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421735562">
            <text:p>3421735562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421735562">
            <text:p>3421735562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136575598">
            <text:p>3136575598</text:p>
          </table:table-cell>
          <table:table-cell office:value-type="float" office:value="21.333333">
            <text:p>21.333333</text:p>
          </table:table-cell>
          <table:table-cell/>
          <table:table-cell office:value-type="float" office:value="3136575598">
            <text:p>3136575598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136575598">
            <text:p>3136575598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1418555941">
            <text:p>1418555941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418555941">
            <text:p>1418555941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418555941">
            <text:p>1418555941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838314874">
            <text:p>838314874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838314874">
            <text:p>838314874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838314874">
            <text:p>838314874</text:p>
          </table:table-cell>
          <table:table-cell office:value-type="float" office:value="34.133333">
            <text:p>34.133333</text:p>
          </table:table-cell>
          <table:table-cell table:number-columns-repeated="1016"/>
        </table:table-row>
        <table:table-row table:style-name="ro1">
          <table:table-cell office:value-type="float" office:value="1043758279">
            <text:p>1043758279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1043758279">
            <text:p>1043758279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043758279">
            <text:p>1043758279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693392929">
            <text:p>693392929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693392929">
            <text:p>693392929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096011221">
            <text:p>1096011221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1096011221">
            <text:p>1096011221</text:p>
          </table:table-cell>
          <table:table-cell office:value-type="float" office:value="21.787234">
            <text:p>21.787234</text:p>
          </table:table-cell>
          <table:table-cell/>
          <table:table-cell office:value-type="float" office:value="1096011221">
            <text:p>1096011221</text:p>
          </table:table-cell>
          <table:table-cell office:value-type="float" office:value="40.96">
            <text:p>40.96</text:p>
          </table:table-cell>
          <table:table-cell/>
          <table:table-cell office:value-type="float" office:value="693392929">
            <text:p>693392929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802090026">
            <text:p>2802090026</text:p>
          </table:table-cell>
          <table:table-cell office:value-type="float" office:value="32">
            <text:p>32</text:p>
          </table:table-cell>
          <table:table-cell/>
          <table:table-cell office:value-type="float" office:value="277713943">
            <text:p>277713943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77713943">
            <text:p>277713943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277713943">
            <text:p>277713943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2802090026">
            <text:p>2802090026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802090026">
            <text:p>2802090026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4228676959">
            <text:p>4228676959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495864462">
            <text:p>495864462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4228676959">
            <text:p>4228676959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495864462">
            <text:p>495864462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4228676959">
            <text:p>4228676959</text:p>
          </table:table-cell>
          <table:table-cell office:value-type="float" office:value="32">
            <text:p>32</text:p>
          </table:table-cell>
          <table:table-cell/>
          <table:table-cell office:value-type="float" office:value="495864462">
            <text:p>495864462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2138100311">
            <text:p>2138100311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2138100311">
            <text:p>2138100311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138100311">
            <text:p>2138100311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1091410318">
            <text:p>109141031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091410318">
            <text:p>1091410318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091410318">
            <text:p>1091410318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433546299">
            <text:p>3433546299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433546299">
            <text:p>3433546299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433546299">
            <text:p>3433546299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417441181">
            <text:p>3417441181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3417441181">
            <text:p>3417441181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417441181">
            <text:p>3417441181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639900523">
            <text:p>2639900523</text:p>
          </table:table-cell>
          <table:table-cell office:value-type="float" office:value="20.48">
            <text:p>20.48</text:p>
          </table:table-cell>
          <table:table-cell/>
          <table:table-cell office:value-type="float" office:value="2639900523">
            <text:p>2639900523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639900523">
            <text:p>2639900523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3054368540">
            <text:p>3054368540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054368540">
            <text:p>3054368540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054368540">
            <text:p>3054368540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290527846">
            <text:p>1290527846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290527846">
            <text:p>1290527846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290527846">
            <text:p>1290527846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439839705">
            <text:p>439839705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439839705">
            <text:p>439839705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1381684065">
            <text:p>1381684065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1381684065">
            <text:p>1381684065</text:p>
          </table:table-cell>
          <table:table-cell office:value-type="float" office:value="22.26087">
            <text:p>22.26087</text:p>
          </table:table-cell>
          <table:table-cell/>
          <table:table-cell office:value-type="float" office:value="1381684065">
            <text:p>1381684065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439839705">
            <text:p>439839705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620186879">
            <text:p>620186879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620186879">
            <text:p>620186879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620186879">
            <text:p>620186879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20244700">
            <text:p>120244700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120244700">
            <text:p>120244700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20244700">
            <text:p>120244700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369044769">
            <text:p>369044769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69044769">
            <text:p>369044769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369044769">
            <text:p>369044769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77780681">
            <text:p>177780681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177780681">
            <text:p>177780681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77780681">
            <text:p>177780681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3880314427">
            <text:p>3880314427</text:p>
          </table:table-cell>
          <table:table-cell office:value-type="float" office:value="32">
            <text:p>32</text:p>
          </table:table-cell>
          <table:table-cell/>
          <table:table-cell office:value-type="float" office:value="3880314427">
            <text:p>3880314427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880314427">
            <text:p>3880314427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490227978">
            <text:p>490227978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490227978">
            <text:p>490227978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490227978">
            <text:p>490227978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483298553">
            <text:p>483298553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483298553">
            <text:p>483298553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483298553">
            <text:p>483298553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1426111061">
            <text:p>1426111061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1426111061">
            <text:p>1426111061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426111061">
            <text:p>1426111061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05924853">
            <text:p>305924853</text:p>
          </table:table-cell>
          <table:table-cell office:value-type="float" office:value="25.6">
            <text:p>25.6</text:p>
          </table:table-cell>
          <table:table-cell/>
          <table:table-cell office:value-type="float" office:value="305924853">
            <text:p>305924853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05924853">
            <text:p>305924853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4101418792">
            <text:p>4101418792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4101418792">
            <text:p>4101418792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4101418792">
            <text:p>4101418792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661604587">
            <text:p>3661604587</text:p>
          </table:table-cell>
          <table:table-cell office:value-type="float" office:value="25.6">
            <text:p>25.6</text:p>
          </table:table-cell>
          <table:table-cell/>
          <table:table-cell office:value-type="float" office:value="3661604587">
            <text:p>3661604587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661604587">
            <text:p>3661604587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1978346071">
            <text:p>1978346071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1978346071">
            <text:p>1978346071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1978346071">
            <text:p>1978346071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193712750">
            <text:p>1193712750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801105353">
            <text:p>2801105353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193712750">
            <text:p>1193712750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801105353">
            <text:p>2801105353</text:p>
          </table:table-cell>
          <table:table-cell office:value-type="float" office:value="32">
            <text:p>32</text:p>
          </table:table-cell>
          <table:table-cell/>
          <table:table-cell office:value-type="float" office:value="1193712750">
            <text:p>1193712750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801105353">
            <text:p>2801105353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1067346601">
            <text:p>1067346601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067346601">
            <text:p>1067346601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1067346601">
            <text:p>1067346601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488156685">
            <text:p>488156685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488156685">
            <text:p>488156685</text:p>
          </table:table-cell>
          <table:table-cell office:value-type="float" office:value="40.96">
            <text:p>40.96</text:p>
          </table:table-cell>
          <table:table-cell/>
          <table:table-cell office:value-type="float" office:value="4179269943">
            <text:p>4179269943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892667586">
            <text:p>3892667586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892667586">
            <text:p>3892667586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488156685">
            <text:p>488156685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1164039932">
            <text:p>1164039932</text:p>
          </table:table-cell>
          <table:table-cell office:value-type="float" office:value="22.26087">
            <text:p>22.26087</text:p>
          </table:table-cell>
          <table:table-cell/>
          <table:table-cell office:value-type="float" office:value="4179269943">
            <text:p>4179269943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3892667586">
            <text:p>3892667586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4179269943">
            <text:p>4179269943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1164039932">
            <text:p>1164039932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164039932">
            <text:p>1164039932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268218789">
            <text:p>2268218789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2268218789">
            <text:p>2268218789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268218789">
            <text:p>2268218789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3675816515">
            <text:p>3675816515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363665262">
            <text:p>2363665262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2363665262">
            <text:p>2363665262</text:p>
          </table:table-cell>
          <table:table-cell office:value-type="float" office:value="48.761905">
            <text:p>48.761905</text:p>
          </table:table-cell>
          <table:table-cell table:number-columns-repeated="1016"/>
        </table:table-row>
        <table:table-row table:style-name="ro1">
          <table:table-cell office:value-type="float" office:value="2363665262">
            <text:p>2363665262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3675816515">
            <text:p>3675816515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675816515">
            <text:p>3675816515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853244884">
            <text:p>3853244884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509521108">
            <text:p>509521108</text:p>
          </table:table-cell>
          <table:table-cell office:value-type="float" office:value="32">
            <text:p>32</text:p>
          </table:table-cell>
          <table:table-cell/>
          <table:table-cell office:value-type="float" office:value="509521108">
            <text:p>509521108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509521108">
            <text:p>509521108</text:p>
          </table:table-cell>
          <table:table-cell office:value-type="float" office:value="27.675676">
            <text:p>27.675676</text:p>
          </table:table-cell>
          <table:table-cell/>
          <table:table-cell office:value-type="float" office:value="3853244884">
            <text:p>3853244884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853244884">
            <text:p>3853244884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1065081174">
            <text:p>1065081174</text:p>
          </table:table-cell>
          <table:table-cell office:value-type="float" office:value="25.6">
            <text:p>25.6</text:p>
          </table:table-cell>
          <table:table-cell/>
          <table:table-cell office:value-type="float" office:value="1065081174">
            <text:p>1065081174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1065081174">
            <text:p>1065081174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177647945">
            <text:p>2177647945</text:p>
          </table:table-cell>
          <table:table-cell office:value-type="float" office:value="25.6">
            <text:p>25.6</text:p>
          </table:table-cell>
          <table:table-cell/>
          <table:table-cell office:value-type="float" office:value="2177647945">
            <text:p>2177647945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177647945">
            <text:p>2177647945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2596347415">
            <text:p>2596347415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2596347415">
            <text:p>2596347415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2596347415">
            <text:p>2596347415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222651722">
            <text:p>222651722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22651722">
            <text:p>222651722</text:p>
          </table:table-cell>
          <table:table-cell office:value-type="float" office:value="40.96">
            <text:p>40.96</text:p>
          </table:table-cell>
          <table:table-cell/>
          <table:table-cell office:value-type="float" office:value="222651722">
            <text:p>222651722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1189120616">
            <text:p>1189120616</text:p>
          </table:table-cell>
          <table:table-cell office:value-type="float" office:value="25.6">
            <text:p>25.6</text:p>
          </table:table-cell>
          <table:table-cell/>
          <table:table-cell office:value-type="float" office:value="1189120616">
            <text:p>1189120616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1189120616">
            <text:p>1189120616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757131945">
            <text:p>757131945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757131945">
            <text:p>757131945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757131945">
            <text:p>757131945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002505091">
            <text:p>2002505091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2002505091">
            <text:p>2002505091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2002505091">
            <text:p>2002505091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59993151">
            <text:p>59993151</text:p>
          </table:table-cell>
          <table:table-cell office:value-type="float" office:value="20.078431">
            <text:p>20.078431</text:p>
          </table:table-cell>
          <table:table-cell/>
          <table:table-cell office:value-type="float" office:value="59993151">
            <text:p>59993151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59993151">
            <text:p>59993151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423029597">
            <text:p>3423029597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3423029597">
            <text:p>3423029597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3423029597">
            <text:p>3423029597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622235516">
            <text:p>622235516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106202305">
            <text:p>106202305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622235516">
            <text:p>622235516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06202305">
            <text:p>106202305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622235516">
            <text:p>622235516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06202305">
            <text:p>106202305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128375615">
            <text:p>3128375615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128375615">
            <text:p>3128375615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3406546032">
            <text:p>3406546032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406546032">
            <text:p>3406546032</text:p>
          </table:table-cell>
          <table:table-cell office:value-type="float" office:value="25.6">
            <text:p>25.6</text:p>
          </table:table-cell>
          <table:table-cell/>
          <table:table-cell office:value-type="float" office:value="3406546032">
            <text:p>3406546032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128375615">
            <text:p>3128375615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987670162">
            <text:p>987670162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987670162">
            <text:p>987670162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987670162">
            <text:p>987670162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  <table:table-row table:style-name="ro1">
          <table:table-cell office:value-type="float" office:value="935859101">
            <text:p>935859101</text:p>
          </table:table-cell>
          <table:table-cell office:value-type="float" office:value="26.25641">
            <text:p>26.25641</text:p>
          </table:table-cell>
          <table:table-cell/>
          <table:table-cell office:value-type="float" office:value="935859101">
            <text:p>935859101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935859101">
            <text:p>935859101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1684986124">
            <text:p>1684986124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1684986124">
            <text:p>1684986124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1684986124">
            <text:p>1684986124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3339774610">
            <text:p>3339774610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339774610">
            <text:p>3339774610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3339774610">
            <text:p>3339774610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2318408513">
            <text:p>2318408513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2318408513">
            <text:p>2318408513</text:p>
          </table:table-cell>
          <table:table-cell office:value-type="float" office:value="39.384615">
            <text:p>39.384615</text:p>
          </table:table-cell>
          <table:table-cell/>
          <table:table-cell office:value-type="float" office:value="2318408513">
            <text:p>2318408513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531760668">
            <text:p>3531760668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3531760668">
            <text:p>3531760668</text:p>
          </table:table-cell>
          <table:table-cell office:value-type="float" office:value="32">
            <text:p>32</text:p>
          </table:table-cell>
          <table:table-cell/>
          <table:table-cell office:value-type="float" office:value="3531760668">
            <text:p>3531760668</text:p>
          </table:table-cell>
          <table:table-cell office:value-type="float" office:value="35.310345">
            <text:p>35.310345</text:p>
          </table:table-cell>
          <table:table-cell table:number-columns-repeated="1016"/>
        </table:table-row>
        <table:table-row table:style-name="ro1">
          <table:table-cell office:value-type="float" office:value="2784173016">
            <text:p>2784173016</text:p>
          </table:table-cell>
          <table:table-cell office:value-type="float" office:value="23.813953">
            <text:p>23.813953</text:p>
          </table:table-cell>
          <table:table-cell/>
          <table:table-cell office:value-type="float" office:value="2784173016">
            <text:p>2784173016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2784173016">
            <text:p>2784173016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3370199522">
            <text:p>3370199522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370199522">
            <text:p>3370199522</text:p>
          </table:table-cell>
          <table:table-cell office:value-type="float" office:value="34.133333">
            <text:p>34.133333</text:p>
          </table:table-cell>
          <table:table-cell/>
          <table:table-cell office:value-type="float" office:value="3370199522">
            <text:p>3370199522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702309277">
            <text:p>702309277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702309277">
            <text:p>702309277</text:p>
          </table:table-cell>
          <table:table-cell office:value-type="float" office:value="35.310345">
            <text:p>35.310345</text:p>
          </table:table-cell>
          <table:table-cell/>
          <table:table-cell office:value-type="float" office:value="702309277">
            <text:p>702309277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3670499005">
            <text:p>3670499005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3670499005">
            <text:p>3670499005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3670499005">
            <text:p>3670499005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366069116">
            <text:p>3366069116</text:p>
          </table:table-cell>
          <table:table-cell office:value-type="float" office:value="28.444444">
            <text:p>28.444444</text:p>
          </table:table-cell>
          <table:table-cell/>
          <table:table-cell office:value-type="float" office:value="3366069116">
            <text:p>3366069116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366069116">
            <text:p>3366069116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984781228">
            <text:p>98478122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984781228">
            <text:p>984781228</text:p>
          </table:table-cell>
          <table:table-cell office:value-type="float" office:value="44.521739">
            <text:p>44.521739</text:p>
          </table:table-cell>
          <table:table-cell/>
          <table:table-cell office:value-type="float" office:value="984781228">
            <text:p>984781228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937740945">
            <text:p>937740945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937740945">
            <text:p>937740945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937740945">
            <text:p>937740945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1737489913">
            <text:p>1737489913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1737489913">
            <text:p>1737489913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1737489913">
            <text:p>1737489913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746615794">
            <text:p>3746615794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3746615794">
            <text:p>3746615794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746615794">
            <text:p>3746615794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864243116">
            <text:p>2864243116</text:p>
          </table:table-cell>
          <table:table-cell office:value-type="float" office:value="18.962963">
            <text:p>18.962963</text:p>
          </table:table-cell>
          <table:table-cell/>
          <table:table-cell office:value-type="float" office:value="2864243116">
            <text:p>2864243116</text:p>
          </table:table-cell>
          <table:table-cell office:value-type="float" office:value="30.117647">
            <text:p>30.117647</text:p>
          </table:table-cell>
          <table:table-cell/>
          <table:table-cell office:value-type="float" office:value="2864243116">
            <text:p>2864243116</text:p>
          </table:table-cell>
          <table:table-cell office:value-type="float" office:value="36.571429">
            <text:p>36.571429</text:p>
          </table:table-cell>
          <table:table-cell table:number-columns-repeated="1016"/>
        </table:table-row>
        <table:table-row table:style-name="ro1">
          <table:table-cell office:value-type="float" office:value="497696677">
            <text:p>497696677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497696677">
            <text:p>497696677</text:p>
          </table:table-cell>
          <table:table-cell office:value-type="float" office:value="37.925926">
            <text:p>37.925926</text:p>
          </table:table-cell>
          <table:table-cell/>
          <table:table-cell office:value-type="float" office:value="497696677">
            <text:p>497696677</text:p>
          </table:table-cell>
          <table:table-cell office:value-type="float" office:value="40.96">
            <text:p>40.96</text:p>
          </table:table-cell>
          <table:table-cell table:number-columns-repeated="1016"/>
        </table:table-row>
        <table:table-row table:style-name="ro1">
          <table:table-cell office:value-type="float" office:value="1555579038">
            <text:p>1555579038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1555579038">
            <text:p>1555579038</text:p>
          </table:table-cell>
          <table:table-cell office:value-type="float" office:value="29.257143">
            <text:p>29.257143</text:p>
          </table:table-cell>
          <table:table-cell/>
          <table:table-cell office:value-type="float" office:value="1555579038">
            <text:p>1555579038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32526298">
            <text:p>32526298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32526298">
            <text:p>32526298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2526298">
            <text:p>32526298</text:p>
          </table:table-cell>
          <table:table-cell office:value-type="float" office:value="53.894737">
            <text:p>53.894737</text:p>
          </table:table-cell>
          <table:table-cell table:number-columns-repeated="1016"/>
        </table:table-row>
        <table:table-row table:style-name="ro1">
          <table:table-cell office:value-type="float" office:value="396289447">
            <text:p>396289447</text:p>
          </table:table-cell>
          <table:table-cell office:value-type="float" office:value="32">
            <text:p>32</text:p>
          </table:table-cell>
          <table:table-cell/>
          <table:table-cell office:value-type="float" office:value="396289447">
            <text:p>396289447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96289447">
            <text:p>396289447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1872871278">
            <text:p>1872871278</text:p>
          </table:table-cell>
          <table:table-cell office:value-type="float" office:value="32">
            <text:p>32</text:p>
          </table:table-cell>
          <table:table-cell/>
          <table:table-cell office:value-type="float" office:value="1872871278">
            <text:p>1872871278</text:p>
          </table:table-cell>
          <table:table-cell office:value-type="float" office:value="32">
            <text:p>32</text:p>
          </table:table-cell>
          <table:table-cell/>
          <table:table-cell office:value-type="float" office:value="1872871278">
            <text:p>1872871278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4131063015">
            <text:p>4131063015</text:p>
          </table:table-cell>
          <table:table-cell office:value-type="float" office:value="32">
            <text:p>32</text:p>
          </table:table-cell>
          <table:table-cell/>
          <table:table-cell office:value-type="float" office:value="2800830972">
            <text:p>2800830972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2800830972">
            <text:p>2800830972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800830972">
            <text:p>2800830972</text:p>
          </table:table-cell>
          <table:table-cell office:value-type="float" office:value="22.755556">
            <text:p>22.755556</text:p>
          </table:table-cell>
          <table:table-cell/>
          <table:table-cell office:value-type="float" office:value="4131063015">
            <text:p>4131063015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4131063015">
            <text:p>4131063015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880688879">
            <text:p>880688879</text:p>
          </table:table-cell>
          <table:table-cell office:value-type="float" office:value="23.272727">
            <text:p>23.272727</text:p>
          </table:table-cell>
          <table:table-cell/>
          <table:table-cell office:value-type="float" office:value="880688879">
            <text:p>880688879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880688879">
            <text:p>880688879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524280888">
            <text:p>2524280888</text:p>
          </table:table-cell>
          <table:table-cell office:value-type="float" office:value="20.48">
            <text:p>20.48</text:p>
          </table:table-cell>
          <table:table-cell/>
          <table:table-cell office:value-type="float" office:value="2524280888">
            <text:p>2524280888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2524280888">
            <text:p>2524280888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94258174">
            <text:p>294258174</text:p>
          </table:table-cell>
          <table:table-cell office:value-type="float" office:value="48.761905">
            <text:p>48.761905</text:p>
          </table:table-cell>
          <table:table-cell/>
          <table:table-cell office:value-type="float" office:value="406920484">
            <text:p>406920484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406920484">
            <text:p>406920484</text:p>
          </table:table-cell>
          <table:table-cell office:value-type="float" office:value="39.384615">
            <text:p>39.384615</text:p>
          </table:table-cell>
          <table:table-cell table:number-columns-repeated="1016"/>
        </table:table-row>
        <table:table-row table:style-name="ro1">
          <table:table-cell office:value-type="float" office:value="406920484">
            <text:p>406920484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294258174">
            <text:p>294258174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294258174">
            <text:p>294258174</text:p>
          </table:table-cell>
          <table:table-cell office:value-type="float" office:value="44.521739">
            <text:p>44.521739</text:p>
          </table:table-cell>
          <table:table-cell table:number-columns-repeated="1016"/>
        </table:table-row>
        <table:table-row table:style-name="ro1">
          <table:table-cell office:value-type="float" office:value="3544685708">
            <text:p>3544685708</text:p>
          </table:table-cell>
          <table:table-cell office:value-type="float" office:value="24.380952">
            <text:p>24.380952</text:p>
          </table:table-cell>
          <table:table-cell/>
          <table:table-cell office:value-type="float" office:value="3544685708">
            <text:p>3544685708</text:p>
          </table:table-cell>
          <table:table-cell office:value-type="float" office:value="36.571429">
            <text:p>36.571429</text:p>
          </table:table-cell>
          <table:table-cell/>
          <table:table-cell office:value-type="float" office:value="3544685708">
            <text:p>3544685708</text:p>
          </table:table-cell>
          <table:table-cell office:value-type="float" office:value="42.666667">
            <text:p>42.666667</text:p>
          </table:table-cell>
          <table:table-cell table:number-columns-repeated="1016"/>
        </table:table-row>
        <table:table-row table:style-name="ro1">
          <table:table-cell office:value-type="float" office:value="2946113431">
            <text:p>2946113431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946113431">
            <text:p>2946113431</text:p>
          </table:table-cell>
          <table:table-cell office:value-type="float" office:value="40.96">
            <text:p>40.96</text:p>
          </table:table-cell>
          <table:table-cell/>
          <table:table-cell office:value-type="float" office:value="2946113431">
            <text:p>2946113431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3681894989">
            <text:p>3681894989</text:p>
          </table:table-cell>
          <table:table-cell office:value-type="float" office:value="33.032258">
            <text:p>33.032258</text:p>
          </table:table-cell>
          <table:table-cell/>
          <table:table-cell office:value-type="float" office:value="3681894989">
            <text:p>3681894989</text:p>
          </table:table-cell>
          <table:table-cell office:value-type="float" office:value="40.96">
            <text:p>40.96</text:p>
          </table:table-cell>
          <table:table-cell/>
          <table:table-cell office:value-type="float" office:value="3681894989">
            <text:p>3681894989</text:p>
          </table:table-cell>
          <table:table-cell office:value-type="float" office:value="51.2">
            <text:p>51.2</text:p>
          </table:table-cell>
          <table:table-cell table:number-columns-repeated="1016"/>
        </table:table-row>
        <table:table-row table:style-name="ro1">
          <table:table-cell office:value-type="float" office:value="2184469249">
            <text:p>2184469249</text:p>
          </table:table-cell>
          <table:table-cell office:value-type="float" office:value="24.97561">
            <text:p>24.97561</text:p>
          </table:table-cell>
          <table:table-cell/>
          <table:table-cell office:value-type="float" office:value="2776263331">
            <text:p>2776263331</text:p>
          </table:table-cell>
          <table:table-cell office:value-type="float" office:value="42.666667">
            <text:p>42.666667</text:p>
          </table:table-cell>
          <table:table-cell/>
          <table:table-cell office:value-type="float" office:value="2776263331">
            <text:p>2776263331</text:p>
          </table:table-cell>
          <table:table-cell office:value-type="float" office:value="46.545455">
            <text:p>46.545455</text:p>
          </table:table-cell>
          <table:table-cell table:number-columns-repeated="1016"/>
        </table:table-row>
        <table:table-row table:style-name="ro1">
          <table:table-cell office:value-type="float" office:value="2776263331">
            <text:p>2776263331</text:p>
          </table:table-cell>
          <table:table-cell office:value-type="float" office:value="26.947368">
            <text:p>26.947368</text:p>
          </table:table-cell>
          <table:table-cell/>
          <table:table-cell office:value-type="float" office:value="2184469249">
            <text:p>2184469249</text:p>
          </table:table-cell>
          <table:table-cell office:value-type="float" office:value="31.030303">
            <text:p>31.030303</text:p>
          </table:table-cell>
          <table:table-cell/>
          <table:table-cell office:value-type="float" office:value="2184469249">
            <text:p>2184469249</text:p>
          </table:table-cell>
          <table:table-cell office:value-type="float" office:value="37.925926">
            <text:p>37.925926</text:p>
          </table:table-cell>
          <table:table-cell table:number-columns-repeated="1016"/>
        </table:table-row>
      </table:table>
      <table:table table:name="Graphs &amp; Analysis" table:style-name="ta2">
        <office:forms form:automatic-focus="false" form:apply-design-mode="false"/>
        <table:shapes>
          <draw:frame draw:z-index="0" draw:name="Chart 1" draw:style-name="gr1" svg:width="6.537in" svg:height="2.6791in" svg:x="0.3839in" svg:y="5.1972in">
            <draw:object draw:notify-on-update-of-ranges="'Graphs &amp; Analysis'.B9:'Graphs &amp; Analysis'.B25 'Graphs &amp; Analysis'.C9:'Graphs &amp; Analysis'.C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2" draw:style-name="gr1" svg:width="6.8197in" svg:height="2.6791in" svg:x="7.6102in" svg:y="5.2406in">
            <draw:object draw:notify-on-update-of-ranges="'Graphs &amp; Analysis'.F9:'Graphs &amp; Analysis'.F25 'Graphs &amp; Analysis'.G9:'Graphs &amp; Analysis'.G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3" draw:style-name="gr1" svg:width="6.6311in" svg:height="2.6559in" svg:x="4.1083in" svg:y="7.922in">
            <draw:object draw:notify-on-update-of-ranges="'Graphs &amp; Analysis'.J9:'Graphs &amp; Analysis'.J26 'Graphs &amp; Analysis'.K9:'Graphs &amp; Analysis'.K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1014" table:default-cell-style-name="Default"/>
        <table:table-row table:style-name="ro1">
          <table:table-cell office:value-type="string">
            <text:p>Best-Fit:</text:p>
          </table:table-cell>
          <table:table-cell table:number-columns-repeated="3"/>
          <table:table-cell office:value-type="string">
            <text:p>First-Fit:</text:p>
          </table:table-cell>
          <table:table-cell table:number-columns-repeated="3"/>
          <table:table-cell office:value-type="string">
            <text:p>Worst-Fit: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IN</text:p>
          </table:table-cell>
          <table:table-cell table:formula="of:=MIN([$Data.B6:.B1005])" office:value-type="float" office:value="17.964912">
            <text:p>17.964912</text:p>
          </table:table-cell>
          <table:table-cell table:number-columns-repeated="2"/>
          <table:table-cell office:value-type="string">
            <text:p>MIN</text:p>
          </table:table-cell>
          <table:table-cell table:formula="of:=MIN([$Data.E6:.E1005])" office:value-type="float" office:value="25.6">
            <text:p>25.6</text:p>
          </table:table-cell>
          <table:table-cell table:number-columns-repeated="2"/>
          <table:table-cell office:value-type="string">
            <text:p>MIN</text:p>
          </table:table-cell>
          <table:table-cell table:formula="of:=MIN([$Data.H6:.H1005])" office:value-type="float" office:value="29.257143">
            <text:p>29.25714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AX</text:p>
          </table:table-cell>
          <table:table-cell table:formula="of:=MAX([$Data.B6:.B1005])" office:value-type="float" office:value="48.761905">
            <text:p>48.761905</text:p>
          </table:table-cell>
          <table:table-cell table:number-columns-repeated="2"/>
          <table:table-cell office:value-type="string">
            <text:p>MAX</text:p>
          </table:table-cell>
          <table:table-cell table:formula="of:=MAX([$Data.E6:.E1005])" office:value-type="float" office:value="56.888889">
            <text:p>56.888889</text:p>
          </table:table-cell>
          <table:table-cell table:number-columns-repeated="2"/>
          <table:table-cell office:value-type="string">
            <text:p>MAX</text:p>
          </table:table-cell>
          <table:table-cell table:formula="of:=MAX([$Data.H6:.H1005])" office:value-type="float" office:value="64">
            <text:p>64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verage</text:p>
          </table:table-cell>
          <table:table-cell table:formula="of:=AVERAGE([$Data.B6:.B1005])" office:value-type="float" office:value="28.383921068">
            <text:p>28.383921068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$Data.E6:.E1005])" office:value-type="float" office:value="36.655099077">
            <text:p>36.655099077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$Data.H6:.H1005])" office:value-type="float" office:value="42.0051696790001">
            <text:p>42.005169679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tandard Dev</text:p>
          </table:table-cell>
          <table:table-cell office:value-type="float" office:value="4.857196">
            <text:p>4.857196</text:p>
          </table:table-cell>
          <table:table-cell table:number-columns-repeated="2"/>
          <table:table-cell office:value-type="string">
            <text:p>Standard Dev</text:p>
          </table:table-cell>
          <table:table-cell office:value-type="float" office:value="4.697335">
            <text:p>4.697335</text:p>
          </table:table-cell>
          <table:table-cell table:number-columns-repeated="2"/>
          <table:table-cell office:value-type="string">
            <text:p>Standard Dev</text:p>
          </table:table-cell>
          <table:table-cell office:value-type="float" office:value="5.087922">
            <text:p>5.08792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99% Confidence Interval</text:p>
          </table:table-cell>
          <table:table-cell office:value-type="float" office:value="0.431155">
            <text:p>0.431155</text:p>
          </table:table-cell>
          <table:table-cell table:number-columns-repeated="2"/>
          <table:table-cell office:value-type="string">
            <text:p>99% Confidence Interval</text:p>
          </table:table-cell>
          <table:table-cell office:value-type="float" office:value="0.416965">
            <text:p>0.416965</text:p>
          </table:table-cell>
          <table:table-cell table:number-columns-repeated="2"/>
          <table:table-cell office:value-type="string">
            <text:p>99% Confidence Interval</text:p>
          </table:table-cell>
          <table:table-cell office:value-type="float" office:value="0.451635">
            <text:p>0.45163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tervals</text:p>
          </table:table-cell>
          <table:table-cell office:value-type="string">
            <text:p>Counts</text:p>
          </table:table-cell>
          <table:table-cell table:number-columns-repeated="2"/>
          <table:table-cell office:value-type="string">
            <text:p>Intervals</text:p>
          </table:table-cell>
          <table:table-cell office:value-type="string">
            <text:p>Counts</text:p>
          </table:table-cell>
          <table:table-cell table:number-columns-repeated="2"/>
          <table:table-cell office:value-type="string">
            <text:p>Intervals</text:p>
          </table:table-cell>
          <table:table-cell office:value-type="string">
            <text:p>Count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matrix-columns-spanned="1" table:number-matrix-rows-spanned="17" table:formula="of:=FREQUENCY([$Data.B6:.B1005];[.B9:.B25])" office:value-type="float" office:value="2">
            <text:p>2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matrix-columns-spanned="1" table:number-matrix-rows-spanned="17" table:formula="of:=FREQUENCY([$Data.E6:.E1005];[.F9:.F25])" office:value-type="float" office:value="1">
            <text:p>1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matrix-columns-spanned="1" table:number-matrix-rows-spanned="18" table:formula="of:=FREQUENCY([$Data.H6:.H1005];[.J9:.J26])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137">
            <text:p>137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71">
            <text:p>7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206">
            <text:p>206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143">
            <text:p>14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211">
            <text:p>211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121">
            <text:p>12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61">
            <text:p>161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145">
            <text:p>14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130">
            <text:p>1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table:number-columns-repeated="1013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Zen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4/18/2013</text:date>, <text:time>10:5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s_20__26__20_Analysis" style:display-name="PageStyle_Graphs &amp; Analy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8T10:57:54</dc:date>
    <dc:creator>Yifan Ge</dc:creator>
    <meta:document-statistic meta:table-count="3" meta:cell-count="6161" meta:object-count="3"/>
    <meta:generator>LibreOffice/3.4$Unix LibreOffice_project/340m1$Build-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svg:stroke-width="0.079cm" draw:fill-color="#4f81bd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605cm" svg:height="6.806cm" xlink:href=".." xlink:type="simple" chart:class="chart:bar" chart:style-name="ch1">
        <chart:title svg:x="3.554cm" svg:y="0.271cm" chart:style-name="ch2">
          <text:p>Best-Fit Policy Histogram</text:p>
        </chart:title>
        <chart:plot-area chart:style-name="ch3" table:cell-range-address="'Graphs &amp; Analysis'.B9:'Graphs &amp; Analysis'.C25" chart:data-source-has-labels="column" svg:x="5.183cm" svg:y="1.788cm" svg:width="10.758cm" svg:height="3.83cm">
          <chartooo:coordinate-region svg:x="6.104cm" svg:y="1.998cm" svg:width="9.837cm" svg:height="2.951cm"/>
          <chart:axis chart:dimension="x" chart:name="primary-x" chart:style-name="ch4" chartooo:axis-type="auto">
            <chartooo:date-scale/>
            <chart:title svg:x="7.693cm" svg:y="5.755cm" chart:style-name="ch5">
              <text:p>Fragmentation Size /bytes</text:p>
            </chart:title>
            <chart:categories table:cell-range-address="'Graphs &amp; Analysis'.B9:'Graphs &amp; Analysis'.B25"/>
          </chart:axis>
          <chart:axis chart:dimension="y" chart:name="primary-y" chart:style-name="ch6">
            <chart:title svg:x="0.451cm" svg:y="3.388cm" chart:style-name="ch5">
              <text:p># of times occurred</text:p>
            </chart:title>
            <chart:grid chart:style-name="ch7" chart:class="major"/>
          </chart:axis>
          <chart:series chart:style-name="ch8" chart:values-cell-range-address="'Graphs &amp; Analysis'.C9:'Graphs &amp; Analysis'.C25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8">
                <text:p>20</text:p>
                <draw:g>
                  <svg:desc>'Graphs &amp; Analysis'.B9:'Graphs &amp; Analysis'.B25</svg:desc>
                </draw:g>
              </table:table-cell>
              <table:table-cell office:value-type="float" office:value="2">
                <text:p>2</text:p>
                <draw:g>
                  <svg:desc>'Graphs &amp; Analysis'.C9:'Graphs &amp; Analysis'.C2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svg:stroke-width="0.079cm" draw:fill-color="#4f81bd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7.323cm" svg:height="6.806cm" xlink:href=".." xlink:type="simple" chart:class="chart:bar" chart:style-name="ch1">
        <chart:title svg:x="3.885cm" svg:y="0.271cm" chart:style-name="ch2">
          <text:p>First-Fit Policy Histogram</text:p>
        </chart:title>
        <chart:plot-area chart:style-name="ch3" table:cell-range-address="'Graphs &amp; Analysis'.F9:'Graphs &amp; Analysis'.G25" chart:data-source-has-labels="column" svg:x="5.197cm" svg:y="1.788cm" svg:width="11.434cm" svg:height="3.83cm">
          <chartooo:coordinate-region svg:x="6.118cm" svg:y="1.998cm" svg:width="10.513cm" svg:height="2.951cm"/>
          <chart:axis chart:dimension="x" chart:name="primary-x" chart:style-name="ch4" chartooo:axis-type="auto">
            <chartooo:date-scale/>
            <chart:title svg:x="8.045cm" svg:y="5.755cm" chart:style-name="ch5">
              <text:p>Fragmentation Size /bytes</text:p>
            </chart:title>
            <chart:categories table:cell-range-address="'Graphs &amp; Analysis'.F9:'Graphs &amp; Analysis'.F25"/>
          </chart:axis>
          <chart:axis chart:dimension="y" chart:name="primary-y" chart:style-name="ch6">
            <chart:title svg:x="0.451cm" svg:y="3.388cm" chart:style-name="ch5">
              <text:p># of times occurred</text:p>
            </chart:title>
            <chart:grid chart:style-name="ch7" chart:class="major"/>
          </chart:axis>
          <chart:series chart:style-name="ch8" chart:values-cell-range-address="'Graphs &amp; Analysis'.G9:'Graphs &amp; Analysis'.G25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6">
                <text:p>30</text:p>
                <draw:g>
                  <svg:desc>'Graphs &amp; Analysis'.F9:'Graphs &amp; Analysis'.F25</svg:desc>
                </draw:g>
              </table:table-cell>
              <table:table-cell office:value-type="float" office:value="1">
                <text:p>1</text:p>
                <draw:g>
                  <svg:desc>'Graphs &amp; Analysis'.G9:'Graphs &amp; Analysis'.G25</svg:desc>
                </draw:g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svg:stroke-width="0.079cm" draw:fill-color="#4f81bd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844cm" svg:height="6.747cm" xlink:href=".." xlink:type="simple" chart:class="chart:bar" chart:style-name="ch1">
        <chart:title svg:x="3.395cm" svg:y="0.269cm" chart:style-name="ch2">
          <text:p>Worst-Fit Policy Histogram</text:p>
        </chart:title>
        <chart:plot-area chart:style-name="ch3" table:cell-range-address="'Graphs &amp; Analysis'.J9:'Graphs &amp; Analysis'.K26" chart:data-source-has-labels="column" svg:x="5.187cm" svg:y="1.78cm" svg:width="10.985cm" svg:height="3.781cm">
          <chartooo:coordinate-region svg:x="6.108cm" svg:y="1.991cm" svg:width="10.064cm" svg:height="2.901cm"/>
          <chart:axis chart:dimension="x" chart:name="primary-x" chart:style-name="ch4" chartooo:axis-type="auto">
            <chartooo:date-scale/>
            <chart:title svg:x="7.81cm" svg:y="5.696cm" chart:style-name="ch5">
              <text:p>Fragmentation Size /bytes</text:p>
            </chart:title>
            <chart:categories table:cell-range-address="'Graphs &amp; Analysis'.J9:'Graphs &amp; Analysis'.J26"/>
          </chart:axis>
          <chart:axis chart:dimension="y" chart:name="primary-y" chart:style-name="ch6">
            <chart:title svg:x="0.451cm" svg:y="3.355cm" chart:style-name="ch5">
              <text:p># of times occurred</text:p>
            </chart:title>
            <chart:grid chart:style-name="ch7" chart:class="major"/>
          </chart:axis>
          <chart:series chart:style-name="ch8" chart:values-cell-range-address="'Graphs &amp; Analysis'.K9:'Graphs &amp; Analysis'.K26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'Graphs &amp; Analysis'.J9:'Graphs &amp; Analysis'.J26</svg:desc>
                </draw:g>
              </table:table-cell>
              <table:table-cell office:value-type="float" office:value="1">
                <text:p>1</text:p>
                <draw:g>
                  <svg:desc>'Graphs &amp; Analysis'.K9:'Graphs &amp; Analysis'.K26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